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Verdana1" svg:font-family="Verdan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22cm"/>
    </style:style>
    <style:style style:name="co2" style:family="table-column">
      <style:table-column-properties fo:break-before="auto" style:column-width="1.79cm"/>
    </style:style>
    <style:style style:name="co3" style:family="table-column">
      <style:table-column-properties fo:break-before="auto" style:column-width="5.249cm"/>
    </style:style>
    <style:style style:name="co4" style:family="table-column">
      <style:table-column-properties fo:break-before="auto" style:column-width="3.217cm"/>
    </style:style>
    <style:style style:name="co5" style:family="table-column">
      <style:table-column-properties fo:break-before="auto" style:column-width="2.596cm"/>
    </style:style>
    <style:style style:name="co6" style:family="table-column">
      <style:table-column-properties fo:break-before="auto" style:column-width="8.269cm"/>
    </style:style>
    <style:style style:name="co7" style:family="table-column">
      <style:table-column-properties fo:break-before="auto" style:column-width="2.85cm"/>
    </style:style>
    <style:style style:name="co8" style:family="table-column">
      <style:table-column-properties fo:break-before="auto" style:column-width="2.589cm"/>
    </style:style>
    <style:style style:name="co9" style:family="table-column">
      <style:table-column-properties fo:break-before="auto" style:column-width="1.552cm"/>
    </style:style>
    <style:style style:name="co10" style:family="table-column">
      <style:table-column-properties fo:break-before="auto" style:column-width="9.003cm"/>
    </style:style>
    <style:style style:name="co11" style:family="table-column">
      <style:table-column-properties fo:break-before="auto" style:column-width="4.064cm"/>
    </style:style>
    <style:style style:name="co12" style:family="table-column">
      <style:table-column-properties fo:break-before="auto" style:column-width="1.863cm"/>
    </style:style>
    <style:style style:name="co13" style:family="table-column">
      <style:table-column-properties fo:break-before="auto" style:column-width="3.076cm"/>
    </style:style>
    <style:style style:name="co14" style:family="table-column">
      <style:table-column-properties fo:break-before="auto" style:column-width="3.246cm"/>
    </style:style>
    <style:style style:name="co15" style:family="table-column">
      <style:table-column-properties fo:break-before="auto" style:column-width="3.161cm"/>
    </style:style>
    <style:style style:name="co16" style:family="table-column">
      <style:table-column-properties fo:break-before="auto" style:column-width="8.975cm"/>
    </style:style>
    <style:style style:name="co17" style:family="table-column">
      <style:table-column-properties fo:break-before="auto" style:column-width="3.471cm"/>
    </style:style>
    <style:style style:name="co18" style:family="table-column">
      <style:table-column-properties fo:break-before="auto" style:column-width="2.625cm"/>
    </style:style>
    <style:style style:name="co19" style:family="table-column">
      <style:table-column-properties fo:break-before="auto" style:column-width="2.088cm"/>
    </style:style>
    <style:style style:name="ro1" style:family="table-row">
      <style:table-row-properties style:row-height="0.452cm" fo:break-before="auto" style:use-optimal-row-height="true"/>
    </style:style>
    <style:style style:name="ro2" style:family="table-row">
      <style:table-row-properties style:row-height="0.863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0.487cm" fo:break-before="auto" style:use-optimal-row-height="true"/>
    </style:style>
    <style:style style:name="ro6" style:family="table-row">
      <style:table-row-properties style:row-height="3.678cm" fo:break-before="auto" style:use-optimal-row-height="false"/>
    </style:style>
    <style:style style:name="ro7" style:family="table-row">
      <style:table-row-properties style:row-height="0.526cm" fo:break-before="auto" style:use-optimal-row-height="true"/>
    </style:style>
    <style:style style:name="ro8" style:family="table-row">
      <style:table-row-properties style:row-height="0.778cm" fo:break-before="auto" style:use-optimal-row-height="true"/>
    </style:style>
    <style:style style:name="ro9" style:family="table-row">
      <style:table-row-properties style:row-height="0.476cm" fo:break-before="auto" style:use-optimal-row-height="false"/>
    </style:style>
    <style:style style:name="ro10" style:family="table-row">
      <style:table-row-properties style:row-height="0.788cm" fo:break-before="auto" style:use-optimal-row-height="true"/>
    </style:style>
    <style:style style:name="ro11" style:family="table-row">
      <style:table-row-properties style:row-height="0.45cm" fo:break-before="auto" style:use-optimal-row-height="false"/>
    </style:style>
    <style:style style:name="ro12" style:family="table-row">
      <style:table-row-properties style:row-height="0.873cm" fo:break-before="auto" style:use-optimal-row-height="false"/>
    </style:style>
    <style:style style:name="ro13" style:family="table-row">
      <style:table-row-properties style:row-height="0.397cm" fo:break-before="auto" style:use-optimal-row-height="false"/>
    </style:style>
    <style:style style:name="ro14" style:family="table-row">
      <style:table-row-properties style:row-height="0.9cm" fo:break-before="auto" style:use-optimal-row-height="false"/>
    </style:style>
    <style:style style:name="ro15" style:family="table-row">
      <style:table-row-properties style:row-height="1.157cm" fo:break-before="auto" style:use-optimal-row-height="true"/>
    </style:style>
    <style:style style:name="ro16" style:family="table-row">
      <style:table-row-properties style:row-height="0.926cm" fo:break-before="auto" style:use-optimal-row-height="false"/>
    </style:style>
    <style:style style:name="ro17" style:family="table-row">
      <style:table-row-properties style:row-height="0.847cm" fo:break-before="auto" style:use-optimal-row-height="fals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style:style style:name="ta4" style:family="table" style:master-page-name="PageStyle_5f_Functionality_20_Rating">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ext-properties style:font-name="Verdana1" fo:font-size="11pt"/>
    </style:style>
    <style:style style:name="ce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Page_20_Summary_20_Headings" style:data-style-name="N0">
      <style:table-cell-properties style:cell-protect="protected" style:print-content="true" style:diagonal-bl-tr="none" style:diagonal-tl-br="none" fo:border="none"/>
    </style:style>
    <style:style style:name="ce9"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0"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 style:family="table-cell" style:parent-style-name="Default">
      <style:table-cell-properties fo:border="none"/>
    </style:style>
    <style:style style:name="ce12" style:family="table-cell" style:parent-style-name="Category_20_Summary_20_Headings" style:data-style-name="N0">
      <style:table-cell-properties style:cell-protect="protected" style:print-content="true" style:diagonal-bl-tr="none" style:diagonal-tl-br="none" fo:border="none"/>
    </style:style>
    <style:style style:name="ce13" style:family="table-cell" style:parent-style-name="Editable_20_Cell" style:data-style-name="N0">
      <style:table-cell-properties style:cell-protect="protected" style:print-content="true" style:diagonal-bl-tr="none" style:diagonal-tl-br="none" fo:border="none"/>
    </style:style>
    <style:style style:name="ce14" style:family="table-cell" style:parent-style-name="Total_20_Summary_20_Headings" style:data-style-name="N0">
      <style:table-cell-properties style:cell-protect="protected" style:print-content="true" style:diagonal-bl-tr="none" style:diagonal-tl-br="none" fo:border="none"/>
    </style:style>
    <style:style style:name="ce15"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Bitstream Vera Sans1"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style>
    <style:style style:name="ce16" style:family="table-cell" style:parent-style-name="Page_20_Summary_20_Content" style:data-style-name="N0">
      <style:table-cell-properties style:cell-protect="protected" style:print-content="true" style:diagonal-bl-tr="none" style:diagonal-tl-br="none" fo:border="none"/>
    </style:style>
    <style:style style:name="ce17" style:family="table-cell" style:parent-style-name="Editable_20_Cell" style:data-style-name="N140">
      <style:table-cell-properties style:cell-protect="protected" style:print-content="true" style:diagonal-bl-tr="none" style:diagonal-tl-br="none" fo:border="none"/>
    </style:style>
    <style:style style:name="ce18" style:family="table-cell" style:parent-style-name="Total_20_Summary_20_Values" style:data-style-name="N140">
      <style:table-cell-properties style:cell-protect="protected" style:print-content="true" style:diagonal-bl-tr="none" style:diagonal-tl-br="none" fo:border="none"/>
    </style:style>
    <style:style style:name="ce19" style:family="table-cell" style:parent-style-name="Default">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2"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3"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4"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6" style:family="table-cell" style:parent-style-name="Sub-Category_20_Test_20_Headings" style:data-style-name="N0">
      <style:table-cell-properties style:cell-protect="protected" style:print-content="true" style:diagonal-bl-tr="none" style:diagonal-tl-br="none" fo:border="none"/>
    </style:style>
    <style:style style:name="ce8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table-cell-properties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2"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37"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9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Default" style:data-style-name="N10123">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8"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 style:family="table-cell" style:parent-style-name="Default" style:data-style-name="N10123">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Editable_20_Cell" style:data-style-name="N140">
      <style:table-cell-properties style:cell-protect="protected" style:print-content="true" style:diagonal-bl-tr="none" style:diagonal-tl-br="non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Editable_20_Cell" style:data-style-name="N0">
      <style:table-cell-properties style:cell-protect="protected" style:print-content="true" style:diagonal-bl-tr="none" style:diagonal-tl-br="none" fo:border="none"/>
      <style:text-properties style:font-name="Arial1" style:font-name-asian="Bitstream Vera Sans1" style:font-name-complex="Tahoma"/>
    </style:style>
    <style:style style:name="ce49" style:family="table-cell" style:parent-style-name="Sub-Category_20_Summary_20_Headings" style:data-style-name="N0">
      <style:table-cell-properties style:cell-protect="protected" style:print-content="true" style:diagonal-bl-tr="none" style:diagonal-tl-br="none" fo:border="none"/>
    </style:style>
    <style:style style:name="ce50"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5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cm" style:writing-mode="page"/>
    </style:style>
    <style:style style:name="ce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4"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2" style:family="table-cell" style:parent-style-name="Category_20_Summary_20_Content" style:data-style-name="N0">
      <style:table-cell-properties style:cell-protect="protected" style:print-content="true" style:diagonal-bl-tr="none" style:diagonal-tl-br="none" fo:border="none"/>
    </style:style>
    <style:style style:name="ce5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5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0"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1"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62"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3"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4"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5"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6"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 style:family="table-cell" style:parent-style-name="Default" style:data-style-name="N141"/>
    <style:style style:name="ce68"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style>
    <style:style style:name="ce70"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2" style:family="table-cell" style:parent-style-name="Category_20_Summary_20_Content" style:data-style-name="N14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office:automatic-styles>
  <office:body>
    <office:spreadsheet>
      <table:calculation-settings table:case-sensitive="false" table:automatic-find-labels="false" table:use-regular-expressions="false"/>
      <table:table table:name="Title and License" table:style-name="ta1" table:print="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56" table:default-cell-style-name="Default"/>
        <table:table-row table:style-name="ro1" table:number-rows-repeated="2">
          <table:table-cell table:number-columns-repeated="64"/>
        </table:table-row>
        <table:table-row table:style-name="ro2">
          <table:table-cell table:style-name="ce1" office:value-type="string" calcext:value-type="string">
            <text:p>Business Readiness Rating™ Assessment Template</text:p>
          </table:table-cell>
          <table:table-cell table:number-columns-repeated="63"/>
        </table:table-row>
        <table:table-row table:style-name="ro3">
          <table:table-cell table:style-name="ce1"/>
          <table:table-cell table:number-columns-repeated="63"/>
        </table:table-row>
        <table:table-row table:style-name="ro1">
          <table:table-cell table:number-columns-repeated="64"/>
        </table:table-row>
        <table:table-row table:style-name="ro4">
          <table:table-cell table:style-name="ce5" office:value-type="string" calcext:value-type="string">
            <text:p>VERSION:</text:p>
          </table:table-cell>
          <table:table-cell table:style-name="ce3" office:value-type="string" calcext:value-type="string" table:number-columns-spanned="7" table:number-rows-spanned="1">
            <text:p>2005 RFC 1</text:p>
          </table:table-cell>
          <table:covered-table-cell table:number-columns-repeated="6" table:style-name="ce6"/>
          <table:table-cell table:number-columns-repeated="56"/>
        </table:table-row>
        <table:table-row table:style-name="ro1">
          <table:table-cell table:number-columns-repeated="64"/>
        </table:table-row>
        <table:table-row table:style-name="ro4">
          <table:table-cell table:style-name="ce5" office:value-type="string" calcext:value-type="string">
            <text:p>LICENSE:</text:p>
          </table:table-cell>
          <table:table-cell table:style-name="ce3" office:value-type="string" calcext:value-type="string" table:number-columns-spanned="7" table:number-rows-spanned="1">
            <text:p>Creative Commons Attribution-NonCommercial-ShareAlike 2.5 License </text:p>
          </table:table-cell>
          <table:covered-table-cell table:number-columns-repeated="6" table:style-name="ce6"/>
          <table:table-cell table:number-columns-repeated="56"/>
        </table:table-row>
        <table:table-row table:style-name="ro5">
          <table:table-cell/>
          <table:table-cell table:style-name="ce4" office:value-type="string" calcext:value-type="string">
            <text:p>http://creativecommons.org/licenses/by-nc-sa/2.5/</text:p>
          </table:table-cell>
          <table:table-cell table:number-columns-repeated="62"/>
        </table:table-row>
        <table:table-row table:style-name="ro1">
          <table:table-cell table:number-columns-repeated="64"/>
        </table:table-row>
        <table:table-row table:style-name="ro6">
          <table:table-cell table:style-name="ce5" office:value-type="string" calcext:value-type="string">
            <text:p>NOTE:</text:p>
          </table:table-cell>
          <table:table-cell table:style-name="ce3" office:value-type="string" calcext: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6"/>
          <table:table-cell table:number-columns-repeated="56"/>
        </table:table-row>
        <table:table-row table:style-name="ro1" table:number-rows-repeated="2">
          <table:table-cell table:number-columns-repeated="64"/>
        </table:table-row>
        <table:table-row table:style-name="ro5">
          <table:table-cell table:style-name="ce5" office:value-type="string" calcext:value-type="string" table:number-columns-spanned="1" table:number-rows-spanned="3">
            <text:p>NOTE:</text:p>
          </table:table-cell>
          <table:table-cell table:style-name="ce20" office:value-type="string" calcext:value-type="string" table:number-columns-spanned="7" table:number-rows-spanned="1">
            <text:p>This assessment was done by Kaffa Software Consulting</text:p>
          </table:table-cell>
          <table:covered-table-cell table:number-columns-repeated="5" table:style-name="ce20"/>
          <table:covered-table-cell/>
          <table:table-cell table:number-columns-repeated="56"/>
        </table:table-row>
        <table:table-row table:style-name="ro7">
          <table:covered-table-cell/>
          <table:table-cell table:style-name="ce20" office:value-type="string" calcext:value-type="string" table:number-columns-spanned="7" table:number-rows-spanned="1">
            <text:p><text:a xlink:href="http://www.kaffa.com.br/" xlink:type="simple">http://www.kaffa.com.br</text:a></text:p>
          </table:table-cell>
          <table:covered-table-cell table:number-columns-repeated="5" table:style-name="ce20"/>
          <table:covered-table-cell/>
          <table:table-cell table:number-columns-repeated="56"/>
        </table:table-row>
        <table:table-row table:style-name="ro5">
          <table:covered-table-cell/>
          <table:table-cell table:style-name="ce20" office:value-type="string" calcext:value-type="string" table:number-columns-spanned="7" table:number-rows-spanned="1">
            <text:p>Questions, comments and feedback are welcome: andre.rocha@kaffa.com.br</text:p>
          </table:table-cell>
          <table:covered-table-cell table:number-columns-repeated="5" table:style-name="ce20"/>
          <table:covered-table-cell/>
          <table:table-cell table:number-columns-repeated="56"/>
        </table:table-row>
      </table:table>
      <table:table table:name="Category Ranking" table:style-name="ta2" table:print="false">
        <table:table-column table:style-name="co4" table:default-cell-style-name="Default"/>
        <table:table-column table:style-name="co5" table:default-cell-style-name="ce13"/>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2" table:number-columns-repeated="58" table:default-cell-style-name="Default"/>
        <table:table-row table:style-name="ro1" table:number-rows-repeated="4">
          <table:table-cell/>
          <table:table-cell table:style-name="Default"/>
          <table:table-cell table:number-columns-repeated="62"/>
        </table:table-row>
        <table:table-row table:style-name="ro1">
          <table:table-cell/>
          <table:table-cell table:style-name="ce27" office:value-type="string" calcext:value-type="string" table:number-columns-spanned="3" table:number-rows-spanned="1">
            <text:p>Evaluated Technology</text:p>
          </table:table-cell>
          <table:covered-table-cell table:number-columns-repeated="2" table:style-name="ce27"/>
          <table:table-cell table:number-columns-repeated="60"/>
        </table:table-row>
        <table:table-row table:style-name="ro8">
          <table:table-cell/>
          <table:table-cell table:style-name="ce9" office:value-type="string" calcext:value-type="string" table:number-columns-spanned="3" table:number-rows-spanned="1">
            <text:p>Component Name: Struts</text:p>
          </table:table-cell>
          <table:covered-table-cell table:number-columns-repeated="2" table:style-name="ce16"/>
          <table:table-cell table:number-columns-repeated="60"/>
        </table:table-row>
        <table:table-row table:style-name="ro4">
          <table:table-cell table:style-name="ce7"/>
          <table:table-cell table:style-name="ce30" office:value-type="string" calcext:value-type="string" table:number-columns-spanned="3" table:number-rows-spanned="1">
            <text:p>Component type: Web Application Framework</text:p>
          </table:table-cell>
          <table:covered-table-cell table:number-columns-repeated="2" table:style-name="ce30"/>
          <table:table-cell table:number-columns-repeated="60"/>
        </table:table-row>
        <table:table-row table:style-name="ro4">
          <table:table-cell table:style-name="ce7"/>
          <table:table-cell table:style-name="ce30" office:value-type="string" calcext:value-type="string" table:number-columns-spanned="3" table:number-rows-spanned="1">
            <text:p>Usage Setting: Critical Mission</text:p>
          </table:table-cell>
          <table:covered-table-cell table:number-columns-repeated="2" table:style-name="ce30"/>
          <table:table-cell table:number-columns-repeated="60"/>
        </table:table-row>
        <table:table-row table:style-name="ro1">
          <table:table-cell/>
          <table:table-cell table:style-name="ce11" table:number-columns-spanned="3" table:number-rows-spanned="1"/>
          <table:covered-table-cell table:number-columns-repeated="2"/>
          <table:table-cell table:number-columns-repeated="60"/>
        </table:table-row>
        <table:table-row table:style-name="ro1">
          <table:table-cell/>
          <table:table-cell table:style-name="ce11" table:number-columns-spanned="3" table:number-rows-spanned="1"/>
          <table:covered-table-cell table:number-columns-repeated="2"/>
          <table:table-cell table:number-columns-repeated="60"/>
        </table:table-row>
        <table:table-row table:style-name="ro1">
          <table:table-cell/>
          <table:table-cell table:style-name="ce12" office:value-type="string" calcext:value-type="string">
            <text:p>Rank</text:p>
          </table:table-cell>
          <table:table-cell table:style-name="ce12" office:value-type="string" calcext:value-type="string">
            <text:p>Category</text:p>
          </table:table-cell>
          <table:table-cell table:style-name="ce12" office:value-type="string" calcext:value-type="string">
            <text:p>Weight</text:p>
          </table:table-cell>
          <table:table-cell table:number-columns-repeated="60"/>
        </table:table-row>
        <table:table-row table:style-name="ro1">
          <table:table-cell/>
          <table:table-cell office:value-type="float" office:value="1" calcext:value-type="float">
            <text:p>1</text:p>
          </table:table-cell>
          <table:table-cell office:value-type="string" calcext:value-type="string">
            <text:p>Functionality</text:p>
          </table:table-cell>
          <table:table-cell table:style-name="ce17" office:value-type="percentage" office:value="0.25" calcext:value-type="percentage">
            <text:p>25,00%</text:p>
          </table:table-cell>
          <table:table-cell/>
          <table:table-cell table:style-name="ce15"/>
          <table:table-cell table:number-columns-repeated="58"/>
        </table:table-row>
        <table:table-row table:style-name="ro1">
          <table:table-cell/>
          <table:table-cell office:value-type="float" office:value="2" calcext:value-type="float">
            <text:p>2</text:p>
          </table:table-cell>
          <table:table-cell office:value-type="string" calcext:value-type="string">
            <text:p>Quality</text:p>
          </table:table-cell>
          <table:table-cell table:style-name="ce17" office:value-type="percentage" office:value="0.2" calcext:value-type="percentage">
            <text:p>20,00%</text:p>
          </table:table-cell>
          <table:table-cell/>
          <table:table-cell table:style-name="ce15"/>
          <table:table-cell table:number-columns-repeated="58"/>
        </table:table-row>
        <table:table-row table:style-name="ro1">
          <table:table-cell/>
          <table:table-cell office:value-type="float" office:value="3" calcext:value-type="float">
            <text:p>3</text:p>
          </table:table-cell>
          <table:table-cell office:value-type="string" calcext:value-type="string">
            <text:p>Scalability</text:p>
          </table:table-cell>
          <table:table-cell table:style-name="ce17" office:value-type="percentage" office:value="0.1" calcext:value-type="percentage">
            <text:p>10,00%</text:p>
          </table:table-cell>
          <table:table-cell/>
          <table:table-cell table:style-name="ce15"/>
          <table:table-cell table:number-columns-repeated="58"/>
        </table:table-row>
        <table:table-row table:style-name="ro1">
          <table:table-cell/>
          <table:table-cell office:value-type="float" office:value="4" calcext:value-type="float">
            <text:p>4</text:p>
          </table:table-cell>
          <table:table-cell office:value-type="string" calcext:value-type="string">
            <text:p>Performance</text:p>
          </table:table-cell>
          <table:table-cell table:style-name="ce17" office:value-type="percentage" office:value="0.15" calcext:value-type="percentage">
            <text:p>15,00%</text:p>
          </table:table-cell>
          <table:table-cell/>
          <table:table-cell table:style-name="ce15"/>
          <table:table-cell table:number-columns-repeated="58"/>
        </table:table-row>
        <table:table-row table:style-name="ro1">
          <table:table-cell/>
          <table:table-cell office:value-type="float" office:value="5" calcext:value-type="float">
            <text:p>5</text:p>
          </table:table-cell>
          <table:table-cell office:value-type="string" calcext:value-type="string">
            <text:p>Usability</text:p>
          </table:table-cell>
          <table:table-cell table:style-name="ce17" office:value-type="percentage" office:value="0.1" calcext:value-type="percentage">
            <text:p>10,00%</text:p>
          </table:table-cell>
          <table:table-cell/>
          <table:table-cell table:style-name="ce15"/>
          <table:table-cell table:number-columns-repeated="58"/>
        </table:table-row>
        <table:table-row table:style-name="ro1">
          <table:table-cell/>
          <table:table-cell office:value-type="float" office:value="6" calcext:value-type="float">
            <text:p>6</text:p>
          </table:table-cell>
          <table:table-cell office:value-type="string" calcext:value-type="string">
            <text:p>Documentation</text:p>
          </table:table-cell>
          <table:table-cell table:style-name="ce17" office:value-type="percentage" office:value="0.1" calcext:value-type="percentage">
            <text:p>10,00%</text:p>
          </table:table-cell>
          <table:table-cell/>
          <table:table-cell table:style-name="ce15"/>
          <table:table-cell table:number-columns-repeated="58"/>
        </table:table-row>
        <table:table-row table:style-name="ro1">
          <table:table-cell/>
          <table:table-cell office:value-type="float" office:value="7" calcext:value-type="float">
            <text:p>7</text:p>
          </table:table-cell>
          <table:table-cell office:value-type="string" calcext:value-type="string">
            <text:p>Architecture</text:p>
          </table:table-cell>
          <table:table-cell table:style-name="ce17" office:value-type="percentage" office:value="0.1" calcext:value-type="percentage">
            <text:p>10,00%</text:p>
          </table:table-cell>
          <table:table-cell/>
          <table:table-cell table:style-name="ce15"/>
          <table:table-cell table:number-columns-repeated="58"/>
        </table:table-row>
        <table:table-row table:style-name="ro1">
          <table:table-cell/>
          <table:table-cell office:value-type="float" office:value="8" calcext:value-type="float">
            <text:p>8</text:p>
          </table:table-cell>
          <table:table-cell office:value-type="string" calcext:value-type="string">
            <text:p>Security</text:p>
          </table:table-cell>
          <table:table-cell table:style-name="ce17" office:value-type="percentage" office:value="0" calcext:value-type="percentage">
            <text:p>0,00%</text:p>
          </table:table-cell>
          <table:table-cell/>
          <table:table-cell table:style-name="ce15"/>
          <table:table-cell table:number-columns-repeated="58"/>
        </table:table-row>
        <table:table-row table:style-name="ro1">
          <table:table-cell/>
          <table:table-cell office:value-type="float" office:value="9" calcext:value-type="float">
            <text:p>9</text:p>
          </table:table-cell>
          <table:table-cell office:value-type="string" calcext:value-type="string">
            <text:p>Support</text:p>
          </table:table-cell>
          <table:table-cell table:style-name="ce17" office:value-type="percentage" office:value="0" calcext:value-type="percentage">
            <text:p>0,00%</text:p>
          </table:table-cell>
          <table:table-cell/>
          <table:table-cell table:style-name="ce15"/>
          <table:table-cell table:number-columns-repeated="58"/>
        </table:table-row>
        <table:table-row table:style-name="ro1">
          <table:table-cell/>
          <table:table-cell office:value-type="float" office:value="10" calcext:value-type="float">
            <text:p>10</text:p>
          </table:table-cell>
          <table:table-cell office:value-type="string" calcext:value-type="string">
            <text:p>Adoption</text:p>
          </table:table-cell>
          <table:table-cell table:style-name="ce17" office:value-type="percentage" office:value="0" calcext:value-type="percentage">
            <text:p>0,00%</text:p>
          </table:table-cell>
          <table:table-cell/>
          <table:table-cell table:style-name="ce15"/>
          <table:table-cell table:number-columns-repeated="58"/>
        </table:table-row>
        <table:table-row table:style-name="ro1">
          <table:table-cell/>
          <table:table-cell office:value-type="float" office:value="11" calcext:value-type="float">
            <text:p>11</text:p>
          </table:table-cell>
          <table:table-cell office:value-type="string" calcext:value-type="string">
            <text:p>Community</text:p>
          </table:table-cell>
          <table:table-cell table:style-name="ce17" office:value-type="percentage" office:value="0" calcext:value-type="percentage">
            <text:p>0,00%</text:p>
          </table:table-cell>
          <table:table-cell/>
          <table:table-cell table:style-name="ce15"/>
          <table:table-cell table:number-columns-repeated="58"/>
        </table:table-row>
        <table:table-row table:style-name="ro1">
          <table:table-cell/>
          <table:table-cell office:value-type="float" office:value="12" calcext:value-type="float">
            <text:p>12</text:p>
          </table:table-cell>
          <table:table-cell office:value-type="string" calcext:value-type="string">
            <text:p>Professionalism</text:p>
          </table:table-cell>
          <table:table-cell table:style-name="ce17" office:value-type="percentage" office:value="0" calcext:value-type="percentage">
            <text:p>0,00%</text:p>
          </table:table-cell>
          <table:table-cell/>
          <table:table-cell table:style-name="ce15"/>
          <table:table-cell table:number-columns-repeated="58"/>
        </table:table-row>
        <table:table-row table:style-name="ro1">
          <table:table-cell/>
          <table:table-cell table:style-name="ce11" table:number-columns-spanned="3" table:number-rows-spanned="1"/>
          <table:covered-table-cell table:number-columns-repeated="2"/>
          <table:table-cell table:number-columns-repeated="60"/>
        </table:table-row>
        <table:table-row table:style-name="ro1">
          <table:table-cell/>
          <table:table-cell table:style-name="ce14" table:number-columns-repeated="2"/>
          <table:table-cell table:style-name="ce14" office:value-type="string" calcext:value-type="string">
            <text:p>Total Weight</text:p>
          </table:table-cell>
          <table:table-cell table:number-columns-repeated="60"/>
        </table:table-row>
        <table:table-row table:style-name="ro1">
          <table:table-cell/>
          <table:table-cell table:style-name="Default"/>
          <table:table-cell/>
          <table:table-cell table:style-name="ce18" table:formula="of:=SUM([.D12:.D22])" office:value-type="percentage" office:value="1" calcext:value-type="percentage">
            <text:p>100,00%</text:p>
          </table:table-cell>
          <table:table-cell table:number-columns-repeated="60"/>
        </table:table-row>
        <table:table-row table:style-name="ro1">
          <table:table-cell/>
          <table:table-cell table:style-name="Default"/>
          <table:table-cell table:number-columns-repeated="62"/>
        </table:table-row>
        <table:table-row table:style-name="ro1" table:number-rows-repeated="11">
          <table:table-cell/>
          <table:table-cell table:style-name="ce15"/>
          <table:table-cell table:number-columns-repeated="62"/>
        </table:table-row>
        <table:table-row table:style-name="ro1">
          <table:table-cell/>
          <table:table-cell table:style-name="ce15"/>
          <table:table-cell table:number-columns-repeated="62"/>
        </table:table-row>
      </table:table>
      <table:table table:name="Category Rating and Metrics" table:style-name="ta3" table:print-ranges="'Category Rating and Metrics'.A1:'Category Rating and Metrics'.G414">
        <table:table-column table:style-name="co9" table:default-cell-style-name="ce19"/>
        <table:table-column table:style-name="co10" table:default-cell-style-name="ce94"/>
        <table:table-column table:style-name="co11" table:default-cell-style-name="ce94"/>
        <table:table-column table:style-name="co12" table:default-cell-style-name="ce94"/>
        <table:table-column table:style-name="co13" table:default-cell-style-name="ce34"/>
        <table:table-column table:style-name="co14" table:default-cell-style-name="ce34"/>
        <table:table-column table:style-name="co7" table:default-cell-style-name="ce19"/>
        <table:table-column table:style-name="co2" table:number-columns-repeated="57" table:default-cell-style-name="Default"/>
        <table:table-row table:style-name="ro9">
          <table:table-cell/>
          <table:table-cell table:style-name="ce19" table:number-columns-repeated="5"/>
          <table:table-cell table:number-columns-repeated="58"/>
        </table:table-row>
        <table:table-row table:style-name="ro1">
          <table:table-cell/>
          <table:table-cell table:style-name="ce19" table:number-columns-repeated="5"/>
          <table:table-cell table:number-columns-repeated="58"/>
        </table:table-row>
        <table:table-row table:style-name="ro1">
          <table:table-cell table:style-name="ce76" office:value-type="string" calcext:value-type="string" table:number-columns-spanned="6" table:number-rows-spanned="1">
            <text:p>Evaluated Technology And Functional Orientation</text:p>
          </table:table-cell>
          <table:covered-table-cell table:number-columns-repeated="5" table:style-name="ce76"/>
          <table:table-cell table:style-name="ce54" office:value-type="string" calcext:value-type="string">
            <text:p>BRR</text:p>
          </table:table-cell>
          <table:table-cell table:number-columns-repeated="57"/>
        </table:table-row>
        <table:table-row table:style-name="ro8">
          <table:table-cell table:style-name="ce77" office:value-type="string" calcext:value-type="string" table:number-columns-spanned="6" table:number-rows-spanned="1">
            <text:p>Struts</text:p>
          </table:table-cell>
          <table:covered-table-cell table:number-columns-repeated="5" table:style-name="ce77"/>
          <table:table-cell table:style-name="ce55" table:formula="of:=SUM([.G9:.G389])" office:value-type="float" office:value="3.67" calcext:value-type="float">
            <text:p>3,67</text:p>
          </table:table-cell>
          <table:table-cell table:number-columns-repeated="57"/>
        </table:table-row>
        <table:table-row table:style-name="ro1">
          <table:table-cell table:style-name="ce30" office:value-type="string" calcext:value-type="string" table:number-columns-spanned="3" table:number-rows-spanned="1">
            <text:p>Component type: Web Application Framework</text:p>
          </table:table-cell>
          <table:covered-table-cell table:number-columns-repeated="2" table:style-name="ce30"/>
          <table:table-cell table:style-name="ce30" table:number-columns-repeated="3"/>
          <table:table-cell table:number-columns-repeated="58"/>
        </table:table-row>
        <table:table-row table:style-name="ro1">
          <table:table-cell table:style-name="ce30" office:value-type="string" calcext:value-type="string" table:number-columns-spanned="3" table:number-rows-spanned="1">
            <text:p>Usage Setting: Critical Mission</text:p>
          </table:table-cell>
          <table:covered-table-cell table:number-columns-repeated="2" table:style-name="ce30"/>
          <table:table-cell table:style-name="ce30" table:number-columns-repeated="3"/>
          <table:table-cell table:number-columns-repeated="58"/>
        </table:table-row>
        <table:table-row table:style-name="ro4">
          <table:table-cell table:style-name="ce22" table:number-columns-repeated="6"/>
          <table:table-cell table:number-columns-repeated="58"/>
        </table:table-row>
        <table:table-row-group>
          <table:table-row table:style-name="ro1">
            <table:table-cell table:style-name="ce23" office:value-type="string" calcext:value-type="string">
              <text:p>Rank</text:p>
            </table:table-cell>
            <table:table-cell table:style-name="ce82" office:value-type="string" calcext:value-type="string" table:number-columns-spanned="3" table:number-rows-spanned="1">
              <text:p>Category Title</text:p>
            </table:table-cell>
            <table:covered-table-cell table:number-columns-repeated="2" table:style-name="ce82"/>
            <table:table-cell table:style-name="ce23" office:value-type="string" calcext:value-type="string">
              <text:p>Weight</text:p>
            </table:table-cell>
            <table:table-cell table:style-name="ce23" office:value-type="string" calcext:value-type="string">
              <text:p>Unweighted Rating</text:p>
            </table:table-cell>
            <table:table-cell table:style-name="ce54" office:value-type="string" calcext:value-type="string">
              <text:p>Weighted Rating</text:p>
            </table:table-cell>
            <table:table-cell table:number-columns-repeated="57"/>
          </table:table-row>
          <table:table-row table:style-name="ro1">
            <table:table-cell table:style-name="ce24" office:value-type="float" office:value="1" calcext:value-type="float">
              <text:p>1</text:p>
            </table:table-cell>
            <table:table-cell table:style-name="ce83" office:value-type="string" calcext:value-type="string" table:number-columns-spanned="3" table:number-rows-spanned="1">
              <text:p>Functionality</text:p>
            </table:table-cell>
            <table:covered-table-cell table:number-columns-repeated="2" table:style-name="ce83"/>
            <table:table-cell table:style-name="ce17" office:value-type="percentage" office:value="0.25" calcext:value-type="percentage">
              <text:p>25,00%</text:p>
            </table:table-cell>
            <table:table-cell table:style-name="ce24" table:formula="of:=[$'Functionality Rating'.E13]" office:value-type="float" office:value="3" calcext:value-type="float">
              <text:p>3</text:p>
            </table:table-cell>
            <table:table-cell table:style-name="ce24" table:formula="of:=[.F9]*[.E9]" office:value-type="float" office:value="0.75" calcext:value-type="float">
              <text:p>0,75</text:p>
            </table:table-cell>
            <table:table-cell table:number-columns-repeated="57"/>
          </table:table-row>
        </table:table-row-group>
        <table:table-row table:style-name="ro4">
          <table:table-cell table:style-name="ce22" table:number-columns-repeated="6"/>
          <table:table-cell table:number-columns-repeated="58"/>
        </table:table-row>
        <table:table-row-group>
          <table:table-row table:style-name="ro1">
            <table:table-cell table:style-name="ce23" office:value-type="string" calcext:value-type="string">
              <text:p>Rank</text:p>
            </table:table-cell>
            <table:table-cell table:style-name="ce82" office:value-type="string" calcext:value-type="string" table:number-columns-spanned="3" table:number-rows-spanned="1">
              <text:p>Category Title</text:p>
            </table:table-cell>
            <table:covered-table-cell table:number-columns-repeated="2" table:style-name="ce82"/>
            <table:table-cell table:style-name="ce23" office:value-type="string" calcext:value-type="string">
              <text:p>Weight</text:p>
            </table:table-cell>
            <table:table-cell table:style-name="ce23" office:value-type="string" calcext:value-type="string">
              <text:p>Unweighted Rating</text:p>
            </table:table-cell>
            <table:table-cell table:style-name="ce54" office:value-type="string" calcext:value-type="string">
              <text:p>Weighted Rating</text:p>
            </table:table-cell>
            <table:table-cell table:number-columns-repeated="57"/>
          </table:table-row>
          <table:table-row table:style-name="ro1">
            <table:table-cell table:style-name="ce24" office:value-type="float" office:value="4" calcext:value-type="float">
              <text:p>4</text:p>
            </table:table-cell>
            <table:table-cell table:style-name="ce83" office:value-type="string" calcext:value-type="string" table:number-columns-spanned="3" table:number-rows-spanned="1">
              <text:p>Usability</text:p>
            </table:table-cell>
            <table:covered-table-cell table:number-columns-repeated="2" table:style-name="ce83"/>
            <table:table-cell table:style-name="ce17" office:value-type="percentage" office:value="0.15" calcext:value-type="percentage">
              <text:p>15,00%</text:p>
            </table:table-cell>
            <table:table-cell table:style-name="ce24" table:formula="of:=SUM([.F15:.F52])" office:value-type="float" office:value="4" calcext:value-type="float">
              <text:p>4</text:p>
            </table:table-cell>
            <table:table-cell table:style-name="ce24" table:formula="of:=[.F12]*[.E12]" office:value-type="float" office:value="0.6" calcext:value-type="float">
              <text:p>0,6</text:p>
            </table:table-cell>
            <table:table-cell table:number-columns-repeated="57"/>
          </table:table-row>
          <table:table-row-group table:display="false">
            <table:table-row table:style-name="ro1" table:visibility="collapse">
              <table:table-cell table:style-name="ce25"/>
              <table:table-cell table:style-name="ce84" table:number-columns-spanned="5" table:number-rows-spanned="1"/>
              <table:covered-table-cell table:number-columns-repeated="4" table:style-name="ce95"/>
              <table:table-cell table:number-columns-repeated="58"/>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 table:visibility="collapse">
              <table:table-cell/>
              <table:table-cell table:style-name="ce25" office:value-type="string" calcext:value-type="string">
                <text:p>Learning curve</text:p>
              </table:table-cell>
              <table:table-cell table:style-name="ce13" office:value-type="string" calcext:value-type="string">
                <text:p>1 week – 1 month</text:p>
              </table:table-cell>
              <table:table-cell table:style-name="ce47" office:value-type="percentage" office:value="0.5" calcext:value-type="percentage">
                <text:p>50,00%</text:p>
              </table:table-cell>
              <table:table-cell table:style-name="ce50" office:value-type="float" office:value="4" calcext:value-type="float">
                <text:p>4</text:p>
              </table:table-cell>
              <table:table-cell table:style-name="ce19" table:formula="of:=[.D15]*[.E15]" office:value-type="float" office:value="2" calcext:value-type="float">
                <text:p>2</text:p>
              </table:table-cell>
              <table:table-cell table:number-columns-repeated="58"/>
            </table:table-row>
            <table:table-row-group table:display="false">
              <table:table-row table:style-name="ro1" table:visibility="collapse">
                <table:table-cell/>
                <table:table-cell table:style-name="ce25" table:number-columns-repeated="5"/>
                <table:table-cell table:number-columns-repeated="58"/>
              </table:table-row>
              <table:table-row table:style-name="ro1" table:visibility="collapse">
                <table:table-cell/>
                <table:table-cell table:style-name="ce86" office:value-type="string" calcext:value-type="string" table:number-columns-spanned="4" table:number-rows-spanned="1">
                  <text:p>Test Description</text:p>
                </table:table-cell>
                <table:covered-table-cell table:number-columns-repeated="3" table:style-name="ce86"/>
                <table:table-cell table:style-name="Default"/>
                <table:table-cell table:number-columns-repeated="58"/>
              </table:table-row>
              <table:table-row table:style-name="ro1" table:visibility="collapse">
                <table:table-cell/>
                <table:table-cell table:style-name="ce87" office:value-type="string" calcext:value-type="string" table:number-columns-spanned="4" table:number-rows-spanned="1">
                  <text:p>This measures how many time is needed to an experienced J2EE developer learn how to use the framework</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11"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51" office:value-type="string" calcext:value-type="string">
                  <text:p>Score</text:p>
                </table:table-cell>
                <table:table-cell table:style-name="Default"/>
                <table:table-cell table:number-columns-repeated="58"/>
              </table:table-row>
              <table:table-row table:style-name="ro1" table:visibility="collapse">
                <table:table-cell/>
                <table:table-cell table:style-name="ce32" office:value-type="string" calcext:value-type="string" table:number-columns-spanned="3" table:number-rows-spanned="1">
                  <text:p>&lt; 1 week</text:p>
                </table:table-cell>
                <table:covered-table-cell table:number-columns-repeated="2" table:style-name="ce32"/>
                <table:table-cell office:value-type="float" office:value="5" calcext:value-type="float">
                  <text:p>5</text:p>
                </table:table-cell>
                <table:table-cell table:number-columns-repeated="59"/>
              </table:table-row>
              <table:table-row table:style-name="ro1" table:visibility="collapse">
                <table:table-cell/>
                <table:table-cell table:style-name="ce32" office:value-type="string" calcext:value-type="string" table:number-columns-spanned="3" table:number-rows-spanned="1">
                  <text:p>1 week – 1 month</text:p>
                </table:table-cell>
                <table:covered-table-cell table:number-columns-repeated="2" table:style-name="ce32"/>
                <table:table-cell office:value-type="float" office:value="4" calcext:value-type="float">
                  <text:p>4</text:p>
                </table:table-cell>
                <table:table-cell table:number-columns-repeated="59"/>
              </table:table-row>
              <table:table-row table:style-name="ro1" table:visibility="collapse">
                <table:table-cell/>
                <table:table-cell table:style-name="ce33" office:value-type="string" calcext:value-type="string" table:number-columns-spanned="3" table:number-rows-spanned="1">
                  <text:p>1 – 2 months</text:p>
                </table:table-cell>
                <table:covered-table-cell table:number-columns-repeated="2" table:style-name="ce33"/>
                <table:table-cell office:value-type="float" office:value="3" calcext:value-type="float">
                  <text:p>3</text:p>
                </table:table-cell>
                <table:table-cell table:number-columns-repeated="59"/>
              </table:table-row>
              <table:table-row table:style-name="ro1" table:visibility="collapse">
                <table:table-cell/>
                <table:table-cell table:style-name="ce33" office:value-type="string" calcext:value-type="string" table:number-columns-spanned="3" table:number-rows-spanned="1">
                  <text:p>3 – 4 months</text:p>
                </table:table-cell>
                <table:covered-table-cell table:number-columns-repeated="2" table:style-name="ce33"/>
                <table:table-cell office:value-type="float" office:value="2" calcext:value-type="float">
                  <text:p>2</text:p>
                </table:table-cell>
                <table:table-cell table:number-columns-repeated="59"/>
              </table:table-row>
              <table:table-row table:style-name="ro1" table:visibility="collapse">
                <table:table-cell/>
                <table:table-cell table:style-name="ce33" office:value-type="string" calcext:value-type="string" table:number-columns-spanned="3" table:number-rows-spanned="1">
                  <text:p>&gt; 4 months</text:p>
                </table:table-cell>
                <table:covered-table-cell table:number-columns-repeated="2" table:style-name="ce33"/>
                <table:table-cell office:value-type="float" office:value="1" calcext:value-type="float">
                  <text:p>1</text:p>
                </table:table-cell>
                <table:table-cell table:number-columns-repeated="59"/>
              </table:table-row>
            </table:table-row-group>
            <table:table-row table:style-name="ro1" table:visibility="collapse">
              <table:table-cell table:style-name="ce25"/>
              <table:table-cell table:style-name="ce84" table:number-columns-spanned="4" table:number-rows-spanned="1"/>
              <table:covered-table-cell table:number-columns-repeated="3" table:style-name="ce95"/>
              <table:table-cell table:style-name="ce25"/>
              <table:table-cell table:number-columns-repeated="58"/>
            </table:table-row>
            <table:table-row table:style-name="ro1" table:visibility="collapse">
              <table:table-cell table:style-name="ce25"/>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0" table:visibility="collapse">
              <table:table-cell table:style-name="ce25"/>
              <table:table-cell table:style-name="ce34" office:value-type="string" calcext:value-type="string">
                <text:p>Time for setup pre-requisites for installing open source software</text:p>
              </table:table-cell>
              <table:table-cell table:style-name="ce13" office:value-type="string" calcext:value-type="string">
                <text:p>10 – 30 minutes</text:p>
              </table:table-cell>
              <table:table-cell table:style-name="ce47" office:value-type="percentage" office:value="0.25" calcext:value-type="percentage">
                <text:p>25,00%</text:p>
              </table:table-cell>
              <table:table-cell table:style-name="ce50" office:value-type="float" office:value="3" calcext:value-type="float">
                <text:p>3</text:p>
              </table:table-cell>
              <table:table-cell table:style-name="ce19" table:formula="of:=[.D28]*[.E28]" office:value-type="float" office:value="0.75" calcext:value-type="float">
                <text:p>0,75</text:p>
              </table:table-cell>
              <table:table-cell table:number-columns-repeated="58"/>
            </table:table-row>
            <table:table-row-group table:display="false">
              <table:table-row table:style-name="ro1" table:visibility="collapse">
                <table:table-cell table:style-name="ce25"/>
                <table:table-cell table:style-name="ce35" table:number-columns-spanned="5" table:number-rows-spanned="1"/>
                <table:covered-table-cell table:number-columns-repeated="4" table:style-name="ce19"/>
                <table:table-cell table:number-columns-repeated="58"/>
              </table:table-row>
              <table:table-row table:style-name="ro1" table:visibility="collapse">
                <table:table-cell table:style-name="ce25"/>
                <table:table-cell table:style-name="ce92" office:value-type="string" calcext:value-type="string" table:number-columns-spanned="4" table:number-rows-spanned="1">
                  <text:p>Test Description</text:p>
                </table:table-cell>
                <table:covered-table-cell table:number-columns-repeated="3" table:style-name="ce92"/>
                <table:table-cell table:style-name="Default"/>
                <table:table-cell table:number-columns-repeated="58"/>
              </table:table-row>
              <table:table-row table:style-name="ro11" table:visibility="collapse">
                <table:table-cell table:style-name="ce25"/>
                <table:table-cell table:style-name="ce87" office:value-type="string" calcext:value-type="string" table:number-columns-spanned="4" table:number-rows-spanned="1">
                  <text:p>The time/effort needed to set up a system, with all pre-requisites satisfied. <text:s/>This does not include OS.</text:p>
                </table:table-cell>
                <table:covered-table-cell table:number-columns-repeated="3" table:style-name="ce87"/>
                <table:table-cell table:style-name="ce101"/>
                <table:table-cell table:number-columns-repeated="58"/>
              </table:table-row>
              <table:table-row table:style-name="ro1" table:visibility="collapse">
                <table:table-cell table:style-name="ce25"/>
                <table:table-cell table:style-name="ce37" table:number-columns-spanned="4" table:number-rows-spanned="1"/>
                <table:covered-table-cell table:number-columns-repeated="3" table:style-name="ce46"/>
                <table:table-cell table:number-columns-repeated="59"/>
              </table:table-row>
              <table:table-row table:style-name="ro1" table:visibility="collapse">
                <table:table-cell table:style-name="ce25"/>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92" office:value-type="string" calcext:value-type="string">
                  <text:p>Score</text:p>
                </table:table-cell>
                <table:table-cell table:style-name="Default"/>
                <table:table-cell table:number-columns-repeated="58"/>
              </table:table-row>
              <table:table-row table:style-name="ro1" table:visibility="collapse">
                <table:table-cell table:style-name="ce25"/>
                <table:table-cell office:value-type="string" calcext:value-type="string" table:number-columns-spanned="3" table:number-rows-spanned="1">
                  <text:p>&lt; 10 minutes</text:p>
                </table:table-cell>
                <table:covered-table-cell table:number-columns-repeated="2"/>
                <table:table-cell table:style-name="ce52" office:value-type="float" office:value="5" calcext:value-type="float">
                  <text:p>5</text:p>
                </table:table-cell>
                <table:table-cell table:style-name="ce53"/>
                <table:table-cell table:number-columns-repeated="58"/>
              </table:table-row>
              <table:table-row table:style-name="ro1" table:visibility="collapse">
                <table:table-cell table:style-name="ce25"/>
                <table:table-cell office:value-type="string" calcext:value-type="string" table:number-columns-spanned="3" table:number-rows-spanned="1">
                  <text:p>10 - 30 <text:s/>minutes</text:p>
                </table:table-cell>
                <table:covered-table-cell table:number-columns-repeated="2"/>
                <table:table-cell table:style-name="ce52" office:value-type="float" office:value="4" calcext:value-type="float">
                  <text:p>4</text:p>
                </table:table-cell>
                <table:table-cell table:style-name="ce53"/>
                <table:table-cell table:number-columns-repeated="58"/>
              </table:table-row>
              <table:table-row table:style-name="ro1" table:visibility="collapse">
                <table:table-cell table:style-name="ce25"/>
                <table:table-cell office:value-type="string" calcext:value-type="string" table:number-columns-spanned="3" table:number-rows-spanned="1">
                  <text:p>30 min - 1 <text:s/>hour</text:p>
                </table:table-cell>
                <table:covered-table-cell table:number-columns-repeated="2"/>
                <table:table-cell table:style-name="ce52" office:value-type="float" office:value="3" calcext:value-type="float">
                  <text:p>3</text:p>
                </table:table-cell>
                <table:table-cell table:style-name="ce53"/>
                <table:table-cell table:number-columns-repeated="58"/>
              </table:table-row>
              <table:table-row table:style-name="ro1" table:visibility="collapse">
                <table:table-cell table:style-name="ce25"/>
                <table:table-cell office:value-type="string" calcext:value-type="string" table:number-columns-spanned="3" table:number-rows-spanned="1">
                  <text:p>1 - 4 hours</text:p>
                </table:table-cell>
                <table:covered-table-cell table:number-columns-repeated="2"/>
                <table:table-cell table:style-name="ce52" office:value-type="float" office:value="2" calcext:value-type="float">
                  <text:p>2</text:p>
                </table:table-cell>
                <table:table-cell table:style-name="ce53"/>
                <table:table-cell table:number-columns-repeated="58"/>
              </table:table-row>
              <table:table-row table:style-name="ro1" table:visibility="collapse">
                <table:table-cell table:style-name="ce25"/>
                <table:table-cell office:value-type="string" calcext:value-type="string" table:number-columns-spanned="3" table:number-rows-spanned="1">
                  <text:p>&gt; 4 hours</text:p>
                </table:table-cell>
                <table:covered-table-cell table:number-columns-repeated="2"/>
                <table:table-cell table:style-name="ce52" office:value-type="float" office:value="1" calcext:value-type="float">
                  <text:p>1</text:p>
                </table:table-cell>
                <table:table-cell table:style-name="ce53"/>
                <table:table-cell table:number-columns-repeated="58"/>
              </table:table-row>
            </table:table-row-group>
            <table:table-row table:style-name="ro1" table:visibility="collapse">
              <table:table-cell table:style-name="ce25"/>
              <table:table-cell table:style-name="ce95" table:number-columns-repeated="4"/>
              <table:table-cell table:style-name="ce25"/>
              <table:table-cell table:number-columns-repeated="58"/>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 table:visibility="collapse">
              <table:table-cell/>
              <table:table-cell table:style-name="ce34" office:value-type="string" calcext:value-type="string">
                <text:p>Time for vanilla installation/configuration</text:p>
              </table:table-cell>
              <table:table-cell table:style-name="ce13" office:value-type="string" calcext:value-type="string">
                <text:p>&lt; 10 minutes</text:p>
              </table:table-cell>
              <table:table-cell table:style-name="ce47" office:value-type="percentage" office:value="0.25" calcext:value-type="percentage">
                <text:p>25,00%</text:p>
              </table:table-cell>
              <table:table-cell table:style-name="ce50" office:value-type="float" office:value="5" calcext:value-type="float">
                <text:p>5</text:p>
              </table:table-cell>
              <table:table-cell table:style-name="ce19" table:formula="of:=[.D41]*[.E41]" office:value-type="float" office:value="1.25" calcext:value-type="float">
                <text:p>1,25</text:p>
              </table:table-cell>
              <table:table-cell table:number-columns-repeated="58"/>
            </table:table-row>
            <table:table-row-group table:display="false">
              <table:table-row table:style-name="ro1" table:visibility="collapse">
                <table:table-cell/>
                <table:table-cell table:style-name="ce35" table:number-columns-spanned="5" table:number-rows-spanned="1"/>
                <table:covered-table-cell table:number-columns-repeated="4" table:style-name="ce19"/>
                <table:table-cell table:number-columns-repeated="58"/>
              </table:table-row>
              <table:table-row table:style-name="ro1" table:visibility="collapse">
                <table:table-cell/>
                <table:table-cell table:style-name="ce92" office:value-type="string" calcext:value-type="string" table:number-columns-spanned="4" table:number-rows-spanned="1">
                  <text:p>Test Description</text:p>
                </table:table-cell>
                <table:covered-table-cell table:number-columns-repeated="3" table:style-name="ce92"/>
                <table:table-cell table:style-name="Default"/>
                <table:table-cell table:number-columns-repeated="58"/>
              </table:table-row>
              <table:table-row table:style-name="ro12" table:visibility="collapse">
                <table:table-cell/>
                <table:table-cell table:style-name="ce87" office:value-type="string" calcext:value-type="string" table:number-columns-spanned="4" table:number-rows-spanned="1">
                  <text:p>Time it takes to get instant gratification, shows whether project is thinking about getting users up and running quickly as possible. </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37" table:number-columns-spanned="4" table:number-rows-spanned="1"/>
                <table:covered-table-cell table:number-columns-repeated="3" table:style-name="ce46"/>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92"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lt; 10 minutes</text:p>
                </table:table-cell>
                <table:covered-table-cell table:number-columns-repeated="2"/>
                <table:table-cell table:style-name="ce52" office:value-type="float" office:value="5" calcext:value-type="float">
                  <text:p>5</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10 - 30 <text:s/>minutes</text:p>
                </table:table-cell>
                <table:covered-table-cell table:number-columns-repeated="2"/>
                <table:table-cell table:style-name="ce52" office:value-type="float" office:value="4" calcext:value-type="float">
                  <text:p>4</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30 min - 1 <text:s/>hour</text:p>
                </table:table-cell>
                <table:covered-table-cell table:number-columns-repeated="2"/>
                <table:table-cell table:style-name="ce52" office:value-type="float" office:value="3" calcext:value-type="float">
                  <text:p>3</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1 - 4 hours</text:p>
                </table:table-cell>
                <table:covered-table-cell table:number-columns-repeated="2"/>
                <table:table-cell table:style-name="ce52" office:value-type="float" office:value="2" calcext:value-type="float">
                  <text:p>2</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gt; 4 hours</text:p>
                </table:table-cell>
                <table:covered-table-cell table:number-columns-repeated="2"/>
                <table:table-cell table:style-name="ce52" office:value-type="float" office:value="1" calcext:value-type="float">
                  <text:p>1</text:p>
                </table:table-cell>
                <table:table-cell table:style-name="ce53"/>
                <table:table-cell table:style-name="Default"/>
                <table:table-cell table:number-columns-repeated="57"/>
              </table:table-row>
            </table:table-row-group>
            <table:table-row table:style-name="ro1" table:visibility="collapse">
              <table:table-cell table:style-name="Default"/>
              <table:table-cell table:style-name="Default" office:value-type="string" calcext:value-type="string">
                <text:p><text:s text:c="2"/></text:p>
              </table:table-cell>
              <table:table-cell table:style-name="Default" table:number-columns-repeated="5"/>
              <table:table-cell table:number-columns-repeated="57"/>
            </table:table-row>
          </table:table-row-group>
        </table:table-row-group>
        <table:table-row table:style-name="ro13">
          <table:table-cell table:style-name="Default" table:number-columns-repeated="7"/>
          <table:table-cell table:number-columns-repeated="57"/>
        </table:table-row>
        <table:table-row-group>
          <table:table-row table:style-name="ro1">
            <table:table-cell table:style-name="ce23" office:value-type="string" calcext:value-type="string">
              <text:p>Rank</text:p>
            </table:table-cell>
            <table:table-cell table:style-name="ce82" office:value-type="string" calcext:value-type="string" table:number-columns-spanned="3" table:number-rows-spanned="1">
              <text:p>Category Title</text:p>
            </table:table-cell>
            <table:covered-table-cell table:number-columns-repeated="2" table:style-name="ce82"/>
            <table:table-cell table:style-name="ce23" office:value-type="string" calcext:value-type="string">
              <text:p>Weight</text:p>
            </table:table-cell>
            <table:table-cell table:style-name="ce23" office:value-type="string" calcext:value-type="string">
              <text:p>Unweighted Rating</text:p>
            </table:table-cell>
            <table:table-cell table:style-name="ce54" office:value-type="string" calcext:value-type="string">
              <text:p>Weighted Rating</text:p>
            </table:table-cell>
            <table:table-cell table:number-columns-repeated="57"/>
          </table:table-row>
          <table:table-row table:style-name="ro1">
            <table:table-cell table:style-name="ce24" office:value-type="float" office:value="2" calcext:value-type="float">
              <text:p>2</text:p>
            </table:table-cell>
            <table:table-cell table:style-name="ce83" office:value-type="string" calcext:value-type="string" table:number-columns-spanned="3" table:number-rows-spanned="1">
              <text:p>Quality</text:p>
            </table:table-cell>
            <table:covered-table-cell table:number-columns-repeated="2" table:style-name="ce83"/>
            <table:table-cell table:style-name="ce17" office:value-type="percentage" office:value="0.2" calcext:value-type="percentage">
              <text:p>20,00%</text:p>
            </table:table-cell>
            <table:table-cell table:style-name="ce24" table:formula="of:=SUM([.F58:.F130])" office:value-type="float" office:value="3.7" calcext:value-type="float">
              <text:p>3,7</text:p>
            </table:table-cell>
            <table:table-cell table:style-name="ce24" table:formula="of:=[.F55]*[.E55]" office:value-type="float" office:value="0.74" calcext:value-type="float">
              <text:p>0,74</text:p>
            </table:table-cell>
            <table:table-cell table:number-columns-repeated="57"/>
          </table:table-row>
          <table:table-row-group table:display="false">
            <table:table-row table:style-name="ro1" table:visibility="collapse">
              <table:table-cell table:style-name="ce25"/>
              <table:table-cell table:style-name="ce84" table:number-columns-spanned="5" table:number-rows-spanned="1"/>
              <table:covered-table-cell table:number-columns-repeated="4" table:style-name="ce95"/>
              <table:table-cell table:number-columns-repeated="58"/>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 table:visibility="collapse">
              <table:table-cell/>
              <table:table-cell table:style-name="ce25" office:value-type="string" calcext:value-type="string">
                <text:p>Number of minor releases in past 12 months</text:p>
              </table:table-cell>
              <table:table-cell table:style-name="ce13" office:value-type="float" office:value="2" calcext:value-type="float">
                <text:p>2</text:p>
              </table:table-cell>
              <table:table-cell table:style-name="ce47" office:value-type="percentage" office:value="0.3" calcext:value-type="percentage">
                <text:p>30,00%</text:p>
              </table:table-cell>
              <table:table-cell table:style-name="ce50" office:value-type="float" office:value="5" calcext:value-type="float">
                <text:p>5</text:p>
              </table:table-cell>
              <table:table-cell table:style-name="ce19" table:formula="of:=[.D58]*[.E58]" office:value-type="float" office:value="1.5" calcext:value-type="float">
                <text:p>1,5</text:p>
              </table:table-cell>
              <table:table-cell table:number-columns-repeated="58"/>
            </table:table-row>
            <table:table-row-group table:display="false">
              <table:table-row table:style-name="ro1" table:visibility="collapse">
                <table:table-cell/>
                <table:table-cell table:style-name="ce25" table:number-columns-repeated="5"/>
                <table:table-cell table:number-columns-repeated="58"/>
              </table:table-row>
              <table:table-row table:style-name="ro1" table:visibility="collapse">
                <table:table-cell/>
                <table:table-cell table:style-name="ce86" office:value-type="string" calcext:value-type="string" table:number-columns-spanned="4" table:number-rows-spanned="1">
                  <text:p>Test Description</text:p>
                </table:table-cell>
                <table:covered-table-cell table:number-columns-repeated="3" table:style-name="ce86"/>
                <table:table-cell table:style-name="Default"/>
                <table:table-cell table:number-columns-repeated="58"/>
              </table:table-row>
              <table:table-row table:style-name="ro1" table:visibility="collapse">
                <table:table-cell/>
                <table:table-cell table:style-name="ce87" office:value-type="string" calcext:value-type="string" table:number-columns-spanned="4" table:number-rows-spanned="1">
                  <text:p>This measures planned updates and bug fixes. <text:s/>Typically, service packs in commercial products.</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11"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6" office:value-type="string" calcext:value-type="string" table:number-columns-spanned="3" table:number-rows-spanned="1">
                  <text:p><text:s/></text:p>
                </table:table-cell>
                <table:covered-table-cell table:number-columns-repeated="2" table:style-name="ce86"/>
                <table:table-cell table:style-name="ce51" office:value-type="string" calcext:value-type="string">
                  <text:p>Score</text:p>
                </table:table-cell>
                <table:table-cell table:style-name="Default"/>
                <table:table-cell table:number-columns-repeated="58"/>
              </table:table-row>
              <table:table-row table:style-name="ro1" table:visibility="collapse">
                <table:table-cell/>
                <table:table-cell table:style-name="ce32" office:value-type="float" office:value="2" calcext:value-type="float" table:number-columns-spanned="3" table:number-rows-spanned="1">
                  <text:p>2</text:p>
                </table:table-cell>
                <table:covered-table-cell table:number-columns-repeated="2" table:style-name="ce32"/>
                <table:table-cell office:value-type="float" office:value="5" calcext:value-type="float">
                  <text:p>5</text:p>
                </table:table-cell>
                <table:table-cell table:number-columns-repeated="59"/>
              </table:table-row>
              <table:table-row table:style-name="ro1" table:visibility="collapse">
                <table:table-cell/>
                <table:table-cell table:style-name="ce32" office:value-type="string" calcext:value-type="string" table:number-columns-spanned="3" table:number-rows-spanned="1">
                  <text:p>1 or 3</text:p>
                </table:table-cell>
                <table:covered-table-cell table:number-columns-repeated="2" table:style-name="ce32"/>
                <table:table-cell office:value-type="float" office:value="3" calcext:value-type="float">
                  <text:p>3</text:p>
                </table:table-cell>
                <table:table-cell table:number-columns-repeated="59"/>
              </table:table-row>
              <table:table-row table:style-name="ro1" table:visibility="collapse">
                <table:table-cell/>
                <table:table-cell table:style-name="ce33" office:value-type="string" calcext:value-type="string" table:number-columns-spanned="3" table:number-rows-spanned="1">
                  <text:p>0 or &gt;3</text:p>
                </table:table-cell>
                <table:covered-table-cell table:number-columns-repeated="2" table:style-name="ce33"/>
                <table:table-cell office:value-type="float" office:value="1" calcext:value-type="float">
                  <text:p>1</text:p>
                </table:table-cell>
                <table:table-cell table:number-columns-repeated="59"/>
              </table:table-row>
            </table:table-row-group>
            <table:table-row table:style-name="ro1" table:visibility="collapse">
              <table:table-cell table:style-name="ce25"/>
              <table:table-cell table:style-name="ce84" table:number-columns-spanned="4" table:number-rows-spanned="1"/>
              <table:covered-table-cell table:number-columns-repeated="3" table:style-name="ce95"/>
              <table:table-cell table:style-name="ce25"/>
              <table:table-cell table:number-columns-repeated="58"/>
            </table:table-row>
            <table:table-row table:style-name="ro1" table:visibility="collapse">
              <table:table-cell table:style-name="ce25"/>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 table:visibility="collapse">
              <table:table-cell table:style-name="ce25"/>
              <table:table-cell table:style-name="ce25" office:value-type="string" calcext:value-type="string">
                <text:p>Number of point/patch releases in past 12 months</text:p>
              </table:table-cell>
              <table:table-cell table:style-name="ce13"/>
              <table:table-cell table:style-name="ce47" office:value-type="percentage" office:value="0" calcext:value-type="percentage">
                <text:p>0,00%</text:p>
              </table:table-cell>
              <table:table-cell table:style-name="ce50"/>
              <table:table-cell table:style-name="ce19" table:formula="of:=[.D69]*[.E69]" office:value-type="float" office:value="0" calcext:value-type="float">
                <text:p>0</text:p>
              </table:table-cell>
              <table:table-cell table:number-columns-repeated="58"/>
            </table:table-row>
            <table:table-row-group table:display="false">
              <table:table-row table:style-name="ro1" table:visibility="collapse">
                <table:table-cell table:style-name="ce25" table:number-columns-repeated="6"/>
                <table:table-cell table:number-columns-repeated="58"/>
              </table:table-row>
              <table:table-row table:style-name="ro1" table:visibility="collapse">
                <table:table-cell table:style-name="ce25"/>
                <table:table-cell table:style-name="ce86" office:value-type="string" calcext:value-type="string" table:number-columns-spanned="4" table:number-rows-spanned="1">
                  <text:p>Test Description</text:p>
                </table:table-cell>
                <table:covered-table-cell table:number-columns-repeated="3" table:style-name="ce86"/>
                <table:table-cell table:style-name="Default"/>
                <table:table-cell table:number-columns-repeated="58"/>
              </table:table-row>
              <table:table-row table:style-name="ro11" table:visibility="collapse">
                <table:table-cell table:style-name="ce25"/>
                <table:table-cell table:style-name="ce87" office:value-type="string" calcext:value-type="string" table:number-columns-spanned="4" table:number-rows-spanned="1">
                  <text:p>Typically, official point/patch releases are fixes for P1 bugs like deadlock, memory, and security vulnerabilities.</text:p>
                </table:table-cell>
                <table:covered-table-cell table:number-columns-repeated="3" table:style-name="ce87"/>
                <table:table-cell table:style-name="ce101"/>
                <table:table-cell table:number-columns-repeated="58"/>
              </table:table-row>
              <table:table-row table:style-name="ro1" table:visibility="collapse">
                <table:table-cell table:style-name="ce25"/>
                <table:table-cell table:style-name="ce11" table:number-columns-spanned="4" table:number-rows-spanned="1"/>
                <table:covered-table-cell table:number-columns-repeated="3" table:style-name="Default"/>
                <table:table-cell table:number-columns-repeated="59"/>
              </table:table-row>
              <table:table-row table:style-name="ro1" table:visibility="collapse">
                <table:table-cell table:style-name="ce25"/>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51" office:value-type="string" calcext:value-type="string">
                  <text:p>Score</text:p>
                </table:table-cell>
                <table:table-cell table:style-name="Default"/>
                <table:table-cell table:number-columns-repeated="58"/>
              </table:table-row>
              <table:table-row table:style-name="ro1" table:visibility="collapse">
                <table:table-cell table:style-name="ce25"/>
                <table:table-cell table:style-name="ce40" office:value-type="string" calcext:value-type="string" table:number-columns-spanned="3" table:number-rows-spanned="1">
                  <text:p>3 - 4</text:p>
                </table:table-cell>
                <table:covered-table-cell table:number-columns-repeated="2" table:style-name="ce32"/>
                <table:table-cell office:value-type="float" office:value="5" calcext:value-type="float">
                  <text:p>5</text:p>
                </table:table-cell>
                <table:table-cell table:number-columns-repeated="59"/>
              </table:table-row>
              <table:table-row table:style-name="ro1" table:visibility="collapse">
                <table:table-cell table:style-name="ce25"/>
                <table:table-cell table:style-name="ce32" office:value-type="string" calcext:value-type="string" table:number-columns-spanned="3" table:number-rows-spanned="1">
                  <text:p>1 - 2, or 5 - 6</text:p>
                </table:table-cell>
                <table:covered-table-cell table:number-columns-repeated="2" table:style-name="ce32"/>
                <table:table-cell office:value-type="float" office:value="3" calcext:value-type="float">
                  <text:p>3</text:p>
                </table:table-cell>
                <table:table-cell table:number-columns-repeated="59"/>
              </table:table-row>
              <table:table-row table:style-name="ro1" table:visibility="collapse">
                <table:table-cell table:style-name="ce25"/>
                <table:table-cell table:style-name="ce33" office:value-type="string" calcext:value-type="string" table:number-columns-spanned="3" table:number-rows-spanned="1">
                  <text:p>0 or &gt; 6</text:p>
                </table:table-cell>
                <table:covered-table-cell table:number-columns-repeated="2" table:style-name="ce33"/>
                <table:table-cell office:value-type="float" office:value="1" calcext:value-type="float">
                  <text:p>1</text:p>
                </table:table-cell>
                <table:table-cell table:number-columns-repeated="59"/>
              </table:table-row>
            </table:table-row-group>
            <table:table-row table:style-name="ro1" table:visibility="collapse">
              <table:table-cell table:style-name="ce25"/>
              <table:table-cell table:style-name="ce84" table:number-columns-spanned="4" table:number-rows-spanned="1"/>
              <table:covered-table-cell table:number-columns-repeated="3" table:style-name="ce95"/>
              <table:table-cell table:style-name="ce25"/>
              <table:table-cell table:number-columns-repeated="58"/>
            </table:table-row>
            <table:table-row table:style-name="ro1" table:visibility="collapse">
              <table:table-cell table:style-name="ce25"/>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 table:visibility="collapse">
              <table:table-cell table:style-name="ce25"/>
              <table:table-cell table:style-name="ce25" office:value-type="string" calcext:value-type="string">
                <text:p>Number of open bugs for the last 6 months</text:p>
              </table:table-cell>
              <table:table-cell table:style-name="ce13" office:value-type="float" office:value="181" calcext:value-type="float">
                <text:p>181</text:p>
              </table:table-cell>
              <table:table-cell table:style-name="ce47" office:value-type="percentage" office:value="0.3" calcext:value-type="percentage">
                <text:p>30,00%</text:p>
              </table:table-cell>
              <table:table-cell table:style-name="ce50" office:value-type="float" office:value="3" calcext:value-type="float">
                <text:p>3</text:p>
              </table:table-cell>
              <table:table-cell table:style-name="ce19" table:formula="of:=[.D80]*[.E80]" office:value-type="float" office:value="0.9" calcext:value-type="float">
                <text:p>0,9</text:p>
              </table:table-cell>
              <table:table-cell table:number-columns-repeated="58"/>
            </table:table-row>
            <table:table-row-group table:display="false">
              <table:table-row table:style-name="ro1" table:visibility="collapse">
                <table:table-cell table:style-name="ce25" table:number-columns-repeated="6"/>
                <table:table-cell table:number-columns-repeated="58"/>
              </table:table-row>
              <table:table-row table:style-name="ro1" table:visibility="collapse">
                <table:table-cell table:style-name="ce25"/>
                <table:table-cell table:style-name="ce86" office:value-type="string" calcext:value-type="string" table:number-columns-spanned="4" table:number-rows-spanned="1">
                  <text:p>Test Description</text:p>
                </table:table-cell>
                <table:covered-table-cell table:number-columns-repeated="3" table:style-name="ce86"/>
                <table:table-cell table:style-name="Default"/>
                <table:table-cell table:number-columns-repeated="58"/>
              </table:table-row>
              <table:table-row table:style-name="ro1" table:visibility="collapse">
                <table:table-cell table:style-name="ce25"/>
                <table:table-cell table:style-name="ce87" office:value-type="string" calcext:value-type="string" table:number-columns-spanned="4" table:number-rows-spanned="1">
                  <text:p>This measures the quality of product usage.</text:p>
                </table:table-cell>
                <table:covered-table-cell table:number-columns-repeated="3" table:style-name="ce87"/>
                <table:table-cell table:style-name="ce101"/>
                <table:table-cell table:number-columns-repeated="58"/>
              </table:table-row>
              <table:table-row table:style-name="ro1" table:visibility="collapse">
                <table:table-cell table:style-name="ce25"/>
                <table:table-cell table:style-name="ce11" table:number-columns-spanned="4" table:number-rows-spanned="1"/>
                <table:covered-table-cell table:number-columns-repeated="3" table:style-name="Default"/>
                <table:table-cell table:number-columns-repeated="59"/>
              </table:table-row>
              <table:table-row table:style-name="ro1" table:visibility="collapse">
                <table:table-cell table:style-name="ce25"/>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51" office:value-type="string" calcext:value-type="string">
                  <text:p>Score</text:p>
                </table:table-cell>
                <table:table-cell table:style-name="Default"/>
                <table:table-cell table:number-columns-repeated="58"/>
              </table:table-row>
              <table:table-row table:style-name="ro1" table:visibility="collapse">
                <table:table-cell table:style-name="ce25"/>
                <table:table-cell table:style-name="ce32" office:value-type="string" calcext:value-type="string" table:number-columns-spanned="3" table:number-rows-spanned="1">
                  <text:p>&lt; 50</text:p>
                </table:table-cell>
                <table:covered-table-cell table:number-columns-repeated="2" table:style-name="ce32"/>
                <table:table-cell office:value-type="float" office:value="5" calcext:value-type="float">
                  <text:p>5</text:p>
                </table:table-cell>
                <table:table-cell table:number-columns-repeated="59"/>
              </table:table-row>
              <table:table-row table:style-name="ro1" table:visibility="collapse">
                <table:table-cell table:style-name="ce25"/>
                <table:table-cell table:style-name="ce33" office:value-type="string" calcext:value-type="string" table:number-columns-spanned="3" table:number-rows-spanned="1">
                  <text:p>50 - 100 </text:p>
                </table:table-cell>
                <table:covered-table-cell table:number-columns-repeated="2" table:style-name="ce33"/>
                <table:table-cell office:value-type="float" office:value="4" calcext:value-type="float">
                  <text:p>4</text:p>
                </table:table-cell>
                <table:table-cell table:number-columns-repeated="59"/>
              </table:table-row>
              <table:table-row table:style-name="ro1" table:visibility="collapse">
                <table:table-cell table:style-name="ce25"/>
                <table:table-cell table:style-name="ce32" office:value-type="string" calcext:value-type="string" table:number-columns-spanned="3" table:number-rows-spanned="1">
                  <text:p>100 - 500</text:p>
                </table:table-cell>
                <table:covered-table-cell table:number-columns-repeated="2" table:style-name="ce32"/>
                <table:table-cell office:value-type="float" office:value="3" calcext:value-type="float">
                  <text:p>3</text:p>
                </table:table-cell>
                <table:table-cell table:number-columns-repeated="59"/>
              </table:table-row>
              <table:table-row table:style-name="ro1" table:visibility="collapse">
                <table:table-cell table:style-name="ce25"/>
                <table:table-cell table:style-name="ce32" office:value-type="string" calcext:value-type="string" table:number-columns-spanned="3" table:number-rows-spanned="1">
                  <text:p>500 - 1000</text:p>
                </table:table-cell>
                <table:covered-table-cell table:number-columns-repeated="2" table:style-name="ce32"/>
                <table:table-cell office:value-type="float" office:value="2" calcext:value-type="float">
                  <text:p>2</text:p>
                </table:table-cell>
                <table:table-cell table:number-columns-repeated="59"/>
              </table:table-row>
              <table:table-row table:style-name="ro1" table:visibility="collapse">
                <table:table-cell table:style-name="ce25"/>
                <table:table-cell table:style-name="ce33" office:value-type="string" calcext:value-type="string" table:number-columns-spanned="3" table:number-rows-spanned="1">
                  <text:p>&gt; 1000</text:p>
                </table:table-cell>
                <table:covered-table-cell table:number-columns-repeated="2" table:style-name="ce33"/>
                <table:table-cell office:value-type="float" office:value="1" calcext:value-type="float">
                  <text:p>1</text:p>
                </table:table-cell>
                <table:table-cell table:number-columns-repeated="59"/>
              </table:table-row>
            </table:table-row-group>
            <table:table-row table:style-name="ro1" table:visibility="collapse">
              <table:table-cell table:style-name="ce25"/>
              <table:table-cell table:style-name="ce84" table:number-columns-spanned="4" table:number-rows-spanned="1"/>
              <table:covered-table-cell table:number-columns-repeated="3" table:style-name="ce95"/>
              <table:table-cell table:style-name="ce25"/>
              <table:table-cell table:number-columns-repeated="58"/>
            </table:table-row>
            <table:table-row table:style-name="ro1" table:visibility="collapse">
              <table:table-cell table:style-name="ce25"/>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2" table:visibility="collapse">
              <table:table-cell table:style-name="ce25"/>
              <table:table-cell table:style-name="ce34" office:value-type="string" calcext:value-type="string">
                <text:p>Number of bugs fixed in last 6 months (compared to # of bugs opened)</text:p>
              </table:table-cell>
              <table:table-cell table:style-name="ce47" table:formula="of:=(127/181)" office:value-type="percentage" office:value="0.701657458563536" calcext:value-type="percentage">
                <text:p>70,17%</text:p>
              </table:table-cell>
              <table:table-cell table:style-name="ce47" office:value-type="percentage" office:value="0.3" calcext:value-type="percentage">
                <text:p>30,00%</text:p>
              </table:table-cell>
              <table:table-cell table:style-name="ce50" office:value-type="float" office:value="4" calcext:value-type="float">
                <text:p>4</text:p>
              </table:table-cell>
              <table:table-cell table:style-name="ce19" table:formula="of:=[.D93]*[.E93]" office:value-type="float" office:value="1.2" calcext:value-type="float">
                <text:p>1,2</text:p>
              </table:table-cell>
              <table:table-cell table:number-columns-repeated="58"/>
            </table:table-row>
            <table:table-row-group table:display="false">
              <table:table-row table:style-name="ro1" table:visibility="collapse">
                <table:table-cell table:style-name="ce25" table:number-columns-repeated="6"/>
                <table:table-cell table:number-columns-repeated="58"/>
              </table:table-row>
              <table:table-row table:style-name="ro1" table:visibility="collapse">
                <table:table-cell table:style-name="ce25"/>
                <table:table-cell table:style-name="ce86" office:value-type="string" calcext:value-type="string" table:number-columns-spanned="4" table:number-rows-spanned="1">
                  <text:p>Test Description</text:p>
                </table:table-cell>
                <table:covered-table-cell table:number-columns-repeated="3" table:style-name="ce86"/>
                <table:table-cell table:style-name="Default"/>
                <table:table-cell table:number-columns-repeated="58"/>
              </table:table-row>
              <table:table-row table:style-name="ro1" table:visibility="collapse">
                <table:table-cell table:style-name="ce25"/>
                <table:table-cell table:style-name="ce87" office:value-type="string" calcext:value-type="string" table:number-columns-spanned="4" table:number-rows-spanned="1">
                  <text:p>This measures how quickly bugs are fixed.</text:p>
                </table:table-cell>
                <table:covered-table-cell table:number-columns-repeated="3" table:style-name="ce87"/>
                <table:table-cell table:style-name="ce101"/>
                <table:table-cell table:number-columns-repeated="58"/>
              </table:table-row>
              <table:table-row table:style-name="ro1" table:visibility="collapse">
                <table:table-cell table:style-name="ce25"/>
                <table:table-cell table:style-name="ce11" table:number-columns-spanned="4" table:number-rows-spanned="1"/>
                <table:covered-table-cell table:number-columns-repeated="3" table:style-name="Default"/>
                <table:table-cell table:number-columns-repeated="59"/>
              </table:table-row>
              <table:table-row table:style-name="ro1" table:visibility="collapse">
                <table:table-cell table:style-name="ce25"/>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51" office:value-type="string" calcext:value-type="string">
                  <text:p>Score</text:p>
                </table:table-cell>
                <table:table-cell table:style-name="Default"/>
                <table:table-cell table:number-columns-repeated="58"/>
              </table:table-row>
              <table:table-row table:style-name="ro1" table:visibility="collapse">
                <table:table-cell table:style-name="ce25"/>
                <table:table-cell table:style-name="ce32" office:value-type="string" calcext:value-type="string" table:number-columns-spanned="3" table:number-rows-spanned="1">
                  <text:p>&gt; 75%</text:p>
                </table:table-cell>
                <table:covered-table-cell table:number-columns-repeated="2" table:style-name="ce32"/>
                <table:table-cell office:value-type="float" office:value="5" calcext:value-type="float">
                  <text:p>5</text:p>
                </table:table-cell>
                <table:table-cell table:number-columns-repeated="59"/>
              </table:table-row>
              <table:table-row table:style-name="ro1" table:visibility="collapse">
                <table:table-cell table:style-name="ce25"/>
                <table:table-cell table:style-name="ce33" office:value-type="string" calcext:value-type="string" table:number-columns-spanned="3" table:number-rows-spanned="1">
                  <text:p>60% <text:s/>- 75%</text:p>
                </table:table-cell>
                <table:covered-table-cell table:number-columns-repeated="2" table:style-name="ce33"/>
                <table:table-cell office:value-type="float" office:value="4" calcext:value-type="float">
                  <text:p>4</text:p>
                </table:table-cell>
                <table:table-cell table:number-columns-repeated="59"/>
              </table:table-row>
              <table:table-row table:style-name="ro1" table:visibility="collapse">
                <table:table-cell table:style-name="ce25"/>
                <table:table-cell table:style-name="ce32" office:value-type="string" calcext:value-type="string" table:number-columns-spanned="3" table:number-rows-spanned="1">
                  <text:p>45% - 60%</text:p>
                </table:table-cell>
                <table:covered-table-cell table:number-columns-repeated="2" table:style-name="ce32"/>
                <table:table-cell office:value-type="float" office:value="3" calcext:value-type="float">
                  <text:p>3</text:p>
                </table:table-cell>
                <table:table-cell table:number-columns-repeated="59"/>
              </table:table-row>
              <table:table-row table:style-name="ro1" table:visibility="collapse">
                <table:table-cell table:style-name="ce25"/>
                <table:table-cell table:style-name="ce32" office:value-type="string" calcext:value-type="string" table:number-columns-spanned="3" table:number-rows-spanned="1">
                  <text:p>25% - 45%</text:p>
                </table:table-cell>
                <table:covered-table-cell table:number-columns-repeated="2" table:style-name="ce32"/>
                <table:table-cell office:value-type="float" office:value="2" calcext:value-type="float">
                  <text:p>2</text:p>
                </table:table-cell>
                <table:table-cell table:number-columns-repeated="59"/>
              </table:table-row>
              <table:table-row table:style-name="ro1" table:visibility="collapse">
                <table:table-cell table:style-name="ce25"/>
                <table:table-cell table:style-name="ce33" office:value-type="string" calcext:value-type="string" table:number-columns-spanned="3" table:number-rows-spanned="1">
                  <text:p>&lt; 25%</text:p>
                </table:table-cell>
                <table:covered-table-cell table:number-columns-repeated="2" table:style-name="ce33"/>
                <table:table-cell office:value-type="float" office:value="1" calcext:value-type="float">
                  <text:p>1</text:p>
                </table:table-cell>
                <table:table-cell table:number-columns-repeated="59"/>
              </table:table-row>
            </table:table-row-group>
            <table:table-row table:style-name="ro1" table:visibility="collapse">
              <table:table-cell table:style-name="ce25"/>
              <table:table-cell table:style-name="ce84" table:number-columns-spanned="4" table:number-rows-spanned="1"/>
              <table:covered-table-cell table:number-columns-repeated="3" table:style-name="ce95"/>
              <table:table-cell table:style-name="ce25"/>
              <table:table-cell table:number-columns-repeated="58"/>
            </table:table-row>
            <table:table-row table:style-name="ro1" table:visibility="collapse">
              <table:table-cell table:style-name="ce25"/>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 table:visibility="collapse">
              <table:table-cell table:style-name="ce25"/>
              <table:table-cell table:style-name="ce25" office:value-type="string" calcext:value-type="string">
                <text:p>Number of P1/critical bugs opened</text:p>
              </table:table-cell>
              <table:table-cell table:style-name="ce13" office:value-type="float" office:value="187" calcext:value-type="float">
                <text:p>187</text:p>
              </table:table-cell>
              <table:table-cell table:style-name="ce47" office:value-type="percentage" office:value="0.1" calcext:value-type="percentage">
                <text:p>10,00%</text:p>
              </table:table-cell>
              <table:table-cell table:style-name="ce50" office:value-type="float" office:value="1" calcext:value-type="float">
                <text:p>1</text:p>
              </table:table-cell>
              <table:table-cell table:style-name="ce19" table:formula="of:=[.D106]*[.E106]" office:value-type="float" office:value="0.1" calcext:value-type="float">
                <text:p>0,1</text:p>
              </table:table-cell>
              <table:table-cell table:number-columns-repeated="58"/>
            </table:table-row>
            <table:table-row-group table:display="false">
              <table:table-row table:style-name="ro1" table:visibility="collapse">
                <table:table-cell table:style-name="ce25" table:number-columns-repeated="6"/>
                <table:table-cell table:number-columns-repeated="58"/>
              </table:table-row>
              <table:table-row table:style-name="ro1" table:visibility="collapse">
                <table:table-cell table:style-name="ce25"/>
                <table:table-cell table:style-name="ce86" office:value-type="string" calcext:value-type="string" table:number-columns-spanned="4" table:number-rows-spanned="1">
                  <text:p>Test Description</text:p>
                </table:table-cell>
                <table:covered-table-cell table:number-columns-repeated="3" table:style-name="ce86"/>
                <table:table-cell table:style-name="Default"/>
                <table:table-cell table:number-columns-repeated="58"/>
              </table:table-row>
              <table:table-row table:style-name="ro1" table:visibility="collapse">
                <table:table-cell table:style-name="ce25"/>
                <table:table-cell table:style-name="ce87" office:value-type="string" calcext:value-type="string" table:number-columns-spanned="4" table:number-rows-spanned="1">
                  <text:p>This measures the seriousness of quality issues found.</text:p>
                </table:table-cell>
                <table:covered-table-cell table:number-columns-repeated="3" table:style-name="ce87"/>
                <table:table-cell table:style-name="ce101"/>
                <table:table-cell table:number-columns-repeated="58"/>
              </table:table-row>
              <table:table-row table:style-name="ro1" table:visibility="collapse">
                <table:table-cell table:style-name="ce25"/>
                <table:table-cell table:style-name="ce11" table:number-columns-spanned="4" table:number-rows-spanned="1"/>
                <table:covered-table-cell table:number-columns-repeated="3" table:style-name="Default"/>
                <table:table-cell table:number-columns-repeated="59"/>
              </table:table-row>
              <table:table-row table:style-name="ro1" table:visibility="collapse">
                <table:table-cell table:style-name="ce25"/>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51" office:value-type="string" calcext:value-type="string">
                  <text:p>Score</text:p>
                </table:table-cell>
                <table:table-cell table:style-name="Default"/>
                <table:table-cell table:number-columns-repeated="58"/>
              </table:table-row>
              <table:table-row table:style-name="ro1" table:visibility="collapse">
                <table:table-cell table:style-name="ce25"/>
                <table:table-cell table:style-name="ce41" office:value-type="float" office:value="0" calcext:value-type="float" table:number-columns-spanned="3" table:number-rows-spanned="1">
                  <text:p>0</text:p>
                </table:table-cell>
                <table:covered-table-cell table:number-columns-repeated="2" table:style-name="ce32"/>
                <table:table-cell office:value-type="float" office:value="5" calcext:value-type="float">
                  <text:p>5</text:p>
                </table:table-cell>
                <table:table-cell table:number-columns-repeated="59"/>
              </table:table-row>
              <table:table-row table:style-name="ro1" table:visibility="collapse">
                <table:table-cell table:style-name="ce25"/>
                <table:table-cell table:style-name="ce33" office:value-type="string" calcext:value-type="string" table:number-columns-spanned="3" table:number-rows-spanned="1">
                  <text:p>1 - <text:s/>5</text:p>
                </table:table-cell>
                <table:covered-table-cell table:number-columns-repeated="2" table:style-name="ce33"/>
                <table:table-cell office:value-type="float" office:value="4" calcext:value-type="float">
                  <text:p>4</text:p>
                </table:table-cell>
                <table:table-cell table:number-columns-repeated="59"/>
              </table:table-row>
              <table:table-row table:style-name="ro1" table:visibility="collapse">
                <table:table-cell table:style-name="ce25"/>
                <table:table-cell table:style-name="ce32" office:value-type="string" calcext:value-type="string" table:number-columns-spanned="3" table:number-rows-spanned="1">
                  <text:p>5 - 10</text:p>
                </table:table-cell>
                <table:covered-table-cell table:number-columns-repeated="2" table:style-name="ce32"/>
                <table:table-cell office:value-type="float" office:value="3" calcext:value-type="float">
                  <text:p>3</text:p>
                </table:table-cell>
                <table:table-cell table:number-columns-repeated="59"/>
              </table:table-row>
              <table:table-row table:style-name="ro1" table:visibility="collapse">
                <table:table-cell table:style-name="ce25"/>
                <table:table-cell table:style-name="ce32" office:value-type="string" calcext:value-type="string" table:number-columns-spanned="3" table:number-rows-spanned="1">
                  <text:p>10 - 20</text:p>
                </table:table-cell>
                <table:covered-table-cell table:number-columns-repeated="2" table:style-name="ce32"/>
                <table:table-cell office:value-type="float" office:value="2" calcext:value-type="float">
                  <text:p>2</text:p>
                </table:table-cell>
                <table:table-cell table:number-columns-repeated="59"/>
              </table:table-row>
              <table:table-row table:style-name="ro1" table:visibility="collapse">
                <table:table-cell table:style-name="ce25"/>
                <table:table-cell table:style-name="ce33" office:value-type="string" calcext:value-type="string" table:number-columns-spanned="3" table:number-rows-spanned="1">
                  <text:p>&gt; 20</text:p>
                </table:table-cell>
                <table:covered-table-cell table:number-columns-repeated="2" table:style-name="ce33"/>
                <table:table-cell office:value-type="float" office:value="1" calcext:value-type="float">
                  <text:p>1</text:p>
                </table:table-cell>
                <table:table-cell table:number-columns-repeated="59"/>
              </table:table-row>
            </table:table-row-group>
            <table:table-row table:style-name="ro1" table:visibility="collapse">
              <table:table-cell table:style-name="ce25"/>
              <table:table-cell table:style-name="ce84" table:number-columns-spanned="4" table:number-rows-spanned="1"/>
              <table:covered-table-cell table:number-columns-repeated="3" table:style-name="ce95"/>
              <table:table-cell table:style-name="ce25"/>
              <table:table-cell table:number-columns-repeated="58"/>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 table:visibility="collapse">
              <table:table-cell/>
              <table:table-cell table:style-name="ce25" office:value-type="string" calcext:value-type="string">
                <text:p>Average bug age for P1 in last 6 months</text:p>
              </table:table-cell>
              <table:table-cell table:style-name="ce13"/>
              <table:table-cell table:style-name="ce47" office:value-type="percentage" office:value="0" calcext:value-type="percentage">
                <text:p>0,00%</text:p>
              </table:table-cell>
              <table:table-cell table:style-name="ce50"/>
              <table:table-cell table:style-name="ce19" table:formula="of:=[.D119]*[.E119]" office:value-type="float" office:value="0" calcext:value-type="float">
                <text:p>0</text:p>
              </table:table-cell>
              <table:table-cell table:number-columns-repeated="58"/>
            </table:table-row>
            <table:table-row-group table:display="false">
              <table:table-row table:style-name="ro1" table:visibility="collapse">
                <table:table-cell/>
                <table:table-cell table:style-name="ce35" table:number-columns-spanned="5" table:number-rows-spanned="1"/>
                <table:covered-table-cell table:number-columns-repeated="4" table:style-name="ce19"/>
                <table:table-cell table:number-columns-repeated="58"/>
              </table:table-row>
              <table:table-row table:style-name="ro1" table:visibility="collapse">
                <table:table-cell/>
                <table:table-cell table:style-name="ce92" office:value-type="string" calcext:value-type="string" table:number-columns-spanned="4" table:number-rows-spanned="1">
                  <text:p>Test Description</text:p>
                </table:table-cell>
                <table:covered-table-cell table:number-columns-repeated="3" table:style-name="ce92"/>
                <table:table-cell table:style-name="Default"/>
                <table:table-cell table:number-columns-repeated="58"/>
              </table:table-row>
              <table:table-row table:style-name="ro1" table:visibility="collapse">
                <table:table-cell/>
                <table:table-cell table:style-name="ce87" office:value-type="string" calcext:value-type="string" table:number-columns-spanned="4" table:number-rows-spanned="1">
                  <text:p>This measures the responsiveness to fixing critical issues.</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37" table:number-columns-spanned="4" table:number-rows-spanned="1"/>
                <table:covered-table-cell table:number-columns-repeated="3" table:style-name="ce46"/>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92"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lt; 1 week</text:p>
                </table:table-cell>
                <table:covered-table-cell table:number-columns-repeated="2"/>
                <table:table-cell table:style-name="ce52" office:value-type="float" office:value="5" calcext:value-type="float">
                  <text:p>5</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1 - 2 weeks</text:p>
                </table:table-cell>
                <table:covered-table-cell table:number-columns-repeated="2"/>
                <table:table-cell table:style-name="ce52" office:value-type="float" office:value="4" calcext:value-type="float">
                  <text:p>4</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2 - 3 weeks</text:p>
                </table:table-cell>
                <table:covered-table-cell table:number-columns-repeated="2"/>
                <table:table-cell table:style-name="ce52" office:value-type="float" office:value="3" calcext:value-type="float">
                  <text:p>3</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3 - 4 weeks</text:p>
                </table:table-cell>
                <table:covered-table-cell table:number-columns-repeated="2"/>
                <table:table-cell table:style-name="ce52" office:value-type="float" office:value="2" calcext:value-type="float">
                  <text:p>2</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gt; 4 weeks</text:p>
                </table:table-cell>
                <table:covered-table-cell table:number-columns-repeated="2"/>
                <table:table-cell table:style-name="ce52" office:value-type="float" office:value="1" calcext:value-type="float">
                  <text:p>1</text:p>
                </table:table-cell>
                <table:table-cell table:style-name="ce53"/>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group>
        </table:table-row-group>
        <table:table-row table:style-name="ro1">
          <table:table-cell table:style-name="Default" table:number-columns-repeated="7"/>
          <table:table-cell table:number-columns-repeated="57"/>
        </table:table-row>
        <table:table-row-group>
          <table:table-row table:style-name="ro1">
            <table:table-cell table:style-name="ce23" office:value-type="string" calcext:value-type="string">
              <text:p>Rank</text:p>
            </table:table-cell>
            <table:table-cell table:style-name="ce82" office:value-type="string" calcext:value-type="string" table:number-columns-spanned="3" table:number-rows-spanned="1">
              <text:p>Category Title</text:p>
            </table:table-cell>
            <table:covered-table-cell table:number-columns-repeated="2" table:style-name="ce82"/>
            <table:table-cell table:style-name="ce23" office:value-type="string" calcext:value-type="string">
              <text:p>Weight</text:p>
            </table:table-cell>
            <table:table-cell table:style-name="ce23" office:value-type="string" calcext:value-type="string">
              <text:p>Unweighted Rating</text:p>
            </table:table-cell>
            <table:table-cell table:style-name="ce54" office:value-type="string" calcext:value-type="string">
              <text:p>Weighted Rating</text:p>
            </table:table-cell>
            <table:table-cell table:number-columns-repeated="57"/>
          </table:table-row>
          <table:table-row table:style-name="ro1">
            <table:table-cell table:style-name="ce24" office:value-type="float" office:value="8" calcext:value-type="float">
              <text:p>8</text:p>
            </table:table-cell>
            <table:table-cell table:style-name="ce83" office:value-type="string" calcext:value-type="string" table:number-columns-spanned="3" table:number-rows-spanned="1">
              <text:p>Security</text:p>
            </table:table-cell>
            <table:covered-table-cell table:number-columns-repeated="2" table:style-name="ce83"/>
            <table:table-cell table:style-name="ce17" office:value-type="percentage" office:value="0" calcext:value-type="percentage">
              <text:p>0,00%</text:p>
            </table:table-cell>
            <table:table-cell table:style-name="ce24" table:formula="of:=SUM([.F136:.F171])" office:value-type="float" office:value="4.2" calcext:value-type="float">
              <text:p>4,2</text:p>
            </table:table-cell>
            <table:table-cell table:style-name="ce24" table:formula="of:=[.F133]*[.E133]" office:value-type="float" office:value="0" calcext:value-type="float">
              <text:p>0</text:p>
            </table:table-cell>
            <table:table-cell table:number-columns-repeated="57"/>
          </table:table-row>
          <table:table-row table:style-name="ro1">
            <table:table-cell table:style-name="ce24"/>
            <table:table-cell table:style-name="ce98" table:number-columns-spanned="5" table:number-rows-spanned="1"/>
            <table:covered-table-cell table:number-columns-repeated="4" table:style-name="ce98"/>
            <table:table-cell table:style-name="ce24"/>
            <table:table-cell table:number-columns-repeated="57"/>
          </table:table-row>
          <table:table-row-group table:display="false">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4" table:visibility="collapse">
              <table:table-cell/>
              <table:table-cell table:style-name="ce34" office:value-type="string" calcext:value-type="string">
                <text:p>Number of security vulnerabilities in the last 6 months that are moderately to extremely critical</text:p>
              </table:table-cell>
              <table:table-cell table:style-name="ce13"/>
              <table:table-cell table:style-name="ce47" office:value-type="percentage" office:value="0.5" calcext:value-type="percentage">
                <text:p>50,00%</text:p>
              </table:table-cell>
              <table:table-cell table:style-name="ce50" office:value-type="float" office:value="5" calcext:value-type="float">
                <text:p>5</text:p>
              </table:table-cell>
              <table:table-cell table:style-name="ce19" table:formula="of:=[.D136]*[.E136]" office:value-type="float" office:value="2.5" calcext:value-type="float">
                <text:p>2,5</text:p>
              </table:table-cell>
              <table:table-cell table:number-columns-repeated="58"/>
            </table:table-row>
            <table:table-row-group table:display="false">
              <table:table-row table:style-name="ro1" table:visibility="collapse">
                <table:table-cell/>
                <table:table-cell table:style-name="ce25" table:number-columns-repeated="5"/>
                <table:table-cell table:number-columns-repeated="58"/>
              </table:table-row>
              <table:table-row table:style-name="ro1" table:visibility="collapse">
                <table:table-cell/>
                <table:table-cell table:style-name="ce86" office:value-type="string" calcext:value-type="string" table:number-columns-spanned="4" table:number-rows-spanned="1">
                  <text:p>Test Description</text:p>
                </table:table-cell>
                <table:covered-table-cell table:number-columns-repeated="3" table:style-name="ce86"/>
                <table:table-cell table:style-name="Default"/>
                <table:table-cell table:number-columns-repeated="58"/>
              </table:table-row>
              <table:table-row table:style-name="ro1" table:visibility="collapse">
                <table:table-cell/>
                <table:table-cell table:style-name="ce87" office:value-type="string" calcext:value-type="string" table:number-columns-spanned="4" table:number-rows-spanned="1">
                  <text:p>This measures the quality related to security vulnerabilities. <text:s/>How susceptible the is software to security vulnerabilities.</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11"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51" office:value-type="string" calcext:value-type="string">
                  <text:p>Score</text:p>
                </table:table-cell>
                <table:table-cell table:style-name="Default"/>
                <table:table-cell table:number-columns-repeated="58"/>
              </table:table-row>
              <table:table-row table:style-name="ro1" table:visibility="collapse">
                <table:table-cell/>
                <table:table-cell table:style-name="ce32" office:value-type="float" office:value="0" calcext:value-type="float" table:number-columns-spanned="3" table:number-rows-spanned="1">
                  <text:p>0</text:p>
                </table:table-cell>
                <table:covered-table-cell table:number-columns-repeated="2" table:style-name="ce32"/>
                <table:table-cell office:value-type="float" office:value="5" calcext:value-type="float">
                  <text:p>5</text:p>
                </table:table-cell>
                <table:table-cell table:number-columns-repeated="59"/>
              </table:table-row>
              <table:table-row table:style-name="ro1" table:visibility="collapse">
                <table:table-cell/>
                <table:table-cell table:style-name="ce43" office:value-type="string" calcext:value-type="string" table:number-columns-spanned="3" table:number-rows-spanned="1">
                  <text:p>1 - 2</text:p>
                </table:table-cell>
                <table:covered-table-cell table:number-columns-repeated="2" table:style-name="ce33"/>
                <table:table-cell office:value-type="float" office:value="4" calcext:value-type="float">
                  <text:p>4</text:p>
                </table:table-cell>
                <table:table-cell table:number-columns-repeated="59"/>
              </table:table-row>
              <table:table-row table:style-name="ro1" table:visibility="collapse">
                <table:table-cell/>
                <table:table-cell table:style-name="ce32" office:value-type="string" calcext:value-type="string" table:number-columns-spanned="3" table:number-rows-spanned="1">
                  <text:p>3 - 4</text:p>
                </table:table-cell>
                <table:covered-table-cell table:number-columns-repeated="2" table:style-name="ce32"/>
                <table:table-cell office:value-type="float" office:value="3" calcext:value-type="float">
                  <text:p>3</text:p>
                </table:table-cell>
                <table:table-cell table:number-columns-repeated="59"/>
              </table:table-row>
              <table:table-row table:style-name="ro1" table:visibility="collapse">
                <table:table-cell/>
                <table:table-cell table:style-name="ce32" office:value-type="string" calcext:value-type="string" table:number-columns-spanned="3" table:number-rows-spanned="1">
                  <text:p>5 - 6</text:p>
                </table:table-cell>
                <table:covered-table-cell table:number-columns-repeated="2" table:style-name="ce32"/>
                <table:table-cell office:value-type="float" office:value="2" calcext:value-type="float">
                  <text:p>2</text:p>
                </table:table-cell>
                <table:table-cell table:number-columns-repeated="59"/>
              </table:table-row>
              <table:table-row table:style-name="ro1" table:visibility="collapse">
                <table:table-cell/>
                <table:table-cell table:style-name="ce33" office:value-type="string" calcext:value-type="string" table:number-columns-spanned="3" table:number-rows-spanned="1">
                  <text:p>&gt; 6</text:p>
                </table:table-cell>
                <table:covered-table-cell table:number-columns-repeated="2" table:style-name="ce33"/>
                <table:table-cell office:value-type="float" office:value="1" calcext:value-type="float">
                  <text:p>1</text:p>
                </table:table-cell>
                <table:table-cell table:number-columns-repeated="59"/>
              </table:table-row>
            </table:table-row-group>
            <table:table-row table:style-name="ro1" table:visibility="collapse">
              <table:table-cell table:style-name="ce25"/>
              <table:table-cell table:style-name="ce84" table:number-columns-spanned="4" table:number-rows-spanned="1"/>
              <table:covered-table-cell table:number-columns-repeated="3" table:style-name="ce95"/>
              <table:table-cell table:style-name="ce25"/>
              <table:table-cell table:number-columns-repeated="58"/>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9" table:visibility="collapse">
              <table:table-cell/>
              <table:table-cell table:style-name="ce44" office:value-type="string" calcext:value-type="string">
                <text:p>Number <text:s/>of security vulnerabilities still open (unpatched)</text:p>
              </table:table-cell>
              <table:table-cell table:style-name="ce13"/>
              <table:table-cell table:style-name="ce47" office:value-type="percentage" office:value="0.3" calcext:value-type="percentage">
                <text:p>30,00%</text:p>
              </table:table-cell>
              <table:table-cell table:style-name="ce50" office:value-type="float" office:value="5" calcext:value-type="float">
                <text:p>5</text:p>
              </table:table-cell>
              <table:table-cell table:style-name="ce19" table:formula="of:=[.D149]*[.E149]" office:value-type="float" office:value="1.5" calcext:value-type="float">
                <text:p>1,5</text:p>
              </table:table-cell>
              <table:table-cell table:number-columns-repeated="58"/>
            </table:table-row>
            <table:table-row-group table:display="false">
              <table:table-row table:style-name="ro1" table:visibility="collapse">
                <table:table-cell/>
                <table:table-cell table:style-name="ce25" table:number-columns-repeated="5"/>
                <table:table-cell table:number-columns-repeated="58"/>
              </table:table-row>
              <table:table-row table:style-name="ro1" table:visibility="collapse">
                <table:table-cell/>
                <table:table-cell table:style-name="ce86" office:value-type="string" calcext:value-type="string" table:number-columns-spanned="4" table:number-rows-spanned="1">
                  <text:p>Test Description</text:p>
                </table:table-cell>
                <table:covered-table-cell table:number-columns-repeated="3" table:style-name="ce86"/>
                <table:table-cell table:style-name="Default"/>
                <table:table-cell table:number-columns-repeated="58"/>
              </table:table-row>
              <table:table-row table:style-name="ro1" table:visibility="collapse">
                <table:table-cell/>
                <table:table-cell table:style-name="ce87" office:value-type="string" calcext:value-type="string" table:number-columns-spanned="4" table:number-rows-spanned="1">
                  <text:p>This measures whether the project is capable of resolving all security issues.</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11"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51" office:value-type="string" calcext:value-type="string">
                  <text:p>Score</text:p>
                </table:table-cell>
                <table:table-cell table:style-name="Default"/>
                <table:table-cell table:number-columns-repeated="58"/>
              </table:table-row>
              <table:table-row table:style-name="ro1" table:visibility="collapse">
                <table:table-cell/>
                <table:table-cell table:style-name="ce32" office:value-type="float" office:value="0" calcext:value-type="float" table:number-columns-spanned="3" table:number-rows-spanned="1">
                  <text:p>0</text:p>
                </table:table-cell>
                <table:covered-table-cell table:number-columns-repeated="2" table:style-name="ce32"/>
                <table:table-cell office:value-type="float" office:value="5" calcext:value-type="float">
                  <text:p>5</text:p>
                </table:table-cell>
                <table:table-cell table:number-columns-repeated="59"/>
              </table:table-row>
              <table:table-row table:style-name="ro1" table:visibility="collapse">
                <table:table-cell/>
                <table:table-cell table:style-name="ce33" office:value-type="float" office:value="1" calcext:value-type="float" table:number-columns-spanned="3" table:number-rows-spanned="1">
                  <text:p>1</text:p>
                </table:table-cell>
                <table:covered-table-cell table:number-columns-repeated="2" table:style-name="ce33"/>
                <table:table-cell office:value-type="float" office:value="4" calcext:value-type="float">
                  <text:p>4</text:p>
                </table:table-cell>
                <table:table-cell table:number-columns-repeated="59"/>
              </table:table-row>
              <table:table-row table:style-name="ro1" table:visibility="collapse">
                <table:table-cell/>
                <table:table-cell table:style-name="ce32" office:value-type="float" office:value="2" calcext:value-type="float" table:number-columns-spanned="3" table:number-rows-spanned="1">
                  <text:p>2</text:p>
                </table:table-cell>
                <table:covered-table-cell table:number-columns-repeated="2" table:style-name="ce32"/>
                <table:table-cell office:value-type="float" office:value="3" calcext:value-type="float">
                  <text:p>3</text:p>
                </table:table-cell>
                <table:table-cell table:number-columns-repeated="59"/>
              </table:table-row>
              <table:table-row table:style-name="ro1" table:visibility="collapse">
                <table:table-cell/>
                <table:table-cell table:style-name="ce40" office:value-type="string" calcext:value-type="string" table:number-columns-spanned="3" table:number-rows-spanned="1">
                  <text:p>3 - 5</text:p>
                </table:table-cell>
                <table:covered-table-cell table:number-columns-repeated="2" table:style-name="ce32"/>
                <table:table-cell office:value-type="float" office:value="2" calcext:value-type="float">
                  <text:p>2</text:p>
                </table:table-cell>
                <table:table-cell table:number-columns-repeated="59"/>
              </table:table-row>
              <table:table-row table:style-name="ro1" table:visibility="collapse">
                <table:table-cell/>
                <table:table-cell table:style-name="ce33" office:value-type="string" calcext:value-type="string" table:number-columns-spanned="3" table:number-rows-spanned="1">
                  <text:p>&gt; 5</text:p>
                </table:table-cell>
                <table:covered-table-cell table:number-columns-repeated="2" table:style-name="ce33"/>
                <table:table-cell office:value-type="float" office:value="1" calcext:value-type="float">
                  <text:p>1</text:p>
                </table:table-cell>
                <table:table-cell table:number-columns-repeated="59"/>
              </table:table-row>
            </table:table-row-group>
            <table:table-row table:style-name="ro1" table:visibility="collapse">
              <table:table-cell table:style-name="ce25"/>
              <table:table-cell table:style-name="ce84" table:number-columns-spanned="4" table:number-rows-spanned="1"/>
              <table:covered-table-cell table:number-columns-repeated="3" table:style-name="ce95"/>
              <table:table-cell table:style-name="ce25"/>
              <table:table-cell table:number-columns-repeated="58"/>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4" table:visibility="collapse">
              <table:table-cell/>
              <table:table-cell table:style-name="ce34" office:value-type="string" calcext:value-type="string">
                <text:p>Is there a dedicated information (web page, wiki, etc) for security?</text:p>
              </table:table-cell>
              <table:table-cell table:style-name="ce13" office:value-type="string" calcext:value-type="string">
                <text:p>No</text:p>
              </table:table-cell>
              <table:table-cell table:style-name="ce47" office:value-type="percentage" office:value="0.2" calcext:value-type="percentage">
                <text:p>20,00%</text:p>
              </table:table-cell>
              <table:table-cell table:style-name="ce50" office:value-type="float" office:value="1" calcext:value-type="float">
                <text:p>1</text:p>
              </table:table-cell>
              <table:table-cell table:style-name="ce19" table:formula="of:=[.D162]*[.E162]" office:value-type="float" office:value="0.2" calcext:value-type="float">
                <text:p>0,2</text:p>
              </table:table-cell>
              <table:table-cell table:number-columns-repeated="58"/>
            </table:table-row>
            <table:table-row-group table:display="false">
              <table:table-row table:style-name="ro1" table:visibility="collapse">
                <table:table-cell/>
                <table:table-cell table:style-name="ce35" table:number-columns-spanned="5" table:number-rows-spanned="1"/>
                <table:covered-table-cell table:number-columns-repeated="4" table:style-name="ce19"/>
                <table:table-cell table:number-columns-repeated="58"/>
              </table:table-row>
              <table:table-row table:style-name="ro1" table:visibility="collapse">
                <table:table-cell/>
                <table:table-cell table:style-name="ce92" office:value-type="string" calcext:value-type="string" table:number-columns-spanned="4" table:number-rows-spanned="1">
                  <text:p>Test Description</text:p>
                </table:table-cell>
                <table:covered-table-cell table:number-columns-repeated="3" table:style-name="ce92"/>
                <table:table-cell table:style-name="Default"/>
                <table:table-cell table:number-columns-repeated="58"/>
              </table:table-row>
              <table:table-row table:style-name="ro1" table:visibility="collapse">
                <table:table-cell/>
                <table:table-cell table:style-name="ce87" office:value-type="string" calcext:value-type="string" table:number-columns-spanned="4" table:number-rows-spanned="1">
                  <text:p>This measures how aware of and seriously the project takes security issues.</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37" table:number-columns-spanned="4" table:number-rows-spanned="1"/>
                <table:covered-table-cell table:number-columns-repeated="3" table:style-name="ce46"/>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92"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Yes, well maintained</text:p>
                </table:table-cell>
                <table:covered-table-cell table:number-columns-repeated="2"/>
                <table:table-cell table:style-name="ce52" office:value-type="float" office:value="5" calcext:value-type="float">
                  <text:p>5</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Yes</text:p>
                </table:table-cell>
                <table:covered-table-cell table:number-columns-repeated="2"/>
                <table:table-cell table:style-name="ce52" office:value-type="float" office:value="3" calcext:value-type="float">
                  <text:p>3</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No</text:p>
                </table:table-cell>
                <table:covered-table-cell table:number-columns-repeated="2"/>
                <table:table-cell table:style-name="ce52" office:value-type="float" office:value="1" calcext:value-type="float">
                  <text:p>1</text:p>
                </table:table-cell>
                <table:table-cell table:style-name="ce53"/>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group>
        </table:table-row-group>
        <table:table-row table:style-name="ro1">
          <table:table-cell table:style-name="Default" table:number-columns-repeated="7"/>
          <table:table-cell table:number-columns-repeated="57"/>
        </table:table-row>
        <table:table-row-group>
          <table:table-row table:style-name="ro1">
            <table:table-cell table:style-name="ce23" office:value-type="string" calcext:value-type="string">
              <text:p>Rank</text:p>
            </table:table-cell>
            <table:table-cell table:style-name="ce82" office:value-type="string" calcext:value-type="string" table:number-columns-spanned="3" table:number-rows-spanned="1">
              <text:p>Category Title</text:p>
            </table:table-cell>
            <table:covered-table-cell table:number-columns-repeated="2" table:style-name="ce82"/>
            <table:table-cell table:style-name="ce23" office:value-type="string" calcext:value-type="string">
              <text:p>Weight</text:p>
            </table:table-cell>
            <table:table-cell table:style-name="ce23" office:value-type="string" calcext:value-type="string">
              <text:p>Unweighted Rating</text:p>
            </table:table-cell>
            <table:table-cell table:style-name="ce54" office:value-type="string" calcext:value-type="string">
              <text:p>Weighted Rating</text:p>
            </table:table-cell>
            <table:table-cell table:number-columns-repeated="57"/>
          </table:table-row>
          <table:table-row table:style-name="ro1">
            <table:table-cell table:style-name="ce24" office:value-type="float" office:value="5" calcext:value-type="float">
              <text:p>5</text:p>
            </table:table-cell>
            <table:table-cell table:style-name="ce83" office:value-type="string" calcext:value-type="string" table:number-columns-spanned="3" table:number-rows-spanned="1">
              <text:p>Performance</text:p>
            </table:table-cell>
            <table:covered-table-cell table:number-columns-repeated="2" table:style-name="ce83"/>
            <table:table-cell table:style-name="ce17" office:value-type="percentage" office:value="0.1" calcext:value-type="percentage">
              <text:p>10,00%</text:p>
            </table:table-cell>
            <table:table-cell table:style-name="ce24" table:formula="of:=SUM([.F177:.F197])" office:value-type="float" office:value="3" calcext:value-type="float">
              <text:p>3</text:p>
            </table:table-cell>
            <table:table-cell table:style-name="ce24" table:formula="of:=[.F174]*[.E174]" office:value-type="float" office:value="0.3" calcext:value-type="float">
              <text:p>0,3</text:p>
            </table:table-cell>
            <table:table-cell table:number-columns-repeated="57"/>
          </table:table-row>
          <table:table-row-group table:display="false">
            <table:table-row table:style-name="ro1" table:visibility="collapse">
              <table:table-cell table:style-name="ce25"/>
              <table:table-cell table:style-name="ce84" table:number-columns-spanned="5" table:number-rows-spanned="1"/>
              <table:covered-table-cell table:number-columns-repeated="4" table:style-name="ce95"/>
              <table:table-cell table:number-columns-repeated="58"/>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 table:visibility="collapse">
              <table:table-cell/>
              <table:table-cell table:style-name="ce25" office:value-type="string" calcext:value-type="string">
                <text:p>Performance Testing and Benchmark Reports available</text:p>
              </table:table-cell>
              <table:table-cell table:style-name="ce13" office:value-type="string" calcext:value-type="string">
                <text:p>Yes, with good results</text:p>
              </table:table-cell>
              <table:table-cell table:style-name="ce47" office:value-type="percentage" office:value="0.5" calcext:value-type="percentage">
                <text:p>50,00%</text:p>
              </table:table-cell>
              <table:table-cell table:style-name="ce50" office:value-type="float" office:value="5" calcext:value-type="float">
                <text:p>5</text:p>
              </table:table-cell>
              <table:table-cell table:style-name="ce19" table:formula="of:=[.D177]*[.E177]" office:value-type="float" office:value="2.5" calcext:value-type="float">
                <text:p>2,5</text:p>
              </table:table-cell>
              <table:table-cell table:number-columns-repeated="58"/>
            </table:table-row>
            <table:table-row-group table:display="false">
              <table:table-row table:style-name="ro1" table:visibility="collapse">
                <table:table-cell/>
                <table:table-cell table:style-name="ce25" table:number-columns-repeated="5"/>
                <table:table-cell table:number-columns-repeated="58"/>
              </table:table-row>
              <table:table-row table:style-name="ro1" table:visibility="collapse">
                <table:table-cell/>
                <table:table-cell table:style-name="ce86" office:value-type="string" calcext:value-type="string" table:number-columns-spanned="4" table:number-rows-spanned="1">
                  <text:p>Test Description</text:p>
                </table:table-cell>
                <table:covered-table-cell table:number-columns-repeated="3" table:style-name="ce86"/>
                <table:table-cell table:style-name="Default"/>
                <table:table-cell table:number-columns-repeated="58"/>
              </table:table-row>
              <table:table-row table:style-name="ro14" table:visibility="collapse">
                <table:table-cell/>
                <table:table-cell table:style-name="ce87" office:value-type="string" calcext: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11"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51" office:value-type="string" calcext:value-type="string">
                  <text:p>Score</text:p>
                </table:table-cell>
                <table:table-cell table:style-name="Default"/>
                <table:table-cell table:number-columns-repeated="58"/>
              </table:table-row>
              <table:table-row table:style-name="ro1" table:visibility="collapse">
                <table:table-cell/>
                <table:table-cell table:style-name="ce32" office:value-type="string" calcext:value-type="string" table:number-columns-spanned="3" table:number-rows-spanned="1">
                  <text:p>Yes, with good results</text:p>
                </table:table-cell>
                <table:covered-table-cell table:number-columns-repeated="2" table:style-name="ce32"/>
                <table:table-cell office:value-type="float" office:value="5" calcext:value-type="float">
                  <text:p>5</text:p>
                </table:table-cell>
                <table:table-cell table:number-columns-repeated="59"/>
              </table:table-row>
              <table:table-row table:style-name="ro1" table:visibility="collapse">
                <table:table-cell/>
                <table:table-cell table:style-name="ce32" office:value-type="string" calcext:value-type="string" table:number-columns-spanned="3" table:number-rows-spanned="1">
                  <text:p>Yes</text:p>
                </table:table-cell>
                <table:covered-table-cell table:number-columns-repeated="2" table:style-name="ce32"/>
                <table:table-cell office:value-type="float" office:value="3" calcext:value-type="float">
                  <text:p>3</text:p>
                </table:table-cell>
                <table:table-cell table:number-columns-repeated="59"/>
              </table:table-row>
              <table:table-row table:style-name="ro1" table:visibility="collapse">
                <table:table-cell/>
                <table:table-cell table:style-name="ce33" office:value-type="string" calcext:value-type="string" table:number-columns-spanned="3" table:number-rows-spanned="1">
                  <text:p>No</text:p>
                </table:table-cell>
                <table:covered-table-cell table:number-columns-repeated="2" table:style-name="ce33"/>
                <table:table-cell office:value-type="float" office:value="1" calcext:value-type="float">
                  <text:p>1</text:p>
                </table:table-cell>
                <table:table-cell table:number-columns-repeated="59"/>
              </table:table-row>
            </table:table-row-group>
            <table:table-row table:style-name="ro1" table:visibility="collapse">
              <table:table-cell table:style-name="ce25"/>
              <table:table-cell table:style-name="ce84" table:number-columns-spanned="4" table:number-rows-spanned="1"/>
              <table:covered-table-cell table:number-columns-repeated="3" table:style-name="ce95"/>
              <table:table-cell table:style-name="ce25"/>
              <table:table-cell table:number-columns-repeated="58"/>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 table:visibility="collapse">
              <table:table-cell/>
              <table:table-cell table:style-name="ce25" office:value-type="string" calcext:value-type="string">
                <text:p>Performance Tuning &amp; Configuration</text:p>
              </table:table-cell>
              <table:table-cell table:style-name="ce13" office:value-type="string" calcext:value-type="string">
                <text:p>No</text:p>
              </table:table-cell>
              <table:table-cell table:style-name="ce47" office:value-type="percentage" office:value="0.5" calcext:value-type="percentage">
                <text:p>50,00%</text:p>
              </table:table-cell>
              <table:table-cell table:style-name="ce50" office:value-type="float" office:value="1" calcext:value-type="float">
                <text:p>1</text:p>
              </table:table-cell>
              <table:table-cell table:style-name="ce19" table:formula="of:=[.D188]*[.E188]" office:value-type="float" office:value="0.5" calcext:value-type="float">
                <text:p>0,5</text:p>
              </table:table-cell>
              <table:table-cell table:number-columns-repeated="58"/>
            </table:table-row>
            <table:table-row-group table:display="false">
              <table:table-row table:style-name="ro1" table:visibility="collapse">
                <table:table-cell/>
                <table:table-cell table:style-name="ce35" table:number-columns-spanned="5" table:number-rows-spanned="1"/>
                <table:covered-table-cell table:number-columns-repeated="4" table:style-name="ce19"/>
                <table:table-cell table:number-columns-repeated="58"/>
              </table:table-row>
              <table:table-row table:style-name="ro1" table:visibility="collapse">
                <table:table-cell/>
                <table:table-cell table:style-name="ce92" office:value-type="string" calcext:value-type="string" table:number-columns-spanned="4" table:number-rows-spanned="1">
                  <text:p>Test Description</text:p>
                </table:table-cell>
                <table:covered-table-cell table:number-columns-repeated="3" table:style-name="ce92"/>
                <table:table-cell table:style-name="Default"/>
                <table:table-cell table:number-columns-repeated="58"/>
              </table:table-row>
              <table:table-row table:style-name="ro12" table:visibility="collapse">
                <table:table-cell/>
                <table:table-cell table:style-name="ce87" office:value-type="string" calcext: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37" table:number-columns-spanned="4" table:number-rows-spanned="1"/>
                <table:covered-table-cell table:number-columns-repeated="3" table:style-name="ce46"/>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92"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Yes, Extensive</text:p>
                </table:table-cell>
                <table:covered-table-cell table:number-columns-repeated="2"/>
                <table:table-cell table:style-name="ce52" office:value-type="float" office:value="5" calcext:value-type="float">
                  <text:p>5</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Yes, Some</text:p>
                </table:table-cell>
                <table:covered-table-cell table:number-columns-repeated="2"/>
                <table:table-cell table:style-name="ce52" office:value-type="float" office:value="3" calcext:value-type="float">
                  <text:p>3</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No</text:p>
                </table:table-cell>
                <table:covered-table-cell table:number-columns-repeated="2"/>
                <table:table-cell table:style-name="ce52" office:value-type="float" office:value="1" calcext:value-type="float">
                  <text:p>1</text:p>
                </table:table-cell>
                <table:table-cell table:style-name="ce53"/>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group>
        </table:table-row-group>
        <table:table-row table:style-name="ro1">
          <table:table-cell table:style-name="Default" table:number-columns-repeated="7"/>
          <table:table-cell table:number-columns-repeated="57"/>
        </table:table-row>
        <table:table-row-group>
          <table:table-row table:style-name="ro1">
            <table:table-cell table:style-name="ce23" office:value-type="string" calcext:value-type="string">
              <text:p>Rank</text:p>
            </table:table-cell>
            <table:table-cell table:style-name="ce82" office:value-type="string" calcext:value-type="string" table:number-columns-spanned="3" table:number-rows-spanned="1">
              <text:p>Category Title</text:p>
            </table:table-cell>
            <table:covered-table-cell table:number-columns-repeated="2" table:style-name="ce82"/>
            <table:table-cell table:style-name="ce23" office:value-type="string" calcext:value-type="string">
              <text:p>Weight</text:p>
            </table:table-cell>
            <table:table-cell table:style-name="ce23" office:value-type="string" calcext:value-type="string">
              <text:p>Unweighted Rating</text:p>
            </table:table-cell>
            <table:table-cell table:style-name="ce54" office:value-type="string" calcext:value-type="string">
              <text:p>Weighted Rating</text:p>
            </table:table-cell>
            <table:table-cell table:number-columns-repeated="57"/>
          </table:table-row>
          <table:table-row table:style-name="ro1">
            <table:table-cell table:style-name="ce24" office:value-type="float" office:value="3" calcext:value-type="float">
              <text:p>3</text:p>
            </table:table-cell>
            <table:table-cell table:style-name="ce83" office:value-type="string" calcext:value-type="string" table:number-columns-spanned="3" table:number-rows-spanned="1">
              <text:p>Scalability</text:p>
            </table:table-cell>
            <table:covered-table-cell table:number-columns-repeated="2" table:style-name="ce83"/>
            <table:table-cell table:style-name="ce17" office:value-type="percentage" office:value="0.1" calcext:value-type="percentage">
              <text:p>10,00%</text:p>
            </table:table-cell>
            <table:table-cell table:style-name="ce24" table:formula="of:=SUM([.F203:.F223])" office:value-type="float" office:value="3" calcext:value-type="float">
              <text:p>3</text:p>
            </table:table-cell>
            <table:table-cell table:style-name="ce24" table:formula="of:=[.F200]*[.E200]" office:value-type="float" office:value="0.3" calcext:value-type="float">
              <text:p>0,3</text:p>
            </table:table-cell>
            <table:table-cell table:number-columns-repeated="57"/>
          </table:table-row>
          <table:table-row-group table:display="false">
            <table:table-row table:style-name="ro1" table:visibility="collapse">
              <table:table-cell table:style-name="ce25"/>
              <table:table-cell table:style-name="ce84" table:number-columns-spanned="5" table:number-rows-spanned="1"/>
              <table:covered-table-cell table:number-columns-repeated="4" table:style-name="ce95"/>
              <table:table-cell table:number-columns-repeated="58"/>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 table:visibility="collapse">
              <table:table-cell/>
              <table:table-cell table:style-name="ce25" office:value-type="string" calcext:value-type="string">
                <text:p>Reference deployment</text:p>
              </table:table-cell>
              <table:table-cell table:style-name="ce13" office:value-type="string" calcext:value-type="string">
                <text:p>Yes</text:p>
              </table:table-cell>
              <table:table-cell table:style-name="ce47" office:value-type="percentage" office:value="0.3" calcext:value-type="percentage">
                <text:p>30,00%</text:p>
              </table:table-cell>
              <table:table-cell table:style-name="ce50" office:value-type="float" office:value="3" calcext:value-type="float">
                <text:p>3</text:p>
              </table:table-cell>
              <table:table-cell table:style-name="ce19" table:formula="of:=[.D203]*[.E203]" office:value-type="float" office:value="0.9" calcext:value-type="float">
                <text:p>0,9</text:p>
              </table:table-cell>
              <table:table-cell table:number-columns-repeated="58"/>
            </table:table-row>
            <table:table-row-group table:display="false">
              <table:table-row table:style-name="ro1" table:visibility="collapse">
                <table:table-cell/>
                <table:table-cell table:style-name="ce25" table:number-columns-repeated="5"/>
                <table:table-cell table:number-columns-repeated="58"/>
              </table:table-row>
              <table:table-row table:style-name="ro1" table:visibility="collapse">
                <table:table-cell/>
                <table:table-cell table:style-name="ce86" office:value-type="string" calcext:value-type="string" table:number-columns-spanned="4" table:number-rows-spanned="1">
                  <text:p>Test Description</text:p>
                </table:table-cell>
                <table:covered-table-cell table:number-columns-repeated="3" table:style-name="ce86"/>
                <table:table-cell table:style-name="Default"/>
                <table:table-cell table:number-columns-repeated="58"/>
              </table:table-row>
              <table:table-row table:style-name="ro1" table:visibility="collapse">
                <table:table-cell/>
                <table:table-cell table:style-name="ce87" office:value-type="string" calcext:value-type="string" table:number-columns-spanned="4" table:number-rows-spanned="1">
                  <text:p>This measures whether the software is scalable and tested in real use through a real-world deployment.</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11"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51" office:value-type="string" calcext:value-type="string">
                  <text:p>Score</text:p>
                </table:table-cell>
                <table:table-cell table:style-name="Default"/>
                <table:table-cell table:number-columns-repeated="58"/>
              </table:table-row>
              <table:table-row table:style-name="ro1" table:visibility="collapse">
                <table:table-cell/>
                <table:table-cell table:style-name="ce32" office:value-type="string" calcext:value-type="string" table:number-columns-spanned="3" table:number-rows-spanned="1">
                  <text:p>Yes, with publication of user’s size</text:p>
                </table:table-cell>
                <table:covered-table-cell table:number-columns-repeated="2" table:style-name="ce32"/>
                <table:table-cell office:value-type="float" office:value="5" calcext:value-type="float">
                  <text:p>5</text:p>
                </table:table-cell>
                <table:table-cell table:number-columns-repeated="59"/>
              </table:table-row>
              <table:table-row table:style-name="ro1" table:visibility="collapse">
                <table:table-cell/>
                <table:table-cell table:style-name="ce32" office:value-type="string" calcext:value-type="string" table:number-columns-spanned="3" table:number-rows-spanned="1">
                  <text:p>Yes</text:p>
                </table:table-cell>
                <table:covered-table-cell table:number-columns-repeated="2" table:style-name="ce32"/>
                <table:table-cell office:value-type="float" office:value="3" calcext:value-type="float">
                  <text:p>3</text:p>
                </table:table-cell>
                <table:table-cell table:number-columns-repeated="59"/>
              </table:table-row>
              <table:table-row table:style-name="ro1" table:visibility="collapse">
                <table:table-cell/>
                <table:table-cell table:style-name="ce33" office:value-type="string" calcext:value-type="string" table:number-columns-spanned="3" table:number-rows-spanned="1">
                  <text:p>No</text:p>
                </table:table-cell>
                <table:covered-table-cell table:number-columns-repeated="2" table:style-name="ce33"/>
                <table:table-cell office:value-type="float" office:value="1" calcext:value-type="float">
                  <text:p>1</text:p>
                </table:table-cell>
                <table:table-cell table:number-columns-repeated="59"/>
              </table:table-row>
            </table:table-row-group>
            <table:table-row table:style-name="ro1" table:visibility="collapse">
              <table:table-cell table:style-name="ce25"/>
              <table:table-cell table:style-name="ce84" table:number-columns-spanned="4" table:number-rows-spanned="1"/>
              <table:covered-table-cell table:number-columns-repeated="3" table:style-name="ce95"/>
              <table:table-cell table:style-name="ce25"/>
              <table:table-cell table:number-columns-repeated="58"/>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 table:visibility="collapse">
              <table:table-cell/>
              <table:table-cell table:style-name="ce25" office:value-type="string" calcext:value-type="string">
                <text:p>Designed for scalability</text:p>
              </table:table-cell>
              <table:table-cell table:style-name="ce13" office:value-type="string" calcext:value-type="string">
                <text:p>Yes, some</text:p>
              </table:table-cell>
              <table:table-cell table:style-name="ce47" office:value-type="percentage" office:value="0.7" calcext:value-type="percentage">
                <text:p>70,00%</text:p>
              </table:table-cell>
              <table:table-cell table:style-name="ce50" office:value-type="float" office:value="3" calcext:value-type="float">
                <text:p>3</text:p>
              </table:table-cell>
              <table:table-cell table:style-name="ce19" table:formula="of:=[.D214]*[.E214]" office:value-type="float" office:value="2.1" calcext:value-type="float">
                <text:p>2,1</text:p>
              </table:table-cell>
              <table:table-cell table:number-columns-repeated="58"/>
            </table:table-row>
            <table:table-row-group table:display="false">
              <table:table-row table:style-name="ro1" table:visibility="collapse">
                <table:table-cell/>
                <table:table-cell table:style-name="ce35" table:number-columns-spanned="5" table:number-rows-spanned="1"/>
                <table:covered-table-cell table:number-columns-repeated="4" table:style-name="ce19"/>
                <table:table-cell table:number-columns-repeated="58"/>
              </table:table-row>
              <table:table-row table:style-name="ro1" table:visibility="collapse">
                <table:table-cell/>
                <table:table-cell table:style-name="ce92" office:value-type="string" calcext:value-type="string" table:number-columns-spanned="4" table:number-rows-spanned="1">
                  <text:p>Test Description</text:p>
                </table:table-cell>
                <table:covered-table-cell table:number-columns-repeated="3" table:style-name="ce92"/>
                <table:table-cell table:style-name="Default"/>
                <table:table-cell table:number-columns-repeated="58"/>
              </table:table-row>
              <table:table-row table:style-name="ro14" table:visibility="collapse">
                <table:table-cell/>
                <table:table-cell table:style-name="ce87" office:value-type="string" calcext:value-type="string" table:number-columns-spanned="4" table:number-rows-spanned="1">
                  <text:p>This measures whether component was designed with scalability in mind. Is it thread-safe? Does it run in a cluster environment? Can H/W solve performance problems?</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37" table:number-columns-spanned="4" table:number-rows-spanned="1"/>
                <table:covered-table-cell table:number-columns-repeated="3" table:style-name="ce46"/>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92"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Yes, extensive</text:p>
                </table:table-cell>
                <table:covered-table-cell table:number-columns-repeated="2"/>
                <table:table-cell table:style-name="ce52" office:value-type="float" office:value="5" calcext:value-type="float">
                  <text:p>5</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Yes, some</text:p>
                </table:table-cell>
                <table:covered-table-cell table:number-columns-repeated="2"/>
                <table:table-cell table:style-name="ce52" office:value-type="float" office:value="3" calcext:value-type="float">
                  <text:p>3</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No</text:p>
                </table:table-cell>
                <table:covered-table-cell table:number-columns-repeated="2"/>
                <table:table-cell table:style-name="ce52" office:value-type="float" office:value="1" calcext:value-type="float">
                  <text:p>1</text:p>
                </table:table-cell>
                <table:table-cell table:style-name="ce53"/>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group>
        </table:table-row-group>
        <table:table-row table:style-name="ro1">
          <table:table-cell table:style-name="Default" table:number-columns-repeated="7"/>
          <table:table-cell table:number-columns-repeated="57"/>
        </table:table-row>
        <table:table-row-group>
          <table:table-row table:style-name="ro1">
            <table:table-cell table:style-name="ce23" office:value-type="string" calcext:value-type="string">
              <text:p>Rank</text:p>
            </table:table-cell>
            <table:table-cell table:style-name="ce82" office:value-type="string" calcext:value-type="string" table:number-columns-spanned="3" table:number-rows-spanned="1">
              <text:p>Category Title</text:p>
            </table:table-cell>
            <table:covered-table-cell table:number-columns-repeated="2" table:style-name="ce82"/>
            <table:table-cell table:style-name="ce23" office:value-type="string" calcext:value-type="string">
              <text:p>Weight</text:p>
            </table:table-cell>
            <table:table-cell table:style-name="ce23" office:value-type="string" calcext:value-type="string">
              <text:p>Unweighted Rating</text:p>
            </table:table-cell>
            <table:table-cell table:style-name="ce54" office:value-type="string" calcext:value-type="string">
              <text:p>Weighted Rating</text:p>
            </table:table-cell>
            <table:table-cell table:number-columns-repeated="57"/>
          </table:table-row>
          <table:table-row table:style-name="ro1">
            <table:table-cell table:style-name="ce24" office:value-type="float" office:value="7" calcext:value-type="float">
              <text:p>7</text:p>
            </table:table-cell>
            <table:table-cell table:style-name="ce83" office:value-type="string" calcext:value-type="string" table:number-columns-spanned="3" table:number-rows-spanned="1">
              <text:p>Architecture</text:p>
            </table:table-cell>
            <table:covered-table-cell table:number-columns-repeated="2" table:style-name="ce83"/>
            <table:table-cell table:style-name="ce17" office:value-type="percentage" office:value="0.1" calcext:value-type="percentage">
              <text:p>10,00%</text:p>
            </table:table-cell>
            <table:table-cell table:style-name="ce24" table:formula="of:=SUM([.F229:.F264])" office:value-type="float" office:value="4.8" calcext:value-type="float">
              <text:p>4,8</text:p>
            </table:table-cell>
            <table:table-cell table:style-name="ce24" table:formula="of:=[.F226]*[.E226]" office:value-type="float" office:value="0.48" calcext:value-type="float">
              <text:p>0,48</text:p>
            </table:table-cell>
            <table:table-cell table:number-columns-repeated="57"/>
          </table:table-row>
          <table:table-row-group table:display="false">
            <table:table-row table:style-name="ro1" table:visibility="collapse">
              <table:table-cell table:style-name="ce25"/>
              <table:table-cell table:style-name="ce84" table:number-columns-spanned="5" table:number-rows-spanned="1"/>
              <table:covered-table-cell table:number-columns-repeated="4" table:style-name="ce95"/>
              <table:table-cell table:number-columns-repeated="58"/>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 table:visibility="collapse">
              <table:table-cell/>
              <table:table-cell table:style-name="ce25" office:value-type="string" calcext:value-type="string">
                <text:p>Is there any 3rd party Plug-ins</text:p>
              </table:table-cell>
              <table:table-cell table:style-name="ce13" office:value-type="string" calcext:value-type="string">
                <text:p>&gt;10</text:p>
              </table:table-cell>
              <table:table-cell table:style-name="ce47" office:value-type="percentage" office:value="0.3" calcext:value-type="percentage">
                <text:p>30,00%</text:p>
              </table:table-cell>
              <table:table-cell table:style-name="ce50" office:value-type="float" office:value="5" calcext:value-type="float">
                <text:p>5</text:p>
              </table:table-cell>
              <table:table-cell table:style-name="ce19" table:formula="of:=[.D229]*[.E229]" office:value-type="float" office:value="1.5" calcext:value-type="float">
                <text:p>1,5</text:p>
              </table:table-cell>
              <table:table-cell table:number-columns-repeated="58"/>
            </table:table-row>
            <table:table-row-group table:display="false">
              <table:table-row table:style-name="ro1" table:visibility="collapse">
                <table:table-cell/>
                <table:table-cell table:style-name="ce25" table:number-columns-repeated="5"/>
                <table:table-cell table:number-columns-repeated="58"/>
              </table:table-row>
              <table:table-row table:style-name="ro1" table:visibility="collapse">
                <table:table-cell/>
                <table:table-cell table:style-name="ce86" office:value-type="string" calcext:value-type="string" table:number-columns-spanned="4" table:number-rows-spanned="1">
                  <text:p>Test Description</text:p>
                </table:table-cell>
                <table:covered-table-cell table:number-columns-repeated="3" table:style-name="ce86"/>
                <table:table-cell table:style-name="Default"/>
                <table:table-cell table:number-columns-repeated="58"/>
              </table:table-row>
              <table:table-row table:style-name="ro1" table:visibility="collapse">
                <table:table-cell/>
                <table:table-cell table:style-name="ce87" office:value-type="string" calcext:value-type="string" table:number-columns-spanned="4" table:number-rows-spanned="1">
                  <text:p>This measures the design for extensibility through 3rd party plug-ins</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11"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51" office:value-type="string" calcext:value-type="string">
                  <text:p>Score</text:p>
                </table:table-cell>
                <table:table-cell table:style-name="Default"/>
                <table:table-cell table:number-columns-repeated="58"/>
              </table:table-row>
              <table:table-row table:style-name="ro1" table:visibility="collapse">
                <table:table-cell/>
                <table:table-cell table:style-name="ce32" office:value-type="string" calcext:value-type="string" table:number-columns-spanned="3" table:number-rows-spanned="1">
                  <text:p>&gt;10</text:p>
                </table:table-cell>
                <table:covered-table-cell table:number-columns-repeated="2" table:style-name="ce32"/>
                <table:table-cell office:value-type="float" office:value="5" calcext:value-type="float">
                  <text:p>5</text:p>
                </table:table-cell>
                <table:table-cell table:number-columns-repeated="59"/>
              </table:table-row>
              <table:table-row table:style-name="ro1" table:visibility="collapse">
                <table:table-cell/>
                <table:table-cell table:style-name="ce33" office:value-type="string" calcext:value-type="string" table:number-columns-spanned="3" table:number-rows-spanned="1">
                  <text:p>6 to 10</text:p>
                </table:table-cell>
                <table:covered-table-cell table:number-columns-repeated="2" table:style-name="ce33"/>
                <table:table-cell office:value-type="float" office:value="4" calcext:value-type="float">
                  <text:p>4</text:p>
                </table:table-cell>
                <table:table-cell table:number-columns-repeated="59"/>
              </table:table-row>
              <table:table-row table:style-name="ro1" table:visibility="collapse">
                <table:table-cell/>
                <table:table-cell table:style-name="ce32" office:value-type="string" calcext:value-type="string" table:number-columns-spanned="3" table:number-rows-spanned="1">
                  <text:p>2 to 5</text:p>
                </table:table-cell>
                <table:covered-table-cell table:number-columns-repeated="2" table:style-name="ce32"/>
                <table:table-cell office:value-type="float" office:value="3" calcext:value-type="float">
                  <text:p>3</text:p>
                </table:table-cell>
                <table:table-cell table:number-columns-repeated="59"/>
              </table:table-row>
              <table:table-row table:style-name="ro1" table:visibility="collapse">
                <table:table-cell/>
                <table:table-cell table:style-name="ce32" office:value-type="float" office:value="1" calcext:value-type="float" table:number-columns-spanned="3" table:number-rows-spanned="1">
                  <text:p>1</text:p>
                </table:table-cell>
                <table:covered-table-cell table:number-columns-repeated="2" table:style-name="ce32"/>
                <table:table-cell office:value-type="float" office:value="2" calcext:value-type="float">
                  <text:p>2</text:p>
                </table:table-cell>
                <table:table-cell table:number-columns-repeated="59"/>
              </table:table-row>
              <table:table-row table:style-name="ro1" table:visibility="collapse">
                <table:table-cell/>
                <table:table-cell table:style-name="ce33" office:value-type="float" office:value="0" calcext:value-type="float" table:number-columns-spanned="3" table:number-rows-spanned="1">
                  <text:p>0</text:p>
                </table:table-cell>
                <table:covered-table-cell table:number-columns-repeated="2" table:style-name="ce33"/>
                <table:table-cell office:value-type="float" office:value="1" calcext:value-type="float">
                  <text:p>1</text:p>
                </table:table-cell>
                <table:table-cell table:number-columns-repeated="59"/>
              </table:table-row>
            </table:table-row-group>
            <table:table-row table:style-name="ro1" table:visibility="collapse">
              <table:table-cell table:style-name="ce25"/>
              <table:table-cell table:style-name="ce84" table:number-columns-spanned="4" table:number-rows-spanned="1"/>
              <table:covered-table-cell table:number-columns-repeated="3" table:style-name="ce95"/>
              <table:table-cell table:style-name="ce25"/>
              <table:table-cell table:number-columns-repeated="58"/>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 table:visibility="collapse">
              <table:table-cell/>
              <table:table-cell table:style-name="ce25" office:value-type="string" calcext:value-type="string">
                <text:p>Public API / External Service </text:p>
              </table:table-cell>
              <table:table-cell table:style-name="ce13" office:value-type="string" calcext:value-type="string">
                <text:p>Yes, exstensive</text:p>
              </table:table-cell>
              <table:table-cell table:style-name="ce47" office:value-type="percentage" office:value="0.3" calcext:value-type="percentage">
                <text:p>30,00%</text:p>
              </table:table-cell>
              <table:table-cell table:style-name="ce50" office:value-type="float" office:value="5" calcext:value-type="float">
                <text:p>5</text:p>
              </table:table-cell>
              <table:table-cell table:style-name="ce19" table:formula="of:=[.D242]*[.E242]" office:value-type="float" office:value="1.5" calcext:value-type="float">
                <text:p>1,5</text:p>
              </table:table-cell>
              <table:table-cell table:number-columns-repeated="58"/>
            </table:table-row>
            <table:table-row-group table:display="false">
              <table:table-row table:style-name="ro1" table:visibility="collapse">
                <table:table-cell/>
                <table:table-cell table:style-name="ce35" table:number-columns-spanned="5" table:number-rows-spanned="1"/>
                <table:covered-table-cell table:number-columns-repeated="4" table:style-name="ce19"/>
                <table:table-cell table:number-columns-repeated="58"/>
              </table:table-row>
              <table:table-row table:style-name="ro1" table:visibility="collapse">
                <table:table-cell/>
                <table:table-cell table:style-name="ce92" office:value-type="string" calcext:value-type="string" table:number-columns-spanned="4" table:number-rows-spanned="1">
                  <text:p>Test Description</text:p>
                </table:table-cell>
                <table:covered-table-cell table:number-columns-repeated="3" table:style-name="ce92"/>
                <table:table-cell table:style-name="Default"/>
                <table:table-cell table:number-columns-repeated="58"/>
              </table:table-row>
              <table:table-row table:style-name="ro1" table:visibility="collapse">
                <table:table-cell/>
                <table:table-cell table:style-name="ce87" office:value-type="string" calcext:value-type="string" table:number-columns-spanned="4" table:number-rows-spanned="1">
                  <text:p>Allows for extensions via a public API, also shows design for customization</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37" table:number-columns-spanned="4" table:number-rows-spanned="1"/>
                <table:covered-table-cell table:number-columns-repeated="3" table:style-name="ce46"/>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92"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Yes, extensive</text:p>
                </table:table-cell>
                <table:covered-table-cell table:number-columns-repeated="2"/>
                <table:table-cell table:style-name="ce52" office:value-type="float" office:value="5" calcext:value-type="float">
                  <text:p>5</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Yes</text:p>
                </table:table-cell>
                <table:covered-table-cell table:number-columns-repeated="2"/>
                <table:table-cell table:style-name="ce52" office:value-type="float" office:value="3" calcext:value-type="float">
                  <text:p>3</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No</text:p>
                </table:table-cell>
                <table:covered-table-cell table:number-columns-repeated="2"/>
                <table:table-cell table:style-name="ce52" office:value-type="float" office:value="1" calcext:value-type="float">
                  <text:p>1</text:p>
                </table:table-cell>
                <table:table-cell table:style-name="ce53"/>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0" table:visibility="collapse">
              <table:table-cell/>
              <table:table-cell table:style-name="ce25" office:value-type="string" calcext:value-type="string">
                <text:p>Enable/disable features through configuration</text:p>
              </table:table-cell>
              <table:table-cell table:style-name="ce13" office:value-type="string" calcext:value-type="string">
                <text:p>Yes, after compile time (but no during runtime)</text:p>
              </table:table-cell>
              <table:table-cell table:style-name="ce47" office:value-type="percentage" office:value="0.2" calcext:value-type="percentage">
                <text:p>20,00%</text:p>
              </table:table-cell>
              <table:table-cell table:style-name="ce50" office:value-type="float" office:value="4" calcext:value-type="float">
                <text:p>4</text:p>
              </table:table-cell>
              <table:table-cell table:style-name="ce19" table:formula="of:=[.D253]*[.E253]" office:value-type="float" office:value="0.8" calcext:value-type="float">
                <text:p>0,8</text:p>
              </table:table-cell>
              <table:table-cell table:number-columns-repeated="58"/>
            </table:table-row>
            <table:table-row-group>
              <table:table-row table:style-name="ro1" table:visibility="collapse">
                <table:table-cell/>
                <table:table-cell table:style-name="ce35" table:number-columns-spanned="5" table:number-rows-spanned="1"/>
                <table:covered-table-cell table:number-columns-repeated="4" table:style-name="ce19"/>
                <table:table-cell table:number-columns-repeated="58"/>
              </table:table-row>
              <table:table-row table:style-name="ro1" table:visibility="collapse">
                <table:table-cell/>
                <table:table-cell table:style-name="ce92" office:value-type="string" calcext:value-type="string" table:number-columns-spanned="4" table:number-rows-spanned="1">
                  <text:p>Test Description</text:p>
                </table:table-cell>
                <table:covered-table-cell table:number-columns-repeated="3" table:style-name="ce92"/>
                <table:table-cell table:style-name="Default"/>
                <table:table-cell table:number-columns-repeated="58"/>
              </table:table-row>
              <table:table-row table:style-name="ro1" table:visibility="collapse">
                <table:table-cell/>
                <table:table-cell table:style-name="ce87" office:value-type="string" calcext:value-type="string" table:number-columns-spanned="4" table:number-rows-spanned="1">
                  <text:p>Whether user can enable/disable features through configuration</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37" table:number-columns-spanned="4" table:number-rows-spanned="1"/>
                <table:covered-table-cell table:number-columns-repeated="3" table:style-name="ce46"/>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92"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Yes, during runtime</text:p>
                </table:table-cell>
                <table:covered-table-cell table:number-columns-repeated="2"/>
                <table:table-cell table:style-name="ce52" office:value-type="float" office:value="5" calcext:value-type="float">
                  <text:p>5</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Yes, maybe compile time</text:p>
                </table:table-cell>
                <table:covered-table-cell table:number-columns-repeated="2"/>
                <table:table-cell table:style-name="ce52" office:value-type="float" office:value="3" calcext:value-type="float">
                  <text:p>3</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No</text:p>
                </table:table-cell>
                <table:covered-table-cell table:number-columns-repeated="2"/>
                <table:table-cell table:style-name="ce52" office:value-type="float" office:value="1" calcext:value-type="float">
                  <text:p>1</text:p>
                </table:table-cell>
                <table:table-cell table:style-name="ce53"/>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 table:style-name="ro1" table:visibility="collapse">
              <table:table-cell table:style-name="Default"/>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style-name="Default"/>
              <table:table-cell table:number-columns-repeated="57"/>
            </table:table-row>
            <table:table-row table:style-name="ro1" table:visibility="collapse">
              <table:table-cell table:style-name="Default"/>
              <table:table-cell table:style-name="ce25" office:value-type="string" calcext:value-type="string">
                <text:p>How easy is to run the framework under a security manager?</text:p>
              </table:table-cell>
              <table:table-cell table:style-name="ce13" office:value-type="string" calcext:value-type="string">
                <text:p>Yes, through configuration</text:p>
              </table:table-cell>
              <table:table-cell table:style-name="ce47" office:value-type="percentage" office:value="0.2" calcext:value-type="percentage">
                <text:p>20,00%</text:p>
              </table:table-cell>
              <table:table-cell table:style-name="ce50" office:value-type="float" office:value="5" calcext:value-type="float">
                <text:p>5</text:p>
              </table:table-cell>
              <table:table-cell table:style-name="ce19" table:formula="of:=[.D264]*[.E264]" office:value-type="float" office:value="1" calcext:value-type="float">
                <text:p>1</text:p>
              </table:table-cell>
              <table:table-cell table:style-name="Default"/>
              <table:table-cell table:number-columns-repeated="57"/>
            </table:table-row>
            <table:table-row table:style-name="ro1" table:visibility="collapse">
              <table:table-cell table:style-name="Default"/>
              <table:table-cell table:style-name="ce35" table:number-columns-spanned="5" table:number-rows-spanned="1"/>
              <table:covered-table-cell table:number-columns-repeated="4" table:style-name="ce19"/>
              <table:table-cell table:style-name="Default"/>
              <table:table-cell table:number-columns-repeated="57"/>
            </table:table-row>
            <table:table-row table:style-name="ro1" table:visibility="collapse">
              <table:table-cell table:style-name="Default"/>
              <table:table-cell table:style-name="ce92" office:value-type="string" calcext:value-type="string" table:number-columns-spanned="4" table:number-rows-spanned="1">
                <text:p>Test Description</text:p>
              </table:table-cell>
              <table:covered-table-cell table:number-columns-repeated="3" table:style-name="ce92"/>
              <table:table-cell table:style-name="Default" table:number-columns-repeated="2"/>
              <table:table-cell table:number-columns-repeated="57"/>
            </table:table-row>
            <table:table-row table:style-name="ro10" table:visibility="collapse">
              <table:table-cell table:style-name="Default"/>
              <table:table-cell table:style-name="ce87" office:value-type="string" calcext:value-type="string" table:number-columns-spanned="4" table:number-rows-spanned="1">
                <text:p>Many application servers execute web applications under the control of a Java security manager, with restricted permissions on what classes in the web application can do.</text:p>
              </table:table-cell>
              <table:covered-table-cell table:number-columns-repeated="3" table:style-name="ce87"/>
              <table:table-cell table:style-name="ce101"/>
              <table:table-cell table:style-name="Default"/>
              <table:table-cell table:number-columns-repeated="57"/>
            </table:table-row>
            <table:table-row table:style-name="ro1" table:visibility="collapse">
              <table:table-cell table:style-name="Default"/>
              <table:table-cell table:style-name="ce37" table:number-columns-spanned="4" table:number-rows-spanned="1"/>
              <table:covered-table-cell table:number-columns-repeated="3" table:style-name="ce46"/>
              <table:table-cell/>
              <table:table-cell table:style-name="Default"/>
              <table:table-cell table:number-columns-repeated="57"/>
            </table:table-row>
            <table:table-row table:style-name="ro1" table:visibility="collapse">
              <table:table-cell table:style-name="Default"/>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92" office:value-type="string" calcext:value-type="string">
                <text:p>Score</text:p>
              </table:table-cell>
              <table:table-cell table:style-name="Default" table:number-columns-repeated="2"/>
              <table:table-cell table:number-columns-repeated="57"/>
            </table:table-row>
            <table:table-row table:style-name="ro1" table:visibility="collapse">
              <table:table-cell table:style-name="Default"/>
              <table:table-cell office:value-type="string" calcext:value-type="string" table:number-columns-spanned="3" table:number-rows-spanned="1">
                <text:p>Yes, through configuration</text:p>
              </table:table-cell>
              <table:covered-table-cell table:number-columns-repeated="2"/>
              <table:table-cell table:style-name="ce52" office:value-type="float" office:value="5" calcext:value-type="float">
                <text:p>5</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Yes, during compile time</text:p>
              </table:table-cell>
              <table:covered-table-cell table:number-columns-repeated="2"/>
              <table:table-cell table:style-name="ce52" office:value-type="float" office:value="3" calcext:value-type="float">
                <text:p>3</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Isn't possible</text:p>
              </table:table-cell>
              <table:covered-table-cell table:number-columns-repeated="2"/>
              <table:table-cell table:style-name="ce52" office:value-type="float" office:value="1" calcext:value-type="float">
                <text:p>1</text:p>
              </table:table-cell>
              <table:table-cell table:style-name="ce53"/>
              <table:table-cell table:style-name="Default"/>
              <table:table-cell table:number-columns-repeated="57"/>
            </table:table-row>
          </table:table-row-group>
        </table:table-row-group>
        <table:table-row table:style-name="ro1">
          <table:table-cell table:style-name="Default" table:number-columns-repeated="7"/>
          <table:table-cell table:number-columns-repeated="57"/>
        </table:table-row>
        <table:table-row-group>
          <table:table-row table:style-name="ro1">
            <table:table-cell table:style-name="ce23" office:value-type="string" calcext:value-type="string">
              <text:p>Rank</text:p>
            </table:table-cell>
            <table:table-cell table:style-name="ce82" office:value-type="string" calcext:value-type="string" table:number-columns-spanned="3" table:number-rows-spanned="1">
              <text:p>Category Title</text:p>
            </table:table-cell>
            <table:covered-table-cell table:number-columns-repeated="2" table:style-name="ce82"/>
            <table:table-cell table:style-name="ce23" office:value-type="string" calcext:value-type="string">
              <text:p>Weight</text:p>
            </table:table-cell>
            <table:table-cell table:style-name="ce23" office:value-type="string" calcext:value-type="string">
              <text:p>Unweighted Rating</text:p>
            </table:table-cell>
            <table:table-cell table:style-name="ce54" office:value-type="string" calcext:value-type="string">
              <text:p>Weighted Rating</text:p>
            </table:table-cell>
            <table:table-cell table:number-columns-repeated="57"/>
          </table:table-row>
          <table:table-row table:style-name="ro1">
            <table:table-cell table:style-name="ce24" office:value-type="float" office:value="9" calcext:value-type="float">
              <text:p>9</text:p>
            </table:table-cell>
            <table:table-cell table:style-name="ce83" office:value-type="string" calcext:value-type="string" table:number-columns-spanned="3" table:number-rows-spanned="1">
              <text:p>Support</text:p>
            </table:table-cell>
            <table:covered-table-cell table:number-columns-repeated="2" table:style-name="ce83"/>
            <table:table-cell table:style-name="ce17" office:value-type="percentage" office:value="0" calcext:value-type="percentage">
              <text:p>0,00%</text:p>
            </table:table-cell>
            <table:table-cell table:style-name="ce24" table:formula="of:=SUM([.F278:.F300])" office:value-type="float" office:value="0" calcext:value-type="float">
              <text:p>0</text:p>
            </table:table-cell>
            <table:table-cell table:style-name="ce24" table:formula="of:=[.F275]*[.E275]" office:value-type="float" office:value="0" calcext:value-type="float">
              <text:p>0</text:p>
            </table:table-cell>
            <table:table-cell table:number-columns-repeated="57"/>
          </table:table-row>
          <table:table-row-group table:display="false">
            <table:table-row table:style-name="ro1" table:visibility="collapse">
              <table:table-cell table:style-name="ce25"/>
              <table:table-cell table:style-name="ce84" table:number-columns-spanned="5" table:number-rows-spanned="1"/>
              <table:covered-table-cell table:number-columns-repeated="4" table:style-name="ce95"/>
              <table:table-cell table:number-columns-repeated="58"/>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 table:visibility="collapse">
              <table:table-cell/>
              <table:table-cell table:style-name="ce25" office:value-type="string" calcext:value-type="string">
                <text:p>Average volume of general mailing list in the last 6 months</text:p>
              </table:table-cell>
              <table:table-cell table:style-name="ce13"/>
              <table:table-cell table:style-name="ce47" office:value-type="percentage" office:value="0.5" calcext:value-type="percentage">
                <text:p>50,00%</text:p>
              </table:table-cell>
              <table:table-cell table:style-name="ce50" office:value-type="float" office:value="0" calcext:value-type="float">
                <text:p>0</text:p>
              </table:table-cell>
              <table:table-cell table:style-name="ce19" table:formula="of:=[.D278]*[.E278]" office:value-type="float" office:value="0" calcext:value-type="float">
                <text:p>0</text:p>
              </table:table-cell>
              <table:table-cell table:number-columns-repeated="58"/>
            </table:table-row>
            <table:table-row-group>
              <table:table-row table:style-name="ro1" table:visibility="collapse">
                <table:table-cell/>
                <table:table-cell table:style-name="ce25" table:number-columns-repeated="5"/>
                <table:table-cell table:number-columns-repeated="58"/>
              </table:table-row>
              <table:table-row table:style-name="ro1" table:visibility="collapse">
                <table:table-cell/>
                <table:table-cell table:style-name="ce86" office:value-type="string" calcext:value-type="string" table:number-columns-spanned="4" table:number-rows-spanned="1">
                  <text:p>Test Description</text:p>
                </table:table-cell>
                <table:covered-table-cell table:number-columns-repeated="3" table:style-name="ce86"/>
                <table:table-cell table:style-name="Default"/>
                <table:table-cell table:number-columns-repeated="58"/>
              </table:table-row>
              <table:table-row table:style-name="ro1" table:visibility="collapse">
                <table:table-cell/>
                <table:table-cell table:style-name="ce87" office:value-type="string" calcext:value-type="string" table:number-columns-spanned="4" table:number-rows-spanned="1">
                  <text:p>The general mailing list is the first place where people go for free help.</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11"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51" office:value-type="string" calcext:value-type="string">
                  <text:p>Score</text:p>
                </table:table-cell>
                <table:table-cell table:style-name="Default"/>
                <table:table-cell table:number-columns-repeated="58"/>
              </table:table-row>
              <table:table-row table:style-name="ro1" table:visibility="collapse">
                <table:table-cell/>
                <table:table-cell table:style-name="ce32" office:value-type="string" calcext:value-type="string" table:number-columns-spanned="3" table:number-rows-spanned="1">
                  <text:p>&gt; 720 msg per month</text:p>
                </table:table-cell>
                <table:covered-table-cell table:number-columns-repeated="2" table:style-name="ce32"/>
                <table:table-cell office:value-type="float" office:value="5" calcext:value-type="float">
                  <text:p>5</text:p>
                </table:table-cell>
                <table:table-cell table:number-columns-repeated="59"/>
              </table:table-row>
              <table:table-row table:style-name="ro1" table:visibility="collapse">
                <table:table-cell/>
                <table:table-cell table:style-name="ce33" office:value-type="string" calcext:value-type="string" table:number-columns-spanned="3" table:number-rows-spanned="1">
                  <text:p>[300 – 720) msg per month</text:p>
                </table:table-cell>
                <table:covered-table-cell table:number-columns-repeated="2" table:style-name="ce33"/>
                <table:table-cell office:value-type="float" office:value="4" calcext:value-type="float">
                  <text:p>4</text:p>
                </table:table-cell>
                <table:table-cell table:number-columns-repeated="59"/>
              </table:table-row>
              <table:table-row table:style-name="ro1" table:visibility="collapse">
                <table:table-cell/>
                <table:table-cell table:style-name="ce32" office:value-type="string" calcext:value-type="string" table:number-columns-spanned="3" table:number-rows-spanned="1">
                  <text:p>[150 – 300) msg per month</text:p>
                </table:table-cell>
                <table:covered-table-cell table:number-columns-repeated="2" table:style-name="ce32"/>
                <table:table-cell office:value-type="float" office:value="3" calcext:value-type="float">
                  <text:p>3</text:p>
                </table:table-cell>
                <table:table-cell table:number-columns-repeated="59"/>
              </table:table-row>
              <table:table-row table:style-name="ro1" table:visibility="collapse">
                <table:table-cell/>
                <table:table-cell table:style-name="ce32" office:value-type="string" calcext:value-type="string" table:number-columns-spanned="3" table:number-rows-spanned="1">
                  <text:p>[30 – 150) msg per month</text:p>
                </table:table-cell>
                <table:covered-table-cell table:number-columns-repeated="2" table:style-name="ce32"/>
                <table:table-cell office:value-type="float" office:value="2" calcext:value-type="float">
                  <text:p>2</text:p>
                </table:table-cell>
                <table:table-cell table:number-columns-repeated="59"/>
              </table:table-row>
              <table:table-row table:style-name="ro1" table:visibility="collapse">
                <table:table-cell/>
                <table:table-cell table:style-name="ce33" office:value-type="string" calcext:value-type="string" table:number-columns-spanned="3" table:number-rows-spanned="1">
                  <text:p>&lt; 30 msg per month</text:p>
                </table:table-cell>
                <table:covered-table-cell table:number-columns-repeated="2" table:style-name="ce33"/>
                <table:table-cell office:value-type="float" office:value="1" calcext:value-type="float">
                  <text:p>1</text:p>
                </table:table-cell>
                <table:table-cell table:number-columns-repeated="59"/>
              </table:table-row>
            </table:table-row-group>
            <table:table-row table:style-name="ro1" table:visibility="collapse">
              <table:table-cell table:style-name="ce25"/>
              <table:table-cell table:style-name="ce84" table:number-columns-spanned="4" table:number-rows-spanned="1"/>
              <table:covered-table-cell table:number-columns-repeated="3" table:style-name="ce95"/>
              <table:table-cell table:style-name="ce25"/>
              <table:table-cell table:number-columns-repeated="58"/>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 table:visibility="collapse">
              <table:table-cell/>
              <table:table-cell table:style-name="ce25" office:value-type="string" calcext:value-type="string">
                <text:p>Quality of professional support</text:p>
              </table:table-cell>
              <table:table-cell table:style-name="ce13"/>
              <table:table-cell table:style-name="ce47" office:value-type="percentage" office:value="0.5" calcext:value-type="percentage">
                <text:p>50,00%</text:p>
              </table:table-cell>
              <table:table-cell table:style-name="ce50" office:value-type="float" office:value="0" calcext:value-type="float">
                <text:p>0</text:p>
              </table:table-cell>
              <table:table-cell table:style-name="ce19" table:formula="of:=[.D291]*[.E291]" office:value-type="float" office:value="0" calcext:value-type="float">
                <text:p>0</text:p>
              </table:table-cell>
              <table:table-cell table:number-columns-repeated="58"/>
            </table:table-row>
            <table:table-row-group>
              <table:table-row table:style-name="ro1" table:visibility="collapse">
                <table:table-cell/>
                <table:table-cell table:style-name="ce35" table:number-columns-spanned="5" table:number-rows-spanned="1"/>
                <table:covered-table-cell table:number-columns-repeated="4" table:style-name="ce19"/>
                <table:table-cell table:number-columns-repeated="58"/>
              </table:table-row>
              <table:table-row table:style-name="ro1" table:visibility="collapse">
                <table:table-cell/>
                <table:table-cell table:style-name="ce92" office:value-type="string" calcext:value-type="string" table:number-columns-spanned="4" table:number-rows-spanned="1">
                  <text:p>Test Description</text:p>
                </table:table-cell>
                <table:covered-table-cell table:number-columns-repeated="3" table:style-name="ce92"/>
                <table:table-cell table:style-name="Default"/>
                <table:table-cell table:number-columns-repeated="58"/>
              </table:table-row>
              <table:table-row table:style-name="ro1" table:visibility="collapse">
                <table:table-cell/>
                <table:table-cell table:style-name="ce87" office:value-type="string" calcext:value-type="string" table:number-columns-spanned="4" table:number-rows-spanned="1">
                  <text:p>Professional support that helps fine tune for the local deployment and troubleshooting is always wanted in <text:s/></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37" table:number-columns-spanned="4" table:number-rows-spanned="1"/>
                <table:covered-table-cell table:number-columns-repeated="3" table:style-name="ce46"/>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92"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Installation + troubleshooting + integration / customization support</text:p>
                </table:table-cell>
                <table:covered-table-cell table:number-columns-repeated="2"/>
                <table:table-cell table:style-name="ce52" office:value-type="float" office:value="5" calcext:value-type="float">
                  <text:p>5</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Installation support only</text:p>
                </table:table-cell>
                <table:covered-table-cell table:number-columns-repeated="2"/>
                <table:table-cell table:style-name="ce52" office:value-type="float" office:value="3" calcext:value-type="float">
                  <text:p>3</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No professional support</text:p>
                </table:table-cell>
                <table:covered-table-cell table:number-columns-repeated="2"/>
                <table:table-cell table:style-name="ce52" office:value-type="float" office:value="1" calcext:value-type="float">
                  <text:p>1</text:p>
                </table:table-cell>
                <table:table-cell table:style-name="ce53"/>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group>
        </table:table-row-group>
        <table:table-row table:style-name="ro1">
          <table:table-cell table:style-name="Default" table:number-columns-repeated="7"/>
          <table:table-cell table:number-columns-repeated="57"/>
        </table:table-row>
        <table:table-row-group>
          <table:table-row table:style-name="ro1">
            <table:table-cell table:style-name="ce23" office:value-type="string" calcext:value-type="string">
              <text:p>Rank</text:p>
            </table:table-cell>
            <table:table-cell table:style-name="ce82" office:value-type="string" calcext:value-type="string" table:number-columns-spanned="3" table:number-rows-spanned="1">
              <text:p>Category Title</text:p>
            </table:table-cell>
            <table:covered-table-cell table:number-columns-repeated="2" table:style-name="ce82"/>
            <table:table-cell table:style-name="ce23" office:value-type="string" calcext:value-type="string">
              <text:p>Weight</text:p>
            </table:table-cell>
            <table:table-cell table:style-name="ce23" office:value-type="string" calcext:value-type="string">
              <text:p>Unweighted Rating</text:p>
            </table:table-cell>
            <table:table-cell table:style-name="ce54" office:value-type="string" calcext:value-type="string">
              <text:p>Weighted Rating</text:p>
            </table:table-cell>
            <table:table-cell table:number-columns-repeated="57"/>
          </table:table-row>
          <table:table-row table:style-name="ro1">
            <table:table-cell table:style-name="ce24" office:value-type="float" office:value="6" calcext:value-type="float">
              <text:p>6</text:p>
            </table:table-cell>
            <table:table-cell table:style-name="ce83" office:value-type="string" calcext:value-type="string" table:number-columns-spanned="3" table:number-rows-spanned="1">
              <text:p>Documentation</text:p>
            </table:table-cell>
            <table:covered-table-cell table:number-columns-repeated="2" table:style-name="ce83"/>
            <table:table-cell table:style-name="ce17" office:value-type="percentage" office:value="0.1" calcext:value-type="percentage">
              <text:p>10,00%</text:p>
            </table:table-cell>
            <table:table-cell table:style-name="ce24" table:formula="of:=SUM([.F306:.F328])" office:value-type="float" office:value="5" calcext:value-type="float">
              <text:p>5</text:p>
            </table:table-cell>
            <table:table-cell table:style-name="ce24" table:formula="of:=[.F303]*[.E303]" office:value-type="float" office:value="0.5" calcext:value-type="float">
              <text:p>0,5</text:p>
            </table:table-cell>
            <table:table-cell table:number-columns-repeated="57"/>
          </table:table-row>
          <table:table-row-group table:display="false">
            <table:table-row table:style-name="ro1" table:visibility="collapse">
              <table:table-cell table:style-name="ce25"/>
              <table:table-cell table:style-name="ce84" table:number-columns-spanned="5" table:number-rows-spanned="1"/>
              <table:covered-table-cell table:number-columns-repeated="4" table:style-name="ce95"/>
              <table:table-cell table:number-columns-repeated="58"/>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5" table:visibility="collapse">
              <table:table-cell/>
              <table:table-cell table:style-name="ce25" office:value-type="string" calcext:value-type="string">
                <text:p>Existence of various documentations.</text:p>
              </table:table-cell>
              <table:table-cell table:style-name="ce48" office:value-type="string" calcext:value-type="string">
                <text:p>Install/deploy, user, admin, upgrading, devel documentations avaliable</text:p>
              </table:table-cell>
              <table:table-cell table:style-name="ce47" office:value-type="percentage" office:value="0.8" calcext:value-type="percentage">
                <text:p>80,00%</text:p>
              </table:table-cell>
              <table:table-cell table:style-name="ce50" office:value-type="float" office:value="5" calcext:value-type="float">
                <text:p>5</text:p>
              </table:table-cell>
              <table:table-cell table:style-name="ce19" table:formula="of:=[.D306]*[.E306]" office:value-type="float" office:value="4" calcext:value-type="float">
                <text:p>4</text:p>
              </table:table-cell>
              <table:table-cell table:number-columns-repeated="58"/>
            </table:table-row>
            <table:table-row-group table:display="false">
              <table:table-row table:style-name="ro1" table:visibility="collapse">
                <table:table-cell/>
                <table:table-cell table:style-name="ce25" table:number-columns-repeated="5"/>
                <table:table-cell table:number-columns-repeated="58"/>
              </table:table-row>
              <table:table-row table:style-name="ro1" table:visibility="collapse">
                <table:table-cell/>
                <table:table-cell table:style-name="ce86" office:value-type="string" calcext:value-type="string" table:number-columns-spanned="4" table:number-rows-spanned="1">
                  <text:p>Test Description</text:p>
                </table:table-cell>
                <table:covered-table-cell table:number-columns-repeated="3" table:style-name="ce86"/>
                <table:table-cell table:style-name="Default"/>
                <table:table-cell table:number-columns-repeated="58"/>
              </table:table-row>
              <table:table-row table:style-name="ro1" table:visibility="collapse">
                <table:table-cell/>
                <table:table-cell table:style-name="ce87" office:value-type="string" calcext:value-type="string" table:number-columns-spanned="4" table:number-rows-spanned="1">
                  <text:p>A good documentation suite should include docs for several user groups</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11"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51" office:value-type="string" calcext:value-type="string">
                  <text:p>Score</text:p>
                </table:table-cell>
                <table:table-cell table:style-name="Default"/>
                <table:table-cell table:number-columns-repeated="58"/>
              </table:table-row>
              <table:table-row table:style-name="ro16" table:visibility="collapse">
                <table:table-cell/>
                <table:table-cell table:style-name="ce32" office:value-type="string" calcext:value-type="string" table:number-columns-spanned="3" table:number-rows-spanned="1">
                  <text:p>Install/deploy, user, admin, optimization (tuning), upgrading, devel documentations available in multiple formats (single html, multifile html, pdf)</text:p>
                </table:table-cell>
                <table:covered-table-cell table:number-columns-repeated="2" table:style-name="ce32"/>
                <table:table-cell office:value-type="float" office:value="5" calcext:value-type="float">
                  <text:p>5</text:p>
                </table:table-cell>
                <table:table-cell table:number-columns-repeated="59"/>
              </table:table-row>
              <table:table-row table:style-name="ro1" table:visibility="collapse">
                <table:table-cell/>
                <table:table-cell table:style-name="ce33" office:value-type="string" calcext:value-type="string" table:number-columns-spanned="3" table:number-rows-spanned="1">
                  <text:p>Install/deploy, user, admin, upgrading guides available in several formats</text:p>
                </table:table-cell>
                <table:covered-table-cell table:number-columns-repeated="2" table:style-name="ce33"/>
                <table:table-cell office:value-type="float" office:value="4" calcext:value-type="float">
                  <text:p>4</text:p>
                </table:table-cell>
                <table:table-cell table:number-columns-repeated="59"/>
              </table:table-row>
              <table:table-row table:style-name="ro1" table:visibility="collapse">
                <table:table-cell/>
                <table:table-cell table:style-name="ce32" office:value-type="string" calcext:value-type="string" table:number-columns-spanned="3" table:number-rows-spanned="1">
                  <text:p>Install/deploy and user guide available</text:p>
                </table:table-cell>
                <table:covered-table-cell table:number-columns-repeated="2" table:style-name="ce32"/>
                <table:table-cell office:value-type="float" office:value="3" calcext:value-type="float">
                  <text:p>3</text:p>
                </table:table-cell>
                <table:table-cell table:number-columns-repeated="59"/>
              </table:table-row>
              <table:table-row table:style-name="ro1" table:visibility="collapse">
                <table:table-cell/>
                <table:table-cell table:style-name="ce32" office:value-type="string" calcext:value-type="string" table:number-columns-spanned="3" table:number-rows-spanned="1">
                  <text:p>Only text based installation doc exist</text:p>
                </table:table-cell>
                <table:covered-table-cell table:number-columns-repeated="2" table:style-name="ce32"/>
                <table:table-cell office:value-type="float" office:value="2" calcext:value-type="float">
                  <text:p>2</text:p>
                </table:table-cell>
                <table:table-cell table:number-columns-repeated="59"/>
              </table:table-row>
              <table:table-row table:style-name="ro1" table:visibility="collapse">
                <table:table-cell/>
                <table:table-cell table:style-name="ce33" office:value-type="string" calcext:value-type="string" table:number-columns-spanned="3" table:number-rows-spanned="1">
                  <text:p>No proper doc. A README file doesn't count.</text:p>
                </table:table-cell>
                <table:covered-table-cell table:number-columns-repeated="2" table:style-name="ce33"/>
                <table:table-cell office:value-type="float" office:value="1" calcext:value-type="float">
                  <text:p>1</text:p>
                </table:table-cell>
                <table:table-cell table:number-columns-repeated="59"/>
              </table:table-row>
            </table:table-row-group>
            <table:table-row table:style-name="ro1" table:visibility="collapse">
              <table:table-cell table:style-name="ce25"/>
              <table:table-cell table:style-name="ce84" table:number-columns-spanned="4" table:number-rows-spanned="1"/>
              <table:covered-table-cell table:number-columns-repeated="3" table:style-name="ce95"/>
              <table:table-cell table:style-name="ce25"/>
              <table:table-cell table:number-columns-repeated="58"/>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5" table:visibility="collapse">
              <table:table-cell/>
              <table:table-cell table:style-name="ce25" office:value-type="string" calcext:value-type="string">
                <text:p>User contribution framework</text:p>
              </table:table-cell>
              <table:table-cell table:style-name="ce13" office:value-type="string" calcext:value-type="string">
                <text:p>People are allowed to contribute, and it is edited / filtered by experts</text:p>
              </table:table-cell>
              <table:table-cell table:style-name="ce47" office:value-type="percentage" office:value="0.2" calcext:value-type="percentage">
                <text:p>20,00%</text:p>
              </table:table-cell>
              <table:table-cell table:style-name="ce50" office:value-type="float" office:value="5" calcext:value-type="float">
                <text:p>5</text:p>
              </table:table-cell>
              <table:table-cell table:style-name="ce19" table:formula="of:=[.D319]*[.E319]" office:value-type="float" office:value="1" calcext:value-type="float">
                <text:p>1</text:p>
              </table:table-cell>
              <table:table-cell table:number-columns-repeated="58"/>
            </table:table-row>
            <table:table-row-group table:display="false">
              <table:table-row table:style-name="ro1" table:visibility="collapse">
                <table:table-cell/>
                <table:table-cell table:style-name="ce35" table:number-columns-spanned="5" table:number-rows-spanned="1"/>
                <table:covered-table-cell table:number-columns-repeated="4" table:style-name="ce19"/>
                <table:table-cell table:number-columns-repeated="58"/>
              </table:table-row>
              <table:table-row table:style-name="ro1" table:visibility="collapse">
                <table:table-cell/>
                <table:table-cell table:style-name="ce92" office:value-type="string" calcext:value-type="string" table:number-columns-spanned="4" table:number-rows-spanned="1">
                  <text:p>Test Description</text:p>
                </table:table-cell>
                <table:covered-table-cell table:number-columns-repeated="3" table:style-name="ce92"/>
                <table:table-cell table:style-name="Default"/>
                <table:table-cell table:number-columns-repeated="58"/>
              </table:table-row>
              <table:table-row table:style-name="ro1" table:visibility="collapse">
                <table:table-cell/>
                <table:table-cell table:style-name="ce101" office:value-type="string" calcext:value-type="string" table:number-columns-spanned="4" table:number-rows-spanned="1">
                  <text:p>Best guides often come from user inputs / samples. These are feedbacks from people who have used the products.</text:p>
                </table:table-cell>
                <table:covered-table-cell table:number-columns-repeated="3" table:style-name="ce101"/>
                <table:table-cell table:style-name="ce101"/>
                <table:table-cell table:number-columns-repeated="58"/>
              </table:table-row>
              <table:table-row table:style-name="ro1" table:visibility="collapse">
                <table:table-cell/>
                <table:table-cell table:style-name="ce37" table:number-columns-spanned="4" table:number-rows-spanned="1"/>
                <table:covered-table-cell table:number-columns-repeated="3" table:style-name="ce46"/>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92"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People are allowed to contribute, and it is edited / filtered by experts</text:p>
                </table:table-cell>
                <table:covered-table-cell table:number-columns-repeated="2"/>
                <table:table-cell table:style-name="ce52" office:value-type="float" office:value="5" calcext:value-type="float">
                  <text:p>5</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People are allowed to contribute</text:p>
                </table:table-cell>
                <table:covered-table-cell table:number-columns-repeated="2"/>
                <table:table-cell table:style-name="ce52" office:value-type="float" office:value="3" calcext:value-type="float">
                  <text:p>3</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Users cannot contribute</text:p>
                </table:table-cell>
                <table:covered-table-cell table:number-columns-repeated="2"/>
                <table:table-cell table:style-name="ce52" office:value-type="float" office:value="1" calcext:value-type="float">
                  <text:p>1</text:p>
                </table:table-cell>
                <table:table-cell table:style-name="ce53"/>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group>
        </table:table-row-group>
        <table:table-row table:style-name="ro1">
          <table:table-cell table:style-name="Default" table:number-columns-repeated="7"/>
          <table:table-cell table:number-columns-repeated="57"/>
        </table:table-row>
        <table:table-row-group>
          <table:table-row table:style-name="ro1">
            <table:table-cell table:style-name="ce23" office:value-type="string" calcext:value-type="string">
              <text:p>Rank</text:p>
            </table:table-cell>
            <table:table-cell table:style-name="ce82" office:value-type="string" calcext:value-type="string" table:number-columns-spanned="3" table:number-rows-spanned="1">
              <text:p>Category Title</text:p>
            </table:table-cell>
            <table:covered-table-cell table:number-columns-repeated="2" table:style-name="ce82"/>
            <table:table-cell table:style-name="ce23" office:value-type="string" calcext:value-type="string">
              <text:p>Weight</text:p>
            </table:table-cell>
            <table:table-cell table:style-name="ce23" office:value-type="string" calcext:value-type="string">
              <text:p>Unweighted Rating</text:p>
            </table:table-cell>
            <table:table-cell table:style-name="ce54" office:value-type="string" calcext:value-type="string">
              <text:p>Weighted Rating</text:p>
            </table:table-cell>
            <table:table-cell table:number-columns-repeated="57"/>
          </table:table-row>
          <table:table-row table:style-name="ro1">
            <table:table-cell table:style-name="ce24" office:value-type="float" office:value="10" calcext:value-type="float">
              <text:p>10</text:p>
            </table:table-cell>
            <table:table-cell table:style-name="ce83" office:value-type="string" calcext:value-type="string" table:number-columns-spanned="3" table:number-rows-spanned="1">
              <text:p>Adoption</text:p>
            </table:table-cell>
            <table:covered-table-cell table:number-columns-repeated="2" table:style-name="ce83"/>
            <table:table-cell table:style-name="ce17" office:value-type="percentage" office:value="0" calcext:value-type="percentage">
              <text:p>0,00%</text:p>
            </table:table-cell>
            <table:table-cell table:style-name="ce24" table:formula="of:=SUM([.F334:.F356])" office:value-type="float" office:value="4.6" calcext:value-type="float">
              <text:p>4,6</text:p>
            </table:table-cell>
            <table:table-cell table:style-name="ce24" table:formula="of:=[.F331]*[.E331]" office:value-type="float" office:value="0" calcext:value-type="float">
              <text:p>0</text:p>
            </table:table-cell>
            <table:table-cell table:number-columns-repeated="57"/>
          </table:table-row>
          <table:table-row-group table:display="false">
            <table:table-row table:style-name="ro1" table:visibility="collapse">
              <table:table-cell table:style-name="ce25"/>
              <table:table-cell table:style-name="ce84" table:number-columns-spanned="5" table:number-rows-spanned="1"/>
              <table:covered-table-cell table:number-columns-repeated="4" table:style-name="ce95"/>
              <table:table-cell table:number-columns-repeated="58"/>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4" table:visibility="collapse">
              <table:table-cell/>
              <table:table-cell table:style-name="ce34" office:value-type="string" calcext:value-type="string">
                <text:p>How many books does amazon.com gives for Power Search query: <text:s/>“subject:computer and title:component name”</text:p>
              </table:table-cell>
              <table:table-cell table:style-name="ce13" office:value-type="float" office:value="99" calcext:value-type="float">
                <text:p>99</text:p>
              </table:table-cell>
              <table:table-cell table:style-name="ce47" office:value-type="percentage" office:value="0.8" calcext:value-type="percentage">
                <text:p>80,00%</text:p>
              </table:table-cell>
              <table:table-cell table:style-name="ce50" office:value-type="float" office:value="5" calcext:value-type="float">
                <text:p>5</text:p>
              </table:table-cell>
              <table:table-cell table:style-name="ce19" table:formula="of:=[.D334]*[.E334]" office:value-type="float" office:value="4" calcext:value-type="float">
                <text:p>4</text:p>
              </table:table-cell>
              <table:table-cell table:number-columns-repeated="58"/>
            </table:table-row>
            <table:table-row-group>
              <table:table-row table:style-name="ro1" table:visibility="collapse">
                <table:table-cell/>
                <table:table-cell table:style-name="ce25" table:number-columns-repeated="5"/>
                <table:table-cell table:number-columns-repeated="58"/>
              </table:table-row>
              <table:table-row table:style-name="ro1" table:visibility="collapse">
                <table:table-cell/>
                <table:table-cell table:style-name="ce86" office:value-type="string" calcext:value-type="string" table:number-columns-spanned="4" table:number-rows-spanned="1">
                  <text:p>Test Description</text:p>
                </table:table-cell>
                <table:covered-table-cell table:number-columns-repeated="3" table:style-name="ce86"/>
                <table:table-cell table:style-name="Default"/>
                <table:table-cell table:number-columns-repeated="58"/>
              </table:table-row>
              <table:table-row table:style-name="ro14" table:visibility="collapse">
                <table:table-cell/>
                <table:table-cell table:style-name="ce87" office:value-type="string" calcext:value-type="string" table:number-columns-spanned="4" table:number-rows-spanned="1">
                  <text:p>The availability of books reflects how well the project has been adopted. A standard way of counting available books is important.</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11"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51" office:value-type="string" calcext:value-type="string">
                  <text:p>Score</text:p>
                </table:table-cell>
                <table:table-cell table:style-name="Default"/>
                <table:table-cell table:number-columns-repeated="58"/>
              </table:table-row>
              <table:table-row table:style-name="ro1" table:visibility="collapse">
                <table:table-cell/>
                <table:table-cell table:style-name="ce32" office:value-type="string" calcext:value-type="string" table:number-columns-spanned="3" table:number-rows-spanned="1">
                  <text:p>&gt;=15</text:p>
                </table:table-cell>
                <table:covered-table-cell table:number-columns-repeated="2" table:style-name="ce32"/>
                <table:table-cell office:value-type="float" office:value="5" calcext:value-type="float">
                  <text:p>5</text:p>
                </table:table-cell>
                <table:table-cell table:number-columns-repeated="59"/>
              </table:table-row>
              <table:table-row table:style-name="ro1" table:visibility="collapse">
                <table:table-cell/>
                <table:table-cell table:style-name="ce33" office:value-type="string" calcext:value-type="string" table:number-columns-spanned="3" table:number-rows-spanned="1">
                  <text:p>[6 – 15)</text:p>
                </table:table-cell>
                <table:covered-table-cell table:number-columns-repeated="2" table:style-name="ce33"/>
                <table:table-cell office:value-type="float" office:value="4" calcext:value-type="float">
                  <text:p>4</text:p>
                </table:table-cell>
                <table:table-cell table:number-columns-repeated="59"/>
              </table:table-row>
              <table:table-row table:style-name="ro1" table:visibility="collapse">
                <table:table-cell/>
                <table:table-cell table:style-name="ce32" office:value-type="string" calcext:value-type="string" table:number-columns-spanned="3" table:number-rows-spanned="1">
                  <text:p>[3 – 6)</text:p>
                </table:table-cell>
                <table:covered-table-cell table:number-columns-repeated="2" table:style-name="ce32"/>
                <table:table-cell office:value-type="float" office:value="3" calcext:value-type="float">
                  <text:p>3</text:p>
                </table:table-cell>
                <table:table-cell table:number-columns-repeated="59"/>
              </table:table-row>
              <table:table-row table:style-name="ro1" table:visibility="collapse">
                <table:table-cell/>
                <table:table-cell table:style-name="ce32" office:value-type="string" calcext:value-type="string" table:number-columns-spanned="3" table:number-rows-spanned="1">
                  <text:p>[1 – 3)</text:p>
                </table:table-cell>
                <table:covered-table-cell table:number-columns-repeated="2" table:style-name="ce32"/>
                <table:table-cell office:value-type="float" office:value="2" calcext:value-type="float">
                  <text:p>2</text:p>
                </table:table-cell>
                <table:table-cell table:number-columns-repeated="59"/>
              </table:table-row>
              <table:table-row table:style-name="ro1" table:visibility="collapse">
                <table:table-cell/>
                <table:table-cell table:style-name="ce33" office:value-type="float" office:value="0" calcext:value-type="float" table:number-columns-spanned="3" table:number-rows-spanned="1">
                  <text:p>0</text:p>
                </table:table-cell>
                <table:covered-table-cell table:number-columns-repeated="2" table:style-name="ce33"/>
                <table:table-cell office:value-type="float" office:value="1" calcext:value-type="float">
                  <text:p>1</text:p>
                </table:table-cell>
                <table:table-cell table:number-columns-repeated="59"/>
              </table:table-row>
            </table:table-row-group>
            <table:table-row table:style-name="ro1" table:visibility="collapse">
              <table:table-cell table:style-name="ce25"/>
              <table:table-cell table:style-name="ce84" table:number-columns-spanned="4" table:number-rows-spanned="1"/>
              <table:covered-table-cell table:number-columns-repeated="3" table:style-name="ce95"/>
              <table:table-cell table:style-name="ce25"/>
              <table:table-cell table:number-columns-repeated="58"/>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 table:visibility="collapse">
              <table:table-cell/>
              <table:table-cell table:style-name="ce25" office:value-type="string" calcext:value-type="string">
                <text:p>Reference deployment</text:p>
              </table:table-cell>
              <table:table-cell table:style-name="ce13" office:value-type="string" calcext:value-type="string">
                <text:p>Yes</text:p>
              </table:table-cell>
              <table:table-cell table:style-name="ce47" office:value-type="percentage" office:value="0.2" calcext:value-type="percentage">
                <text:p>20,00%</text:p>
              </table:table-cell>
              <table:table-cell table:style-name="ce50" office:value-type="float" office:value="3" calcext:value-type="float">
                <text:p>3</text:p>
              </table:table-cell>
              <table:table-cell table:style-name="ce19" table:formula="of:=[.D347]*[.E347]" office:value-type="float" office:value="0.6" calcext:value-type="float">
                <text:p>0,6</text:p>
              </table:table-cell>
              <table:table-cell table:number-columns-repeated="58"/>
            </table:table-row>
            <table:table-row-group>
              <table:table-row table:style-name="ro1" table:visibility="collapse">
                <table:table-cell/>
                <table:table-cell table:style-name="ce35" table:number-columns-spanned="5" table:number-rows-spanned="1"/>
                <table:covered-table-cell table:number-columns-repeated="4" table:style-name="ce19"/>
                <table:table-cell table:number-columns-repeated="58"/>
              </table:table-row>
              <table:table-row table:style-name="ro1" table:visibility="collapse">
                <table:table-cell/>
                <table:table-cell table:style-name="ce92" office:value-type="string" calcext:value-type="string" table:number-columns-spanned="4" table:number-rows-spanned="1">
                  <text:p>Test Description</text:p>
                </table:table-cell>
                <table:covered-table-cell table:number-columns-repeated="3" table:style-name="ce92"/>
                <table:table-cell table:style-name="Default"/>
                <table:table-cell table:number-columns-repeated="58"/>
              </table:table-row>
              <table:table-row table:style-name="ro1" table:visibility="collapse">
                <table:table-cell/>
                <table:table-cell table:style-name="ce87" office:value-type="string" calcext:value-type="string" table:number-columns-spanned="4" table:number-rows-spanned="1">
                  <text:p>This measures that through a real-world deployment, that the software is scalable and tested in real use.</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37" table:number-columns-spanned="4" table:number-rows-spanned="1"/>
                <table:covered-table-cell table:number-columns-repeated="3" table:style-name="ce46"/>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92"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Yes, with publish users size</text:p>
                </table:table-cell>
                <table:covered-table-cell table:number-columns-repeated="2"/>
                <table:table-cell table:style-name="ce52" office:value-type="float" office:value="5" calcext:value-type="float">
                  <text:p>5</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Yes</text:p>
                </table:table-cell>
                <table:covered-table-cell table:number-columns-repeated="2"/>
                <table:table-cell table:style-name="ce52" office:value-type="float" office:value="3" calcext:value-type="float">
                  <text:p>3</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No</text:p>
                </table:table-cell>
                <table:covered-table-cell table:number-columns-repeated="2"/>
                <table:table-cell table:style-name="ce52" office:value-type="float" office:value="1" calcext:value-type="float">
                  <text:p>1</text:p>
                </table:table-cell>
                <table:table-cell table:style-name="ce53"/>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group>
        </table:table-row-group>
        <table:table-row table:style-name="ro1">
          <table:table-cell table:style-name="Default" table:number-columns-repeated="7"/>
          <table:table-cell table:number-columns-repeated="57"/>
        </table:table-row>
        <table:table-row-group>
          <table:table-row table:style-name="ro1">
            <table:table-cell table:style-name="ce23" office:value-type="string" calcext:value-type="string">
              <text:p>Rank</text:p>
            </table:table-cell>
            <table:table-cell table:style-name="ce82" office:value-type="string" calcext:value-type="string" table:number-columns-spanned="3" table:number-rows-spanned="1">
              <text:p>Category Title</text:p>
            </table:table-cell>
            <table:covered-table-cell table:number-columns-repeated="2" table:style-name="ce82"/>
            <table:table-cell table:style-name="ce23" office:value-type="string" calcext:value-type="string">
              <text:p>Weight</text:p>
            </table:table-cell>
            <table:table-cell table:style-name="ce23" office:value-type="string" calcext:value-type="string">
              <text:p>Unweighted Rating</text:p>
            </table:table-cell>
            <table:table-cell table:style-name="ce54" office:value-type="string" calcext:value-type="string">
              <text:p>Weighted Rating</text:p>
            </table:table-cell>
            <table:table-cell table:number-columns-repeated="57"/>
          </table:table-row>
          <table:table-row table:style-name="ro1">
            <table:table-cell table:style-name="ce24" office:value-type="float" office:value="11" calcext:value-type="float">
              <text:p>11</text:p>
            </table:table-cell>
            <table:table-cell table:style-name="ce83" office:value-type="string" calcext:value-type="string" table:number-columns-spanned="3" table:number-rows-spanned="1">
              <text:p>Community</text:p>
            </table:table-cell>
            <table:covered-table-cell table:number-columns-repeated="2" table:style-name="ce83"/>
            <table:table-cell table:style-name="ce17" office:value-type="percentage" office:value="0" calcext:value-type="percentage">
              <text:p>0,00%</text:p>
            </table:table-cell>
            <table:table-cell table:style-name="ce24" table:formula="of:=SUM([.F362:.F386])" office:value-type="float" office:value="5" calcext:value-type="float">
              <text:p>5</text:p>
            </table:table-cell>
            <table:table-cell table:style-name="ce24" table:formula="of:=[.F359]*[.E359]" office:value-type="float" office:value="0" calcext:value-type="float">
              <text:p>0</text:p>
            </table:table-cell>
            <table:table-cell table:number-columns-repeated="57"/>
          </table:table-row>
          <table:table-row-group table:display="false">
            <table:table-row table:style-name="ro1" table:visibility="collapse">
              <table:table-cell table:style-name="ce25"/>
              <table:table-cell table:style-name="ce84" table:number-columns-spanned="5" table:number-rows-spanned="1"/>
              <table:covered-table-cell table:number-columns-repeated="4" table:style-name="ce95"/>
              <table:table-cell table:number-columns-repeated="58"/>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 table:visibility="collapse">
              <table:table-cell/>
              <table:table-cell table:style-name="ce25" office:value-type="string" calcext:value-type="string">
                <text:p>Average volume of general mailing list in the last 6 months</text:p>
              </table:table-cell>
              <table:table-cell table:style-name="ce13" office:value-type="string" calcext:value-type="string">
                <text:p>1659 msg per month</text:p>
              </table:table-cell>
              <table:table-cell table:style-name="ce47" office:value-type="percentage" office:value="1" calcext:value-type="percentage">
                <text:p>100,00%</text:p>
              </table:table-cell>
              <table:table-cell table:style-name="ce50" office:value-type="float" office:value="5" calcext:value-type="float">
                <text:p>5</text:p>
              </table:table-cell>
              <table:table-cell table:style-name="ce19" table:formula="of:=[.D362]*[.E362]" office:value-type="float" office:value="5" calcext:value-type="float">
                <text:p>5</text:p>
              </table:table-cell>
              <table:table-cell table:number-columns-repeated="58"/>
            </table:table-row>
            <table:table-row-group>
              <table:table-row table:style-name="ro1" table:visibility="collapse">
                <table:table-cell/>
                <table:table-cell table:style-name="ce25" table:number-columns-repeated="5"/>
                <table:table-cell table:number-columns-repeated="58"/>
              </table:table-row>
              <table:table-row table:style-name="ro1" table:visibility="collapse">
                <table:table-cell/>
                <table:table-cell table:style-name="ce86" office:value-type="string" calcext:value-type="string" table:number-columns-spanned="4" table:number-rows-spanned="1">
                  <text:p>Test Description</text:p>
                </table:table-cell>
                <table:covered-table-cell table:number-columns-repeated="3" table:style-name="ce86"/>
                <table:table-cell table:style-name="Default"/>
                <table:table-cell table:number-columns-repeated="58"/>
              </table:table-row>
              <table:table-row table:style-name="ro1" table:visibility="collapse">
                <table:table-cell/>
                <table:table-cell table:style-name="ce87" office:value-type="string" calcext:value-type="string" table:number-columns-spanned="4" table:number-rows-spanned="1">
                  <text:p>The general mailing list is the place where the community help themselves. </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11"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51" office:value-type="string" calcext:value-type="string">
                  <text:p>Score</text:p>
                </table:table-cell>
                <table:table-cell table:style-name="Default"/>
                <table:table-cell table:number-columns-repeated="58"/>
              </table:table-row>
              <table:table-row table:style-name="ro1" table:visibility="collapse">
                <table:table-cell/>
                <table:table-cell table:style-name="ce32" office:value-type="string" calcext:value-type="string" table:number-columns-spanned="3" table:number-rows-spanned="1">
                  <text:p>&gt; 720 msg per month</text:p>
                </table:table-cell>
                <table:covered-table-cell table:number-columns-repeated="2" table:style-name="ce32"/>
                <table:table-cell office:value-type="float" office:value="5" calcext:value-type="float">
                  <text:p>5</text:p>
                </table:table-cell>
                <table:table-cell table:number-columns-repeated="59"/>
              </table:table-row>
              <table:table-row table:style-name="ro1" table:visibility="collapse">
                <table:table-cell/>
                <table:table-cell table:style-name="ce33" office:value-type="string" calcext:value-type="string" table:number-columns-spanned="3" table:number-rows-spanned="1">
                  <text:p>[300 – 720) msg per month</text:p>
                </table:table-cell>
                <table:covered-table-cell table:number-columns-repeated="2" table:style-name="ce33"/>
                <table:table-cell office:value-type="float" office:value="4" calcext:value-type="float">
                  <text:p>4</text:p>
                </table:table-cell>
                <table:table-cell table:number-columns-repeated="59"/>
              </table:table-row>
              <table:table-row table:style-name="ro1" table:visibility="collapse">
                <table:table-cell/>
                <table:table-cell table:style-name="ce32" office:value-type="string" calcext:value-type="string" table:number-columns-spanned="3" table:number-rows-spanned="1">
                  <text:p>[150 – 300) msg per month</text:p>
                </table:table-cell>
                <table:covered-table-cell table:number-columns-repeated="2" table:style-name="ce32"/>
                <table:table-cell office:value-type="float" office:value="3" calcext:value-type="float">
                  <text:p>3</text:p>
                </table:table-cell>
                <table:table-cell table:number-columns-repeated="59"/>
              </table:table-row>
              <table:table-row table:style-name="ro1" table:visibility="collapse">
                <table:table-cell/>
                <table:table-cell table:style-name="ce32" office:value-type="string" calcext:value-type="string" table:number-columns-spanned="3" table:number-rows-spanned="1">
                  <text:p>[30 – 150) msg per month</text:p>
                </table:table-cell>
                <table:covered-table-cell table:number-columns-repeated="2" table:style-name="ce32"/>
                <table:table-cell office:value-type="float" office:value="2" calcext:value-type="float">
                  <text:p>2</text:p>
                </table:table-cell>
                <table:table-cell table:number-columns-repeated="59"/>
              </table:table-row>
              <table:table-row table:style-name="ro1" table:visibility="collapse">
                <table:table-cell/>
                <table:table-cell table:style-name="ce33" office:value-type="string" calcext:value-type="string" table:number-columns-spanned="3" table:number-rows-spanned="1">
                  <text:p>&lt; 30 msg per month</text:p>
                </table:table-cell>
                <table:covered-table-cell table:number-columns-repeated="2" table:style-name="ce33"/>
                <table:table-cell office:value-type="float" office:value="1" calcext:value-type="float">
                  <text:p>1</text:p>
                </table:table-cell>
                <table:table-cell table:number-columns-repeated="59"/>
              </table:table-row>
            </table:table-row-group>
            <table:table-row table:style-name="ro1" table:visibility="collapse">
              <table:table-cell table:style-name="ce25"/>
              <table:table-cell table:style-name="ce84" table:number-columns-spanned="4" table:number-rows-spanned="1"/>
              <table:covered-table-cell table:number-columns-repeated="3" table:style-name="ce95"/>
              <table:table-cell table:style-name="ce25"/>
              <table:table-cell table:number-columns-repeated="58"/>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 table:visibility="collapse">
              <table:table-cell/>
              <table:table-cell table:style-name="ce25" office:value-type="string" calcext:value-type="string">
                <text:p>Number of unique code contributor in the last 6 month</text:p>
              </table:table-cell>
              <table:table-cell table:style-name="ce13"/>
              <table:table-cell table:style-name="ce47" office:value-type="percentage" office:value="0" calcext:value-type="percentage">
                <text:p>0,00%</text:p>
              </table:table-cell>
              <table:table-cell table:style-name="ce50" office:value-type="float" office:value="0" calcext:value-type="float">
                <text:p>0</text:p>
              </table:table-cell>
              <table:table-cell table:style-name="ce19" table:formula="of:=[.D375]*[.E375]" office:value-type="float" office:value="0" calcext:value-type="float">
                <text:p>0</text:p>
              </table:table-cell>
              <table:table-cell table:number-columns-repeated="58"/>
            </table:table-row>
            <table:table-row-group>
              <table:table-row table:style-name="ro1" table:visibility="collapse">
                <table:table-cell/>
                <table:table-cell table:style-name="ce35" table:number-columns-spanned="5" table:number-rows-spanned="1"/>
                <table:covered-table-cell table:number-columns-repeated="4" table:style-name="ce19"/>
                <table:table-cell table:number-columns-repeated="58"/>
              </table:table-row>
              <table:table-row table:style-name="ro1" table:visibility="collapse">
                <table:table-cell/>
                <table:table-cell table:style-name="ce92" office:value-type="string" calcext:value-type="string" table:number-columns-spanned="4" table:number-rows-spanned="1">
                  <text:p>Test Description</text:p>
                </table:table-cell>
                <table:covered-table-cell table:number-columns-repeated="3" table:style-name="ce92"/>
                <table:table-cell table:style-name="Default"/>
                <table:table-cell table:number-columns-repeated="58"/>
              </table:table-row>
              <table:table-row table:style-name="ro12" table:visibility="collapse">
                <table:table-cell/>
                <table:table-cell table:style-name="ce87" office:value-type="string" calcext:value-type="string" table:number-columns-spanned="4" table:number-rows-spanned="1">
                  <text:p>Usually code contributors promote community building surrounding the project. The more code contributors, the better the community support.</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37" table:number-columns-spanned="4" table:number-rows-spanned="1"/>
                <table:covered-table-cell table:number-columns-repeated="3" table:style-name="ce46"/>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92"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gt;= 50</text:p>
                </table:table-cell>
                <table:covered-table-cell table:number-columns-repeated="2"/>
                <table:table-cell table:style-name="ce52" office:value-type="float" office:value="5" calcext:value-type="float">
                  <text:p>5</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20 – 50)</text:p>
                </table:table-cell>
                <table:covered-table-cell table:number-columns-repeated="2"/>
                <table:table-cell table:style-name="ce52" office:value-type="float" office:value="4" calcext:value-type="float">
                  <text:p>4</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10 – 20)</text:p>
                </table:table-cell>
                <table:covered-table-cell table:number-columns-repeated="2"/>
                <table:table-cell table:style-name="ce52" office:value-type="float" office:value="3" calcext:value-type="float">
                  <text:p>3</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5 – 10)</text:p>
                </table:table-cell>
                <table:covered-table-cell table:number-columns-repeated="2"/>
                <table:table-cell table:style-name="ce52" office:value-type="float" office:value="2" calcext:value-type="float">
                  <text:p>2</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lt;5</text:p>
                </table:table-cell>
                <table:covered-table-cell table:number-columns-repeated="2"/>
                <table:table-cell table:style-name="ce52" office:value-type="float" office:value="1" calcext:value-type="float">
                  <text:p>1</text:p>
                </table:table-cell>
                <table:table-cell table:style-name="ce53"/>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group>
        </table:table-row-group>
        <table:table-row table:style-name="ro1">
          <table:table-cell table:style-name="Default" table:number-columns-repeated="7"/>
          <table:table-cell table:number-columns-repeated="57"/>
        </table:table-row>
        <table:table-row-group>
          <table:table-row table:style-name="ro1">
            <table:table-cell table:style-name="ce23" office:value-type="string" calcext:value-type="string">
              <text:p>Rank</text:p>
            </table:table-cell>
            <table:table-cell table:style-name="ce82" office:value-type="string" calcext:value-type="string" table:number-columns-spanned="3" table:number-rows-spanned="1">
              <text:p>Category Title</text:p>
            </table:table-cell>
            <table:covered-table-cell table:number-columns-repeated="2" table:style-name="ce82"/>
            <table:table-cell table:style-name="ce23" office:value-type="string" calcext:value-type="string">
              <text:p>Weight</text:p>
            </table:table-cell>
            <table:table-cell table:style-name="ce23" office:value-type="string" calcext:value-type="string">
              <text:p>Unweighted Rating</text:p>
            </table:table-cell>
            <table:table-cell table:style-name="ce54" office:value-type="string" calcext:value-type="string">
              <text:p>Weighted Rating</text:p>
            </table:table-cell>
            <table:table-cell table:number-columns-repeated="57"/>
          </table:table-row>
          <table:table-row table:style-name="ro1">
            <table:table-cell table:style-name="ce24" office:value-type="float" office:value="12" calcext:value-type="float">
              <text:p>12</text:p>
            </table:table-cell>
            <table:table-cell table:style-name="ce83" office:value-type="string" calcext:value-type="string" table:number-columns-spanned="3" table:number-rows-spanned="1">
              <text:p>Professionalism</text:p>
            </table:table-cell>
            <table:covered-table-cell table:number-columns-repeated="2" table:style-name="ce83"/>
            <table:table-cell table:style-name="ce17" office:value-type="percentage" office:value="0" calcext:value-type="percentage">
              <text:p>0,00%</text:p>
            </table:table-cell>
            <table:table-cell table:style-name="ce24" table:formula="of:=SUM([.F392:.F413])" office:value-type="float" office:value="5" calcext:value-type="float">
              <text:p>5</text:p>
            </table:table-cell>
            <table:table-cell table:style-name="ce24" table:formula="of:=[.F389]*[.E389]" office:value-type="float" office:value="0" calcext:value-type="float">
              <text:p>0</text:p>
            </table:table-cell>
            <table:table-cell table:number-columns-repeated="57"/>
          </table:table-row>
          <table:table-row-group table:display="false">
            <table:table-row table:style-name="ro1" table:visibility="collapse">
              <table:table-cell table:style-name="ce25"/>
              <table:table-cell table:style-name="ce84" table:number-columns-spanned="5" table:number-rows-spanned="1"/>
              <table:covered-table-cell table:number-columns-repeated="4" table:style-name="ce95"/>
              <table:table-cell table:number-columns-repeated="58"/>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 table:visibility="collapse">
              <table:table-cell/>
              <table:table-cell table:style-name="ce25" office:value-type="string" calcext:value-type="string">
                <text:p>Project Driver</text:p>
              </table:table-cell>
              <table:table-cell table:style-name="ce13" office:value-type="string" calcext:value-type="string">
                <text:p>Apache</text:p>
              </table:table-cell>
              <table:table-cell table:style-name="ce47" office:value-type="percentage" office:value="0.8" calcext:value-type="percentage">
                <text:p>80,00%</text:p>
              </table:table-cell>
              <table:table-cell table:style-name="ce50" office:value-type="float" office:value="5" calcext:value-type="float">
                <text:p>5</text:p>
              </table:table-cell>
              <table:table-cell table:style-name="ce19" table:formula="of:=[.D392]*[.E392]" office:value-type="float" office:value="4" calcext:value-type="float">
                <text:p>4</text:p>
              </table:table-cell>
              <table:table-cell table:number-columns-repeated="58"/>
            </table:table-row>
            <table:table-row-group>
              <table:table-row table:style-name="ro1" table:visibility="collapse">
                <table:table-cell/>
                <table:table-cell table:style-name="ce25" table:number-columns-repeated="5"/>
                <table:table-cell table:number-columns-repeated="58"/>
              </table:table-row>
              <table:table-row table:style-name="ro1" table:visibility="collapse">
                <table:table-cell/>
                <table:table-cell table:style-name="ce86" office:value-type="string" calcext:value-type="string" table:number-columns-spanned="4" table:number-rows-spanned="1">
                  <text:p>Test Description</text:p>
                </table:table-cell>
                <table:covered-table-cell table:number-columns-repeated="3" table:style-name="ce86"/>
                <table:table-cell table:style-name="Default"/>
                <table:table-cell table:number-columns-repeated="58"/>
              </table:table-row>
              <table:table-row table:style-name="ro1" table:visibility="collapse">
                <table:table-cell/>
                <table:table-cell table:style-name="ce87" office:value-type="string" calcext:value-type="string" table:number-columns-spanned="4" table:number-rows-spanned="1">
                  <text:p>The project driver performs project management, resource (money) gathering, etc</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11" table:number-columns-spanned="4" table:number-rows-spanned="1"/>
                <table:covered-table-cell table:number-columns-repeated="3" table:style-name="Default"/>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51" office:value-type="string" calcext:value-type="string">
                  <text:p>Score</text:p>
                </table:table-cell>
                <table:table-cell table:style-name="Default"/>
                <table:table-cell table:number-columns-repeated="58"/>
              </table:table-row>
              <table:table-row table:style-name="ro1" table:visibility="collapse">
                <table:table-cell/>
                <table:table-cell table:style-name="ce32" office:value-type="string" calcext:value-type="string" table:number-columns-spanned="3" table:number-rows-spanned="1">
                  <text:p>Independent foundation supported by corporations (apache / OSDL style)</text:p>
                </table:table-cell>
                <table:covered-table-cell table:number-columns-repeated="2" table:style-name="ce32"/>
                <table:table-cell office:value-type="float" office:value="5" calcext:value-type="float">
                  <text:p>5</text:p>
                </table:table-cell>
                <table:table-cell table:number-columns-repeated="59"/>
              </table:table-row>
              <table:table-row table:style-name="ro1" table:visibility="collapse">
                <table:table-cell/>
                <table:table-cell table:style-name="ce33" office:value-type="string" calcext:value-type="string" table:number-columns-spanned="3" table:number-rows-spanned="1">
                  <text:p>Corporation (mysql style)</text:p>
                </table:table-cell>
                <table:covered-table-cell table:number-columns-repeated="2" table:style-name="ce33"/>
                <table:table-cell office:value-type="float" office:value="4" calcext:value-type="float">
                  <text:p>4</text:p>
                </table:table-cell>
                <table:table-cell table:number-columns-repeated="59"/>
              </table:table-row>
              <table:table-row table:style-name="ro1" table:visibility="collapse">
                <table:table-cell/>
                <table:table-cell table:style-name="ce32" office:value-type="string" calcext:value-type="string" table:number-columns-spanned="3" table:number-rows-spanned="1">
                  <text:p>Groups</text:p>
                </table:table-cell>
                <table:covered-table-cell table:number-columns-repeated="2" table:style-name="ce32"/>
                <table:table-cell office:value-type="float" office:value="2" calcext:value-type="float">
                  <text:p>2</text:p>
                </table:table-cell>
                <table:table-cell table:number-columns-repeated="59"/>
              </table:table-row>
              <table:table-row table:style-name="ro1" table:visibility="collapse">
                <table:table-cell/>
                <table:table-cell table:style-name="ce33" office:value-type="string" calcext:value-type="string" table:number-columns-spanned="3" table:number-rows-spanned="1">
                  <text:p>Individuals</text:p>
                </table:table-cell>
                <table:covered-table-cell table:number-columns-repeated="2" table:style-name="ce33"/>
                <table:table-cell office:value-type="float" office:value="1" calcext:value-type="float">
                  <text:p>1</text:p>
                </table:table-cell>
                <table:table-cell table:number-columns-repeated="59"/>
              </table:table-row>
            </table:table-row-group>
            <table:table-row table:style-name="ro1" table:visibility="collapse">
              <table:table-cell table:style-name="ce25"/>
              <table:table-cell table:style-name="ce84" table:number-columns-spanned="4" table:number-rows-spanned="1"/>
              <table:covered-table-cell table:number-columns-repeated="3" table:style-name="ce95"/>
              <table:table-cell table:style-name="ce25"/>
              <table:table-cell table:number-columns-repeated="58"/>
            </table:table-row>
            <table:table-row table:style-name="ro1" table:visibility="collapse">
              <table:table-cell/>
              <table:table-cell table:style-name="ce29" office:value-type="string" calcext:value-type="string">
                <text:p>Metric Name</text:p>
              </table:table-cell>
              <table:table-cell table:style-name="ce29" office:value-type="string" calcext:value-type="string">
                <text:p>Raw Score</text:p>
              </table:table-cell>
              <table:table-cell table:style-name="ce49" office:value-type="string" calcext:value-type="string">
                <text:p>Weight</text:p>
              </table:table-cell>
              <table:table-cell table:style-name="ce49" office:value-type="string" calcext:value-type="string">
                <text:p>Unweighted Score</text:p>
              </table:table-cell>
              <table:table-cell table:style-name="ce49" office:value-type="string" calcext:value-type="string">
                <text:p>Weighted Score</text:p>
              </table:table-cell>
              <table:table-cell table:number-columns-repeated="58"/>
            </table:table-row>
            <table:table-row table:style-name="ro15" table:visibility="collapse">
              <table:table-cell/>
              <table:table-cell table:style-name="ce25" office:value-type="string" calcext:value-type="string">
                <text:p>Difficulty to enter the core developer team</text:p>
              </table:table-cell>
              <table:table-cell table:style-name="ce13" office:value-type="string" calcext:value-type="string">
                <text:p>Only after being active outside commiter for a while</text:p>
              </table:table-cell>
              <table:table-cell table:style-name="ce47" office:value-type="percentage" office:value="0.2" calcext:value-type="percentage">
                <text:p>20,00%</text:p>
              </table:table-cell>
              <table:table-cell table:style-name="ce50" office:value-type="float" office:value="5" calcext:value-type="float">
                <text:p>5</text:p>
              </table:table-cell>
              <table:table-cell table:style-name="ce19" table:formula="of:=[.D404]*[.E404]" office:value-type="float" office:value="1" calcext:value-type="float">
                <text:p>1</text:p>
              </table:table-cell>
              <table:table-cell table:number-columns-repeated="58"/>
            </table:table-row>
            <table:table-row-group>
              <table:table-row table:style-name="ro1" table:visibility="collapse">
                <table:table-cell/>
                <table:table-cell table:style-name="ce35" table:number-columns-spanned="5" table:number-rows-spanned="1"/>
                <table:covered-table-cell table:number-columns-repeated="4" table:style-name="ce19"/>
                <table:table-cell table:number-columns-repeated="58"/>
              </table:table-row>
              <table:table-row table:style-name="ro1" table:visibility="collapse">
                <table:table-cell/>
                <table:table-cell table:style-name="ce92" office:value-type="string" calcext:value-type="string" table:number-columns-spanned="4" table:number-rows-spanned="1">
                  <text:p>Test Description</text:p>
                </table:table-cell>
                <table:covered-table-cell table:number-columns-repeated="3" table:style-name="ce92"/>
                <table:table-cell table:style-name="Default"/>
                <table:table-cell table:number-columns-repeated="58"/>
              </table:table-row>
              <table:table-row table:style-name="ro17" table:visibility="collapse">
                <table:table-cell/>
                <table:table-cell table:style-name="ce87" office:value-type="string" calcext:value-type="string" table:number-columns-spanned="4" table:number-rows-spanned="1">
                  <text:p>To ensure software quality, mature projects must be selective in accepting committers. New projects often has no choice </text:p>
                </table:table-cell>
                <table:covered-table-cell table:number-columns-repeated="3" table:style-name="ce87"/>
                <table:table-cell table:style-name="ce101"/>
                <table:table-cell table:number-columns-repeated="58"/>
              </table:table-row>
              <table:table-row table:style-name="ro1" table:visibility="collapse">
                <table:table-cell/>
                <table:table-cell table:style-name="ce37" table:number-columns-spanned="4" table:number-rows-spanned="1"/>
                <table:covered-table-cell table:number-columns-repeated="3" table:style-name="ce46"/>
                <table:table-cell table:number-columns-repeated="59"/>
              </table:table-row>
              <table:table-row table:style-name="ro1" table:visibility="collapse">
                <table:table-cell/>
                <table:table-cell table:style-name="ce86" office:value-type="string" calcext:value-type="string" table:number-columns-spanned="3" table:number-rows-spanned="1">
                  <text:p>Test Score Specification</text:p>
                </table:table-cell>
                <table:covered-table-cell table:number-columns-repeated="2" table:style-name="ce86"/>
                <table:table-cell table:style-name="ce92" office:value-type="string" calcext:value-type="string">
                  <text:p>Score</text:p>
                </table:table-cell>
                <table:table-cell table:style-name="Default"/>
                <table:table-cell table:number-columns-repeated="58"/>
              </table:table-row>
              <table:table-row table:style-name="ro1" table:visibility="collapse">
                <table:table-cell table:style-name="Default"/>
                <table:table-cell office:value-type="string" calcext:value-type="string" table:number-columns-spanned="3" table:number-rows-spanned="1">
                  <text:p>Only after being active outside committer for a while</text:p>
                </table:table-cell>
                <table:covered-table-cell table:number-columns-repeated="2"/>
                <table:table-cell table:style-name="ce52" office:value-type="float" office:value="5" calcext:value-type="float">
                  <text:p>5</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Rather difficult, must contribute accepted patches for some time</text:p>
                </table:table-cell>
                <table:covered-table-cell table:number-columns-repeated="2"/>
                <table:table-cell table:style-name="ce52" office:value-type="float" office:value="3" calcext:value-type="float">
                  <text:p>3</text:p>
                </table:table-cell>
                <table:table-cell table:style-name="ce53"/>
                <table:table-cell table:style-name="Default"/>
                <table:table-cell table:number-columns-repeated="57"/>
              </table:table-row>
              <table:table-row table:style-name="ro1" table:visibility="collapse">
                <table:table-cell table:style-name="Default"/>
                <table:table-cell office:value-type="string" calcext:value-type="string" table:number-columns-spanned="3" table:number-rows-spanned="1">
                  <text:p>Anyone can enter</text:p>
                </table:table-cell>
                <table:covered-table-cell table:number-columns-repeated="2"/>
                <table:table-cell table:style-name="ce52" office:value-type="float" office:value="1" calcext:value-type="float">
                  <text:p>1</text:p>
                </table:table-cell>
                <table:table-cell table:style-name="ce53"/>
                <table:table-cell table:style-name="Default"/>
                <table:table-cell table:number-columns-repeated="57"/>
              </table:table-row>
            </table:table-row-group>
            <table:table-row table:style-name="ro1" table:visibility="collapse">
              <table:table-cell table:style-name="Default" table:number-columns-repeated="7"/>
              <table:table-cell table:number-columns-repeated="57"/>
            </table:table-row>
          </table:table-row-group>
        </table:table-row-group>
      </table:table>
      <table:table table:name="Functionality Rating" table:style-name="ta4" table:print="false">
        <table:table-column table:style-name="co15" table:default-cell-style-name="Default"/>
        <table:table-column table:style-name="co16" table:default-cell-style-name="Default"/>
        <table:table-column table:style-name="co17" table:default-cell-style-name="ce63"/>
        <table:table-column table:style-name="co18" table:default-cell-style-name="Default"/>
        <table:table-column table:style-name="co19" table:default-cell-style-name="Default"/>
        <table:table-column table:style-name="co2" table:number-columns-repeated="59" table:default-cell-style-name="Default"/>
        <table:table-row table:style-name="ro1" table:number-rows-repeated="7">
          <table:table-cell table:number-columns-repeated="2"/>
          <table:table-cell table:style-name="Default"/>
          <table:table-cell table:number-columns-repeated="61"/>
        </table:table-row>
        <table:table-row table:style-name="ro1">
          <table:table-cell/>
          <table:table-cell table:style-name="ce27" office:value-type="string" calcext:value-type="string" table:number-columns-spanned="3" table:number-rows-spanned="1">
            <text:p>Evaluated Technology</text:p>
          </table:table-cell>
          <table:covered-table-cell table:number-columns-repeated="2" table:style-name="ce27"/>
          <table:table-cell table:number-columns-repeated="60"/>
        </table:table-row>
        <table:table-row table:style-name="ro8">
          <table:table-cell/>
          <table:table-cell table:style-name="ce16" table:formula="of:=[$'Category Ranking'.B6:.D6]" office:value-type="string" office:string-value="Component Name: Struts" calcext:value-type="string" table:number-columns-spanned="3" table:number-rows-spanned="1">
            <text:p>Component Name: Struts</text:p>
          </table:table-cell>
          <table:covered-table-cell table:number-columns-repeated="2" table:style-name="ce16"/>
          <table:table-cell table:number-columns-repeated="60"/>
        </table:table-row>
        <table:table-row table:style-name="ro1" table:number-rows-repeated="2">
          <table:table-cell table:number-columns-repeated="2"/>
          <table:table-cell table:style-name="Default"/>
          <table:table-cell table:number-columns-repeated="61"/>
        </table:table-row>
        <table:table-row table:style-name="ro1">
          <table:table-cell table:style-name="ce19"/>
          <table:table-cell table:style-name="ce12" office:value-type="string" calcext:value-type="string" table:number-columns-spanned="3" table:number-rows-spanned="1">
            <text:p>Category Title</text:p>
          </table:table-cell>
          <table:covered-table-cell table:number-columns-repeated="2" table:style-name="ce12"/>
          <table:table-cell table:style-name="ce70" office:value-type="string" calcext:value-type="string">
            <text:p>Rating</text:p>
          </table:table-cell>
          <table:table-cell table:number-columns-repeated="59"/>
        </table:table-row>
        <table:table-row table:style-name="ro8">
          <table:table-cell table:style-name="ce19"/>
          <table:table-cell table:style-name="ce112" office:value-type="string" calcext:value-type="string" table:number-columns-spanned="3" table:number-rows-spanned="1">
            <text:p>Functionality</text:p>
          </table:table-cell>
          <table:covered-table-cell table:number-columns-repeated="2" table:style-name="ce112"/>
          <table:table-cell table:style-name="ce71" table:formula="of:=IF(([.E47]&gt;=[.C54]);[.D54];IF(([.E47]&gt;=[.C53]);[.D53];IF(([.E47]&gt;=[.C52]);[.D52];IF(([.E47]&gt;=[.C51]);[.D51];[.D50]))))" office:value-type="float" office:value="3" calcext:value-type="float">
            <text:p>3</text:p>
          </table:table-cell>
          <table:table-cell table:number-columns-repeated="59"/>
        </table:table-row>
        <table:table-row-group>
          <table:table-row table:style-name="ro1">
            <table:table-cell table:style-name="ce19"/>
            <table:table-cell table:style-name="ce112" table:number-columns-repeated="3"/>
            <table:table-cell table:number-columns-repeated="60"/>
          </table:table-row>
          <table:table-row table:style-name="ro1">
            <table:table-cell table:style-name="ce19"/>
            <table:table-cell table:style-name="ce24" office:value-type="string" calcext:value-type="string">
              <text:p>Source</text:p>
            </table:table-cell>
            <table:table-cell table:style-name="ce112" table:number-columns-repeated="2"/>
            <table:table-cell table:number-columns-repeated="60"/>
          </table:table-row>
          <table:table-row table:style-name="ro1">
            <table:table-cell table:style-name="ce19"/>
            <table:table-cell table:style-name="ce57" office:value-type="string" calcext:value-type="string">
              <text:p>&lt;fill-in source of feature set&gt;</text:p>
            </table:table-cell>
            <table:table-cell table:style-name="ce112" table:number-columns-repeated="2"/>
            <table:table-cell table:number-columns-repeated="60"/>
          </table:table-row>
          <table:table-row table:style-name="ro1">
            <table:table-cell table:style-name="ce19"/>
            <table:table-cell table:style-name="ce57"/>
            <table:table-cell table:style-name="ce112" table:number-columns-repeated="2"/>
            <table:table-cell table:number-columns-repeated="60"/>
          </table:table-row>
          <table:table-row table:style-name="ro1">
            <table:table-cell table:style-name="ce19"/>
            <table:table-cell table:style-name="ce58" office:value-type="string" calcext:value-type="string">
              <text:p>Standard Functionality</text:p>
            </table:table-cell>
            <table:table-cell table:style-name="ce60"/>
            <table:table-cell table:style-name="ce68"/>
            <table:table-cell table:number-columns-repeated="60"/>
          </table:table-row>
          <table:table-row table:style-name="ro1">
            <table:table-cell/>
            <table:table-cell table:style-name="ce86" office:value-type="string" calcext:value-type="string" table:number-columns-spanned="3" table:number-rows-spanned="1">
              <text:p>Weight &amp; Test Description</text:p>
            </table:table-cell>
            <table:covered-table-cell table:number-columns-repeated="2" table:style-name="ce86"/>
            <table:table-cell table:number-columns-repeated="60"/>
          </table:table-row>
          <table:table-row table:style-name="ro10">
            <table:table-cell/>
            <table:table-cell table:style-name="ce101" office:value-type="string" calcext:value-type="string" table:number-columns-spanned="3" table:number-rows-spanned="1">
              <text:p>Rank each feature with importance as follows. Enter in the negative value of the weight if the technology is missing functionality.</text:p>
            </table:table-cell>
            <table:covered-table-cell table:number-columns-repeated="2" table:style-name="ce101"/>
            <table:table-cell table:number-columns-repeated="60"/>
          </table:table-row>
          <table:table-row table:style-name="ro1">
            <table:table-cell/>
            <table:table-cell table:style-name="ce11" table:number-columns-spanned="3" table:number-rows-spanned="1"/>
            <table:covered-table-cell table:style-name="Default"/>
            <table:covered-table-cell/>
            <table:table-cell table:number-columns-repeated="60"/>
          </table:table-row>
          <table:table-row table:style-name="ro1">
            <table:table-cell/>
            <table:table-cell table:style-name="ce86" office:value-type="string" calcext:value-type="string">
              <text:p>Weight &amp; Test Score Specification</text:p>
            </table:table-cell>
            <table:table-cell table:style-name="ce86" office:value-type="string" calcext:value-type="string" table:number-columns-spanned="2" table:number-rows-spanned="1">
              <text:p>Score</text:p>
            </table:table-cell>
            <table:covered-table-cell table:style-name="ce86"/>
            <table:table-cell table:style-name="ce19"/>
            <table:table-cell table:number-columns-repeated="59"/>
          </table:table-row>
          <table:table-row table:style-name="ro1">
            <table:table-cell/>
            <table:table-cell table:style-name="ce38" office:value-type="string" calcext:value-type="string">
              <text:p>Very important</text:p>
            </table:table-cell>
            <table:table-cell table:style-name="ce61" office:value-type="float" office:value="3" calcext:value-type="float" table:number-columns-spanned="2" table:number-rows-spanned="1">
              <text:p>3</text:p>
            </table:table-cell>
            <table:covered-table-cell table:style-name="ce69"/>
            <table:table-cell table:style-name="ce19"/>
            <table:table-cell table:number-columns-repeated="59"/>
          </table:table-row>
          <table:table-row table:style-name="ro1">
            <table:table-cell/>
            <table:table-cell table:style-name="ce38" office:value-type="string" calcext:value-type="string">
              <text:p>Somewhat important</text:p>
            </table:table-cell>
            <table:table-cell table:style-name="ce61" office:value-type="float" office:value="2" calcext:value-type="float" table:number-columns-spanned="2" table:number-rows-spanned="1">
              <text:p>2</text:p>
            </table:table-cell>
            <table:covered-table-cell table:style-name="ce69"/>
            <table:table-cell table:style-name="ce19"/>
            <table:table-cell table:number-columns-repeated="59"/>
          </table:table-row>
          <table:table-row table:style-name="ro1">
            <table:table-cell/>
            <table:table-cell table:style-name="ce38" office:value-type="string" calcext:value-type="string">
              <text:p>Not important</text:p>
            </table:table-cell>
            <table:table-cell table:style-name="ce61" office:value-type="float" office:value="1" calcext:value-type="float" table:number-columns-spanned="2" table:number-rows-spanned="1">
              <text:p>1</text:p>
            </table:table-cell>
            <table:covered-table-cell table:style-name="ce69"/>
            <table:table-cell table:number-columns-repeated="60"/>
          </table:table-row>
          <table:table-row table:style-name="ro1">
            <table:table-cell/>
            <table:table-cell table:style-name="ce11" table:number-columns-spanned="3" table:number-rows-spanned="1"/>
            <table:covered-table-cell table:style-name="Default"/>
            <table:covered-table-cell/>
            <table:table-cell table:number-columns-repeated="60"/>
          </table:table-row>
          <table:table-row table:style-name="ro1">
            <table:table-cell table:style-name="ce19"/>
            <table:table-cell table:style-name="ce49" office:value-type="string" calcext:value-type="string">
              <text:p>Standard Functionality</text:p>
            </table:table-cell>
            <table:table-cell table:style-name="ce62" office:value-type="string" calcext:value-type="string">
              <text:p>Weight</text:p>
            </table:table-cell>
            <table:table-cell table:style-name="ce62" office:value-type="string" calcext:value-type="string">
              <text:p>Score</text:p>
            </table:table-cell>
            <table:table-cell table:number-columns-repeated="60"/>
          </table:table-row>
          <table:table-row table:style-name="ro1">
            <table:table-cell table:style-name="ce19"/>
            <table:table-cell table:style-name="ce59" office:value-type="string" calcext:value-type="string">
              <text:p>Standard Web Framework</text:p>
            </table:table-cell>
            <table:table-cell table:style-name="ce59" table:number-columns-repeated="2"/>
            <table:table-cell table:number-columns-repeated="60"/>
          </table:table-row>
          <table:table-row table:style-name="ro1">
            <table:table-cell table:style-name="ce19"/>
            <table:table-cell office:value-type="string" calcext:value-type="string">
              <text:p>Ready built MVC framework.</text:p>
            </table:table-cell>
            <table:table-cell office:value-type="float" office:value="3" calcext:value-type="float">
              <text:p>3</text:p>
            </table:table-cell>
            <table:table-cell table:style-name="ce63" office:value-type="float" office:value="3" calcext:value-type="float">
              <text:p>3</text:p>
            </table:table-cell>
            <table:table-cell table:number-columns-repeated="60"/>
          </table:table-row>
          <table:table-row table:style-name="ro1">
            <table:table-cell/>
            <table:table-cell table:style-name="ce15" office:value-type="string" calcext:value-type="string">
              <text:p>Declarative XML based routing config file</text:p>
            </table:table-cell>
            <table:table-cell office:value-type="float" office:value="2" calcext:value-type="float">
              <text:p>2</text:p>
            </table:table-cell>
            <table:table-cell table:style-name="ce63" office:value-type="float" office:value="2" calcext:value-type="float">
              <text:p>2</text:p>
            </table:table-cell>
            <table:table-cell table:number-columns-repeated="60"/>
          </table:table-row>
          <table:table-row table:style-name="ro1">
            <table:table-cell/>
            <table:table-cell table:style-name="ce15" office:value-type="string" calcext:value-type="string">
              <text:p>Internationalization (I18n)</text:p>
            </table:table-cell>
            <table:table-cell office:value-type="float" office:value="3" calcext:value-type="float">
              <text:p>3</text:p>
            </table:table-cell>
            <table:table-cell table:style-name="ce63" office:value-type="float" office:value="3" calcext:value-type="float">
              <text:p>3</text:p>
            </table:table-cell>
            <table:table-cell table:number-columns-repeated="60"/>
          </table:table-row>
          <table:table-row table:style-name="ro1">
            <table:table-cell/>
            <table:table-cell office:value-type="string" calcext:value-type="string">
              <text:p>JSP Custom Tag Libraries</text:p>
            </table:table-cell>
            <table:table-cell office:value-type="float" office:value="3" calcext:value-type="float">
              <text:p>3</text:p>
            </table:table-cell>
            <table:table-cell table:style-name="ce63" office:value-type="float" office:value="3" calcext:value-type="float">
              <text:p>3</text:p>
            </table:table-cell>
            <table:table-cell table:number-columns-repeated="60"/>
          </table:table-row>
          <table:table-row table:style-name="ro1">
            <table:table-cell/>
            <table:table-cell office:value-type="string" calcext:value-type="string">
              <text:p>Inversion of Control</text:p>
            </table:table-cell>
            <table:table-cell office:value-type="float" office:value="1" calcext:value-type="float">
              <text:p>1</text:p>
            </table:table-cell>
            <table:table-cell table:style-name="ce63" office:value-type="float" office:value="-1" calcext:value-type="float">
              <text:p>-1</text:p>
            </table:table-cell>
            <table:table-cell table:number-columns-repeated="60"/>
          </table:table-row>
          <table:table-row table:style-name="ro1">
            <table:table-cell/>
            <table:table-cell table:style-name="ce59" office:value-type="string" calcext:value-type="string">
              <text:p>Validation Framework</text:p>
            </table:table-cell>
            <table:table-cell table:style-name="ce59" table:number-columns-repeated="2"/>
            <table:table-cell table:number-columns-repeated="60"/>
          </table:table-row>
          <table:table-row table:style-name="ro1">
            <table:table-cell/>
            <table:table-cell office:value-type="string" calcext:value-type="string">
              <text:p>Server side validation</text:p>
            </table:table-cell>
            <table:table-cell office:value-type="float" office:value="3" calcext:value-type="float">
              <text:p>3</text:p>
            </table:table-cell>
            <table:table-cell table:style-name="ce63" office:value-type="float" office:value="3" calcext:value-type="float">
              <text:p>3</text:p>
            </table:table-cell>
            <table:table-cell table:number-columns-repeated="60"/>
          </table:table-row>
          <table:table-row table:style-name="ro1">
            <table:table-cell/>
            <table:table-cell office:value-type="string" calcext:value-type="string">
              <text:p>Client side validation</text:p>
            </table:table-cell>
            <table:table-cell office:value-type="float" office:value="2" calcext:value-type="float">
              <text:p>2</text:p>
            </table:table-cell>
            <table:table-cell table:style-name="ce63" office:value-type="float" office:value="2" calcext:value-type="float">
              <text:p>2</text:p>
            </table:table-cell>
            <table:table-cell table:number-columns-repeated="60"/>
          </table:table-row>
          <table:table-row table:style-name="ro1">
            <table:table-cell/>
            <table:table-cell table:style-name="ce59" office:value-type="string" calcext:value-type="string">
              <text:p>Form Processing</text:p>
            </table:table-cell>
            <table:table-cell table:style-name="ce59" table:number-columns-repeated="2"/>
            <table:table-cell table:number-columns-repeated="60"/>
          </table:table-row>
          <table:table-row table:style-name="ro1">
            <table:table-cell/>
            <table:table-cell table:style-name="ce15" office:value-type="string" calcext:value-type="string">
              <text:p>Automatic Form Bean Population</text:p>
            </table:table-cell>
            <table:table-cell office:value-type="float" office:value="3" calcext:value-type="float">
              <text:p>3</text:p>
            </table:table-cell>
            <table:table-cell table:style-name="ce63" office:value-type="float" office:value="3" calcext:value-type="float">
              <text:p>3</text:p>
            </table:table-cell>
            <table:table-cell table:number-columns-repeated="60"/>
          </table:table-row>
          <table:table-row table:style-name="ro1">
            <table:table-cell/>
            <table:table-cell table:style-name="ce15" office:value-type="string" calcext:value-type="string">
              <text:p>Automatic Form Repopulation</text:p>
            </table:table-cell>
            <table:table-cell office:value-type="float" office:value="2" calcext:value-type="float">
              <text:p>2</text:p>
            </table:table-cell>
            <table:table-cell table:style-name="ce63" office:value-type="float" office:value="2" calcext:value-type="float">
              <text:p>2</text:p>
            </table:table-cell>
            <table:table-cell table:number-columns-repeated="60"/>
          </table:table-row>
          <table:table-row table:style-name="ro1">
            <table:table-cell/>
            <table:table-cell table:style-name="ce15" office:value-type="string" calcext:value-type="string">
              <text:p>Duplicate submit prevention facilities</text:p>
            </table:table-cell>
            <table:table-cell office:value-type="float" office:value="3" calcext:value-type="float">
              <text:p>3</text:p>
            </table:table-cell>
            <table:table-cell table:style-name="ce63" office:value-type="float" office:value="3" calcext:value-type="float">
              <text:p>3</text:p>
            </table:table-cell>
            <table:table-cell table:number-columns-repeated="60"/>
          </table:table-row>
          <table:table-row table:style-name="ro1">
            <table:table-cell/>
            <table:table-cell table:style-name="ce59" office:value-type="string" calcext:value-type="string">
              <text:p>Testing</text:p>
            </table:table-cell>
            <table:table-cell table:style-name="ce59" table:number-columns-repeated="2"/>
            <table:table-cell table:number-columns-repeated="60"/>
          </table:table-row>
          <table:table-row table:style-name="ro1">
            <table:table-cell/>
            <table:table-cell table:style-name="ce15" office:value-type="string" calcext:value-type="string">
              <text:p>Unit tests</text:p>
            </table:table-cell>
            <table:table-cell office:value-type="float" office:value="1" calcext:value-type="float">
              <text:p>1</text:p>
            </table:table-cell>
            <table:table-cell table:style-name="ce63" office:value-type="float" office:value="-1" calcext:value-type="float">
              <text:p>-1</text:p>
            </table:table-cell>
            <table:table-cell table:number-columns-repeated="60"/>
          </table:table-row>
          <table:table-row table:style-name="ro1">
            <table:table-cell/>
            <table:table-cell table:style-name="ce15" office:value-type="string" calcext:value-type="string">
              <text:p>Integration tests</text:p>
            </table:table-cell>
            <table:table-cell office:value-type="float" office:value="3" calcext:value-type="float">
              <text:p>3</text:p>
            </table:table-cell>
            <table:table-cell table:style-name="ce63" office:value-type="float" office:value="3" calcext:value-type="float">
              <text:p>3</text:p>
            </table:table-cell>
            <table:table-cell table:number-columns-repeated="60"/>
          </table:table-row>
          <table:table-row table:style-name="ro1">
            <table:table-cell table:number-columns-repeated="2"/>
            <table:table-cell table:style-name="Default"/>
            <table:table-cell table:number-columns-repeated="61"/>
          </table:table-row>
        </table:table-row-group>
        <table:table-row table:style-name="ro1">
          <table:table-cell/>
          <table:table-cell table:style-name="ce11" table:number-columns-spanned="3" table:number-rows-spanned="1"/>
          <table:covered-table-cell table:style-name="Default"/>
          <table:covered-table-cell/>
          <table:table-cell table:number-columns-repeated="60"/>
        </table:table-row>
        <table:table-row table:style-name="ro1">
          <table:table-cell/>
          <table:table-cell table:style-name="ce14"/>
          <table:table-cell table:style-name="ce64" office:value-type="string" calcext:value-type="string">
            <text:p>Total Weight</text:p>
          </table:table-cell>
          <table:table-cell table:style-name="ce64" office:value-type="string" calcext:value-type="string">
            <text:p>Total Score</text:p>
          </table:table-cell>
          <table:table-cell table:style-name="ce64" office:value-type="string" calcext:value-type="string">
            <text:p>Percentage</text:p>
          </table:table-cell>
          <table:table-cell table:number-columns-repeated="59"/>
        </table:table-row>
        <table:table-row table:style-name="ro1">
          <table:table-cell/>
          <table:table-cell table:style-name="ce112"/>
          <table:table-cell table:style-name="ce65" table:formula="of:=SUM([.C28:.C43])" office:value-type="float" office:value="29" calcext:value-type="float">
            <text:p>29</text:p>
          </table:table-cell>
          <table:table-cell table:style-name="ce65" table:formula="of:=SUM([.D28:.D43])" office:value-type="float" office:value="25" calcext:value-type="float">
            <text:p>25</text:p>
          </table:table-cell>
          <table:table-cell table:style-name="ce72" table:formula="of:=[.D47]/[.C47]" office:value-type="percentage" office:value="0.862068965517241" calcext:value-type="percentage">
            <text:p>86,21%</text:p>
          </table:table-cell>
          <table:table-cell table:style-name="ce67"/>
          <table:table-cell table:number-columns-repeated="58"/>
        </table:table-row>
        <table:table-row table:style-name="ro1">
          <table:table-cell table:number-columns-repeated="2"/>
          <table:table-cell table:style-name="Default"/>
          <table:table-cell table:number-columns-repeated="61"/>
        </table:table-row>
        <table:table-row table:style-name="ro1">
          <table:table-cell/>
          <table:table-cell table:style-name="ce86" office:value-type="string" calcext:value-type="string">
            <text:p>Rating Score Table</text:p>
          </table:table-cell>
          <table:table-cell table:style-name="ce66" office:value-type="string" calcext:value-type="string">
            <text:p>Percentage Cutoff</text:p>
          </table:table-cell>
          <table:table-cell table:style-name="ce86" office:value-type="string" calcext:value-type="string">
            <text:p>Score</text:p>
          </table:table-cell>
          <table:table-cell table:number-columns-repeated="60"/>
        </table:table-row>
        <table:table-row table:style-name="ro1">
          <table:table-cell/>
          <table:table-cell office:value-type="string" calcext:value-type="string">
            <text:p>Unacceptable</text:p>
          </table:table-cell>
          <table:table-cell table:style-name="ce67" office:value-type="percentage" office:value="0" calcext:value-type="percentage">
            <text:p>0%</text:p>
          </table:table-cell>
          <table:table-cell office:value-type="float" office:value="1" calcext:value-type="float">
            <text:p>1</text:p>
          </table:table-cell>
          <table:table-cell table:number-columns-repeated="60"/>
        </table:table-row>
        <table:table-row table:style-name="ro1">
          <table:table-cell/>
          <table:table-cell office:value-type="string" calcext:value-type="string">
            <text:p>Poor</text:p>
          </table:table-cell>
          <table:table-cell table:style-name="ce67" office:value-type="percentage" office:value="0.65" calcext:value-type="percentage">
            <text:p>65%</text:p>
          </table:table-cell>
          <table:table-cell office:value-type="float" office:value="2" calcext:value-type="float">
            <text:p>2</text:p>
          </table:table-cell>
          <table:table-cell table:number-columns-repeated="60"/>
        </table:table-row>
        <table:table-row table:style-name="ro1">
          <table:table-cell/>
          <table:table-cell office:value-type="string" calcext:value-type="string">
            <text:p>Acceptable</text:p>
          </table:table-cell>
          <table:table-cell table:style-name="ce67" office:value-type="percentage" office:value="0.8" calcext:value-type="percentage">
            <text:p>80%</text:p>
          </table:table-cell>
          <table:table-cell office:value-type="float" office:value="3" calcext:value-type="float">
            <text:p>3</text:p>
          </table:table-cell>
          <table:table-cell table:number-columns-repeated="60"/>
        </table:table-row>
        <table:table-row table:style-name="ro1">
          <table:table-cell/>
          <table:table-cell office:value-type="string" calcext:value-type="string">
            <text:p>Good</text:p>
          </table:table-cell>
          <table:table-cell table:style-name="ce67" office:value-type="percentage" office:value="0.9" calcext:value-type="percentage">
            <text:p>90%</text:p>
          </table:table-cell>
          <table:table-cell office:value-type="float" office:value="4" calcext:value-type="float">
            <text:p>4</text:p>
          </table:table-cell>
          <table:table-cell table:number-columns-repeated="60"/>
        </table:table-row>
        <table:table-row table:style-name="ro1">
          <table:table-cell/>
          <table:table-cell office:value-type="string" calcext:value-type="string">
            <text:p>Excellent</text:p>
          </table:table-cell>
          <table:table-cell table:style-name="ce67" office:value-type="percentage" office:value="0.96" calcext:value-type="percentage">
            <text:p>96%</text:p>
          </table:table-cell>
          <table:table-cell office:value-type="float" office:value="5" calcext:value-type="float">
            <text:p>5</text:p>
          </table:table-cell>
          <table:table-cell table:number-columns-repeated="60"/>
        </table:table-row>
      </table:table>
      <table:named-expressions>
        <table:named-range table:name="Excel_BuiltIn_Print_Area_3" table:base-cell-address="$'Title and License'.$A$1" table:cell-range-address="$'Category Rating and Metrics'.$A$1:.$G$414" table:range-usable-as="print-range"/>
      </table:named-expressions>
      <table:database-ranges>
        <table:database-range table:name="__Anonymous_Sheet_DB__1" table:target-range-address="'Category Ranking'.C12:'Category Ranking'.C22"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Verdana1" svg:font-family="Verdan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number-style style:name="N107P0" style:volatile="true">
      <number:text>$</number:text>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number:text>
      <style:map style:condition="value()&gt;=0" style:apply-style-name="N107P0"/>
    </number:number-style>
    <number:number-style style:name="N108P0" style:volatile="true">
      <number:text>$</number:text>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number:text>
      <style:map style:condition="value()&gt;=0" style:apply-style-name="N108P0"/>
    </number:number-style>
    <number:number-style style:name="N110P0" style:volatile="true">
      <number:text>$</number:text>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number:text>
      <style:map style:condition="value()&gt;=0" style:apply-style-name="N110P0"/>
    </number:number-style>
    <number:number-style style:name="N111P0" style:volatile="true">
      <number:text>$</number:text>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number:text>
      <style:map style:condition="value()&gt;=0" style:apply-style-name="N111P0"/>
    </number:number-style>
    <number:number-style style:name="N115P0" style:volatile="true">
      <number:number number:decimal-places="0" loext:min-decimal-places="0" number:min-integer-digits="1" number:grouping="true"/>
      <number:text> </number:text>
    </number:number-style>
    <number:number-style style:name="N115P1" style:volatile="true">
      <number:text> (</number:text>
      <number:number number:decimal-places="0" loext:min-decimal-places="0"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number:text>
      <number:number number:decimal-places="0" loext:min-decimal-places="0" number:min-integer-digits="1" number:grouping="true"/>
      <number:text> </number:text>
    </number:number-style>
    <number:number-style style:name="N119P1" style:volatile="true">
      <number:text> $(</number:text>
      <number:number number:decimal-places="0" loext:min-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2" loext:min-decimal-places="2" number:min-integer-digits="1" number:grouping="true"/>
      <number:text> </number:text>
    </number:number-style>
    <number:number-style style:name="N123P1" style:volatile="true">
      <number:text> (</number:text>
      <number:number number:decimal-places="2" loext:min-decimal-places="2" number:min-integer-digits="1" number:grouping="true"/>
      <number:text>)</number:text>
    </number:number-style>
    <number:number-style style:name="N123P2" style:volatile="true">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loext:min-decimal-places="2" number:min-integer-digits="1" number:grouping="true"/>
      <number:text> </number:text>
    </number:number-style>
    <number:number-style style:name="N127P1" style:volatile="true">
      <number:text> $(</number:text>
      <number:number number:decimal-places="2" loext:min-decimal-places="2" number:min-integer-digits="1" number:grouping="true"/>
      <number:text>)</number:text>
    </number:number-style>
    <number:number-style style:name="N127P2" style:volatile="true">
      <number:text> $-</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loext:min-decimal-places="1" number:min-integer-digits="1" number:min-exponent-digits="1" loext:exponent-interval="1" loext:forced-exponent-sign="true"/>
    </number:number-style>
    <number:number-style style:name="N133P0" style:volatile="true">
      <number:text>Yes</number:text>
    </number:number-style>
    <number:number-style style:name="N133P1" style:volatile="true">
      <number:text>Yes</number:text>
    </number:number-style>
    <number:number-style style:name="N133">
      <number:text>No</number:text>
      <style:map style:condition="value()&gt;0" style:apply-style-name="N133P0"/>
      <style:map style:condition="value()&lt;0" style:apply-style-name="N133P1"/>
    </number:number-style>
    <number:number-style style:name="N135P0" style:volatile="true">
      <number:text>True</number:text>
    </number:number-style>
    <number:number-style style:name="N135P1" style:volatile="true">
      <number:text>True</number:text>
    </number:number-style>
    <number:number-style style:name="N135">
      <number:text>False</number:text>
      <style:map style:condition="value()&gt;0" style:apply-style-name="N135P0"/>
      <style:map style:condition="value()&lt;0" style:apply-style-name="N135P1"/>
    </number:number-style>
    <number:number-style style:name="N137P0" style:volatile="true">
      <number:text>On</number:text>
    </number:number-style>
    <number:number-style style:name="N137P1" style:volatile="true">
      <number:text>On</number:text>
    </number:number-style>
    <number:number-style style:name="N137">
      <number:text>Off</number:text>
      <style:map style:condition="value()&gt;0" style:apply-style-name="N137P0"/>
      <style:map style:condition="value()&lt;0" style:apply-style-name="N137P1"/>
    </number:number-style>
    <number:currency-style style:name="N139P0" style:volatile="true">
      <number:currency-symbol>€</number:currency-symbol>
      <number:text> </number:text>
      <number:number number:decimal-places="2" loext:min-decimal-places="2" number:min-integer-digits="1" number:grouping="true"/>
      <number:text> </number:text>
    </number:currency-style>
    <number:currency-style style:name="N139">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39P0"/>
    </number:currency-style>
    <number:percentage-style style:name="N140">
      <number:number number:decimal-places="2" loext:min-decimal-places="2" number:min-integer-digits="1"/>
      <number:text>%</number:text>
    </number:percentage-style>
    <number:percentage-style style:name="N141">
      <number:number number:decimal-places="0" loext:min-decimal-places="0" number:min-integer-digits="1"/>
      <number:text>%</number:text>
    </number:percentag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number:text>(</number:text>
      <number:number number:decimal-places="0" loext: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style:style style:name="Default" style:family="table-cell">
      <style:table-cell-properties style:rotation-align="none"/>
      <style:text-properties style:font-name="Arial" fo:font-family="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9pt" fo:font-style="normal" fo:text-shadow="none" style:text-underline-style="none" fo:font-weight="bold" style:font-size-asian="9pt" style:font-style-asian="normal" style:font-weight-asian="bold" style:font-size-complex="9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7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9">00/00/0000</text:date>, <text:time style:data-style-name="N2" text:time-value="22:24:34.211978519">00:00:00</text:time></text:p>
        </style:region-right>
      </style:header>
      <style:header-left style:display="false"/>
      <style:footer>
        <text:p>Page <text:page-number>1</text:page-number><text:s/>/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Andre Rocha</meta:initial-creator>
    <meta:creation-date>2005-08-29T14:14:43</meta:creation-date>
    <dc:creator>Andre Rocha</dc:creator>
    <dc:date>2005-09-20T12:19:35</dc:date>
    <dc:language>en-US</dc:language>
    <meta:editing-cycles>40</meta:editing-cycles>
    <meta:editing-duration>PT8H27M45S</meta:editing-duration>
    <meta:document-statistic meta:table-count="4" meta:cell-count="923" meta:object-count="0"/>
    <meta:user-defined meta:name="Component Name">Struts</meta:user-defined>
  </office:meta>
</office:document-meta>
</file>